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162.51pt"/>
    </style:style>
    <style:style style:name="co6" style:family="table-column">
      <style:table-column-properties fo:break-before="auto" style:column-width="87.51pt"/>
    </style:style>
    <style:style style:name="co7" style:family="table-column">
      <style:table-column-properties fo:break-before="auto" style:column-width="345.86pt"/>
    </style:style>
    <style:style style:name="co8" style:family="table-column">
      <style:table-column-properties fo:break-before="auto" style:column-width="63.89pt"/>
    </style:style>
    <style:style style:name="co9" style:family="table-column">
      <style:table-column-properties fo:break-before="auto" style:column-width="177.79pt"/>
    </style:style>
    <style:style style:name="co10" style:family="table-column">
      <style:table-column-properties fo:break-before="auto" style:column-width="402.8pt"/>
    </style:style>
    <style:style style:name="co11" style:family="table-column">
      <style:table-column-properties fo:break-before="auto" style:column-width="170.84pt"/>
    </style:style>
    <style:style style:name="co12" style:family="table-column">
      <style:table-column-properties fo:break-before="auto" style:column-width="79.14pt"/>
    </style:style>
    <style:style style:name="co13" style:family="table-column">
      <style:table-column-properties fo:break-before="auto" style:column-width="603.5pt"/>
    </style:style>
    <style:style style:name="co14" style:family="table-column">
      <style:table-column-properties fo:break-before="auto" style:column-width="136.09pt"/>
    </style:style>
    <style:style style:name="co15" style:family="table-column">
      <style:table-column-properties fo:break-before="auto" style:column-width="99.35pt"/>
    </style:style>
    <style:style style:name="co16" style:family="table-column">
      <style:table-column-properties fo:break-before="auto" style:column-width="191.71pt"/>
    </style:style>
    <style:style style:name="co17" style:family="table-column">
      <style:table-column-properties fo:break-before="auto" style:column-width="452.15pt"/>
    </style:style>
    <style:style style:name="co18" style:family="table-column">
      <style:table-column-properties fo:break-before="auto" style:column-width="108.34pt"/>
    </style:style>
    <style:style style:name="co19" style:family="table-column">
      <style:table-column-properties fo:break-before="auto" style:column-width="97.94pt"/>
    </style:style>
    <style:style style:name="co20" style:family="table-column">
      <style:table-column-properties fo:break-before="auto" style:column-width="156.95pt"/>
    </style:style>
    <style:style style:name="co21" style:family="table-column">
      <style:table-column-properties fo:break-before="auto" style:column-width="205.54pt"/>
    </style:style>
    <style:style style:name="co22" style:family="table-column">
      <style:table-column-properties fo:break-before="auto" style:column-width="78.49pt"/>
    </style:style>
    <style:style style:name="co23" style:family="table-column">
      <style:table-column-properties fo:break-before="auto" style:column-width="81.24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118.74pt"/>
    </style:style>
    <style:style style:name="co26" style:family="table-column">
      <style:table-column-properties fo:break-before="auto" style:column-width="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38416a" style:diagonal-bl-tr="none" style:diagonal-tl-br="none" style:text-align-source="fix" style:repeat-content="false" fo:wrap-option="no-wrap" fo:border-left="0.74pt solid #38416a" style:direction="ltr" fo:border-right="0.74pt solid #4a568d" style:rotation-angle="0" style:rotation-align="none" style:shrink-to-fit="false" fo:border-top="0.74pt solid #38416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93c47d" fo:background-color="#93c47d" style:diagonal-bl-tr="none" style:diagonal-tl-br="none" style:text-align-source="fix" style:repeat-content="false" fo:wrap-option="no-wrap" fo:border-left="0.74pt solid #38416a" style:direction="ltr" fo:border-right="0.74pt solid #93c47d" style:rotation-angle="0" style:rotation-align="none" style:shrink-to-fit="false" fo:border-top="0.74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00" fo:background-color="#ffff00" style:diagonal-bl-tr="none" style:diagonal-tl-br="none" style:text-align-source="fix" style:repeat-content="false" fo:wrap-option="no-wrap" fo:border-left="0.74pt solid #38416a" style:direction="ltr" fo:border-right="0.74pt solid #ffff00" style:rotation-angle="0" style:rotation-align="none" style:shrink-to-fit="false" fo:border-top="0.74pt solid #ffff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ffff00" style:diagonal-bl-tr="none" style:diagonal-tl-br="none" style:text-align-source="fix" style:repeat-content="false" fo:wrap-option="no-wrap" fo:border-left="0.74pt solid #38416a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6f8f9" fo:background-color="#ffff00" style:diagonal-bl-tr="none" style:diagonal-tl-br="none" style:text-align-source="fix" style:repeat-content="false" fo:wrap-option="no-wrap" fo:border-left="0.74pt solid #38416a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38416a" fo:background-color="#ffff00" style:diagonal-bl-tr="none" style:diagonal-tl-br="none" style:text-align-source="fix" style:repeat-content="false" fo:wrap-option="no-wrap" fo:border-left="0.74pt solid #38416a" style:direction="ltr" fo:border-right="0.74pt solid #d2d5e3" style:rotation-angle="0" style:rotation-align="none" style:shrink-to-fit="false" fo:border-top="1.76pt double-thin #38416a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38416a" style:diagonal-bl-tr="none" style:diagonal-tl-br="none" style:text-align-source="fix" style:repeat-content="false" fo:wrap-option="no-wrap" fo:border-left="0.74pt solid #4a568d" style:direction="ltr" fo:border-right="0.74pt solid #4a568d" style:rotation-angle="0" style:rotation-align="none" style:shrink-to-fit="false" fo:border-top="0.74pt solid #38416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ea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6d9eeb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b4a7d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38416a" fo:background-color="#6d9eeb" style:diagonal-bl-tr="none" style:diagonal-tl-br="none" style:text-align-source="fix" style:repeat-content="false" fo:wrap-option="no-wrap" fo:border-left="0.74pt solid #d2d5e3" style:direction="ltr" fo:border-right="0.74pt solid #d2d5e3" style:rotation-angle="0" style:rotation-align="none" style:shrink-to-fit="false" fo:border-top="1.76pt double-thin #38416a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93c47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ffff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38416a" fo:background-color="#ffff00" style:diagonal-bl-tr="none" style:diagonal-tl-br="none" style:text-align-source="fix" style:repeat-content="false" fo:wrap-option="no-wrap" fo:border-left="0.74pt solid #d2d5e3" style:direction="ltr" fo:border-right="0.74pt solid #d2d5e3" style:rotation-angle="0" style:rotation-align="none" style:shrink-to-fit="false" fo:border-top="1.76pt double-thin #38416a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38416a" fo:background-color="#a64d79" style:diagonal-bl-tr="none" style:diagonal-tl-br="none" style:text-align-source="fix" style:repeat-content="false" fo:wrap-option="no-wrap" fo:border-left="0.74pt solid #a64d79" style:direction="ltr" fo:border-right="0.74pt solid #a64d79" style:rotation-angle="0" style:rotation-align="none" style:shrink-to-fit="false" fo:border-top="0.74pt solid #38416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a64d7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38416a" fo:background-color="#e06666" style:diagonal-bl-tr="none" style:diagonal-tl-br="none" style:text-align-source="fix" style:repeat-content="false" fo:wrap-option="no-wrap" fo:border-left="0.74pt solid #e06666" style:direction="ltr" fo:border-right="0.74pt solid #e06666" style:rotation-angle="0" style:rotation-align="none" style:shrink-to-fit="false" fo:border-top="0.74pt solid #38416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e0666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38416a" fo:background-color="#38761d" style:diagonal-bl-tr="none" style:diagonal-tl-br="none" style:text-align-source="fix" style:repeat-content="false" fo:wrap-option="no-wrap" fo:border-left="0.74pt solid #38761d" style:direction="ltr" fo:border-right="0.74pt solid #38761d" style:rotation-angle="0" style:rotation-align="none" style:shrink-to-fit="false" fo:border-top="0.74pt solid #38416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38761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38416a" style:diagonal-bl-tr="none" style:diagonal-tl-br="none" style:text-align-source="fix" style:repeat-content="false" fo:wrap-option="no-wrap" fo:border-left="0.74pt solid #4a568d" style:direction="ltr" fo:border-right="0.74pt solid #4a568d" style:rotation-angle="0" style:rotation-align="none" style:shrink-to-fit="false" fo:border-top="0.74pt solid #38416a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284e3f" fo:background-color="#e06666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93c47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284e3f" fo:background-color="#e06666" style:diagonal-bl-tr="none" style:diagonal-tl-br="none" style:text-align-source="fix" style:repeat-content="false" fo:wrap-option="no-wrap" fo:border-left="0.74pt solid #ffff00" style:direction="ltr" fo:border-right="0.74pt solid #ffff00" style:rotation-angle="0" style:rotation-align="none" style:shrink-to-fit="false" fo:border-top="0.74pt solid #ffff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38416a" fo:background-color="#d2d5e3" style:diagonal-bl-tr="none" style:diagonal-tl-br="none" style:text-align-source="value-type" style:repeat-content="false" fo:wrap-option="no-wrap" fo:border-left="0.74pt solid #d2d5e3" style:direction="ltr" fo:border-right="0.74pt solid #d2d5e3" style:rotation-angle="0" style:rotation-align="none" style:shrink-to-fit="false" fo:border-top="1.76pt double-thin #38416a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284e3f" fo:background-color="#e06666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284e3f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38416a" fo:background-color="#ffffff" style:diagonal-bl-tr="none" style:diagonal-tl-br="none" style:text-align-source="value-type" style:repeat-content="false" fo:wrap-option="no-wrap" fo:border-left="0.74pt solid #d2d5e3" style:direction="ltr" fo:border-right="0.74pt solid #d2d5e3" style:rotation-angle="0" style:rotation-align="none" style:shrink-to-fit="false" fo:border-top="1.76pt double-thin #38416a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284e3f" fo:background-color="#38761d" style:diagonal-bl-tr="none" style:diagonal-tl-br="none" style:text-align-source="fix" style:repeat-content="false" fo:wrap-option="no-wrap" fo:border-left="0.74pt solid #38761d" style:direction="ltr" fo:border-right="0.74pt solid #38761d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38761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6f8f9"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284e3f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38416a" fo:background-color="#ffffff" style:diagonal-bl-tr="none" style:diagonal-tl-br="none" style:text-align-source="value-type" style:repeat-content="false" fo:wrap-option="no-wrap" fo:border-left="0.74pt solid #d2d5e3" style:direction="ltr" fo:border-right="0.74pt solid #d2d5e3" style:rotation-angle="0" style:rotation-align="none" style:shrink-to-fit="false" fo:border-top="1.76pt double-thin #38416a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38416a" style:diagonal-bl-tr="none" style:diagonal-tl-br="none" style:text-align-source="fix" style:repeat-content="false" fo:wrap-option="no-wrap" fo:border-left="0.74pt solid #4a568d" style:direction="ltr" fo:border-right="0.74pt solid #38416a" style:rotation-angle="0" style:rotation-align="none" style:shrink-to-fit="false" fo:border-top="0.74pt solid #38416a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93c47d" fo:background-color="#93c47d" style:diagonal-bl-tr="none" style:diagonal-tl-br="none" style:text-align-source="fix" style:repeat-content="false" fo:wrap-option="no-wrap" fo:border-left="0.74pt solid #93c47d" style:direction="ltr" fo:border-right="0.74pt solid #38416a" style:rotation-angle="0" style:rotation-align="none" style:shrink-to-fit="false" fo:border-top="0.74pt solid #93c47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ffff00" fo:background-color="#ffff00" style:diagonal-bl-tr="none" style:diagonal-tl-br="none" style:text-align-source="fix" style:repeat-content="false" fo:wrap-option="no-wrap" fo:border-left="0.74pt solid #ffff00" style:direction="ltr" fo:border-right="0.74pt solid #38416a" style:rotation-angle="0" style:rotation-align="none" style:shrink-to-fit="false" fo:border-top="0.74pt solid #ffff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ffffff" fo:background-color="#ffff00" style:diagonal-bl-tr="none" style:diagonal-tl-br="none" style:text-align-source="fix" style:repeat-content="false" fo:wrap-option="no-wrap" fo:border-left="0.74pt solid #ffffff" style:direction="ltr" fo:border-right="0.74pt solid #38416a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f6f8f9" fo:background-color="#ffff00" style:diagonal-bl-tr="none" style:diagonal-tl-br="none" style:text-align-source="fix" style:repeat-content="false" fo:wrap-option="no-wrap" fo:border-left="0.74pt solid #f6f8f9" style:direction="ltr" fo:border-right="0.74pt solid #38416a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38416a" fo:background-color="#ffff00" style:diagonal-bl-tr="none" style:diagonal-tl-br="none" style:text-align-source="fix" style:repeat-content="false" fo:wrap-option="no-wrap" fo:border-left="0.74pt solid #d2d5e3" style:direction="ltr" fo:border-right="0.74pt solid #38416a" style:rotation-angle="0" style:rotation-align="none" style:shrink-to-fit="false" fo:border-top="1.76pt double-thin #38416a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6b2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25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25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25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25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25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 style:data-style-name="N125">
      <style:table-cell-properties fo:background-color="#98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25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125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25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26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25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27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25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26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26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26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26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26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26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26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26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25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25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C2]);(NOT(OR(NOT(ISERROR(DATEVALUE([.C2]))); AND(ISNUMBER([.C2]); LEFT(CELL(&quot;format&quot;; [.C2]))=&quot;D&quot;))))),0)" table:allow-empty-cell="true" table:base-cell-address="Sheet1.C2"/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Nom 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Prix Flech</text:p>
          </table:table-cell>
          <table:table-cell table:style-name="ce19" office:value-type="string" calcext:value-type="string">
            <text:p>Prix LVL 1</text:p>
          </table:table-cell>
          <table:table-cell table:style-name="ce21" office:value-type="string" calcext:value-type="string">
            <text:p>Dgt Lvl 1</text:p>
          </table:table-cell>
          <table:table-cell table:style-name="ce23" office:value-type="string" calcext:value-type="string">
            <text:p>pv Lvl 1</text:p>
          </table:table-cell>
          <table:table-cell table:style-name="ce25" office:value-type="string" calcext:value-type="string">
            <text:p>Effet Lvl 1</text:p>
          </table:table-cell>
          <table:table-cell table:style-name="ce19" office:value-type="string" calcext:value-type="string">
            <text:p>Prix LVL 2</text:p>
          </table:table-cell>
          <table:table-cell table:style-name="ce26" office:value-type="string" calcext:value-type="string">
            <text:p>Dgt Lvl 2</text:p>
          </table:table-cell>
          <table:table-cell table:style-name="ce23" office:value-type="string" calcext:value-type="string">
            <text:p>PV Lvl 2</text:p>
          </table:table-cell>
          <table:table-cell table:style-name="ce25" office:value-type="string" calcext:value-type="string">
            <text:p>Effet Lvl 2</text:p>
          </table:table-cell>
          <table:table-cell table:style-name="ce19" office:value-type="string" calcext:value-type="string">
            <text:p><text:s/>Prix LVL 3</text:p>
          </table:table-cell>
          <table:table-cell table:style-name="ce32" office:value-type="string" calcext:value-type="string">
            <text:p>Dgt Lvl 3</text:p>
          </table:table-cell>
          <table:table-cell table:style-name="ce37" office:value-type="string" calcext:value-type="string">
            <text:p>PV Lvl 3</text:p>
          </table:table-cell>
          <table:table-cell table:style-name="ce43" office:value-type="string" calcext:value-type="string">
            <text:p>Effet Lvl 3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Dire Shest</text:p>
          </table:table-cell>
          <table:table-cell table:style-name="ce8" office:value-type="string" calcext:value-type="string">
            <text:p>Distance </text:p>
          </table:table-cell>
          <table:table-cell table:style-name="ce14" table:content-validation-name="val1" office:value-type="float" office:value="10" calcext:value-type="float">
            <text:p>10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content-validation-name="val1" office:value-type="float" office:value="40" calcext:value-type="float">
            <text:p>40</text:p>
          </table:table-cell>
          <table:table-cell table:style-name="ce14" office:value-type="string" calcext:value-type="string">
            <text:p>Tir jusqu'a 8 colone 5 dégats</text:p>
          </table:table-cell>
          <table:table-cell table:style-name="ce20" office:value-type="float" office:value="200" calcext:value-type="float">
            <text:p>200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content-validation-name="val1" office:value-type="float" office:value="80" calcext:value-type="float">
            <text:p>80</text:p>
          </table:table-cell>
          <table:table-cell table:style-name="ce14" office:value-type="string" calcext:value-type="string">
            <text:p>Passe de 2 tir par seconde a ==&gt; 4 tir par seconde </text:p>
          </table:table-cell>
          <table:table-cell table:style-name="ce20" office:value-type="float" office:value="450" calcext:value-type="float">
            <text:p>450</text:p>
          </table:table-cell>
          <table:table-cell table:style-name="ce27" office:value-type="float" office:value="5" calcext:value-type="float">
            <text:p>5</text:p>
          </table:table-cell>
          <table:table-cell table:style-name="ce38" office:value-type="float" office:value="80" calcext:value-type="float">
            <text:p>80</text:p>
          </table:table-cell>
          <table:table-cell table:style-name="ce44" office:value-type="string" calcext:value-type="string">
            <text:p>DIre Shest tire maintenant 2 boulets de plus.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Licking Blade</text:p>
          </table:table-cell>
          <table:table-cell table:style-name="ce9" office:value-type="string" calcext:value-type="string">
            <text:p>mélée</text:p>
          </table:table-cell>
          <table:table-cell table:style-name="ce14" table:content-validation-name="val1" office:value-type="float" office:value="20" calcext:value-type="float">
            <text:p>20</text:p>
          </table:table-cell>
          <table:table-cell table:style-name="ce20" office:value-type="float" office:value="250" calcext:value-type="float">
            <text:p>250</text:p>
          </table:table-cell>
          <table:table-cell table:style-name="ce22" office:value-type="float" office:value="10" calcext:value-type="float">
            <text:p>10</text:p>
          </table:table-cell>
          <table:table-cell table:style-name="ce24" table:content-validation-name="val1" office:value-type="float" office:value="40" calcext:value-type="float">
            <text:p>40</text:p>
          </table:table-cell>
          <table:table-cell table:style-name="ce14" office:value-type="string" calcext:value-type="string">
            <text:p>Lame qui frappe au CAC 10 dégats </text:p>
          </table:table-cell>
          <table:table-cell table:style-name="ce20" office:value-type="float" office:value="500" calcext:value-type="float">
            <text:p>500</text:p>
          </table:table-cell>
          <table:table-cell table:style-name="ce27" office:value-type="float" office:value="10" calcext:value-type="float">
            <text:p>10</text:p>
          </table:table-cell>
          <table:table-cell table:style-name="ce24" table:content-validation-name="val1" office:value-type="float" office:value="100" calcext:value-type="float">
            <text:p>100</text:p>
          </table:table-cell>
          <table:table-cell table:style-name="ce14" office:value-type="string" calcext:value-type="string">
            <text:p>Peux frapper sur deux case devant lui </text:p>
          </table:table-cell>
          <table:table-cell table:style-name="ce20" office:value-type="float" office:value="1000" calcext:value-type="float">
            <text:p>1000</text:p>
          </table:table-cell>
          <table:table-cell table:style-name="ce27" office:value-type="float" office:value="10" calcext:value-type="float">
            <text:p>10</text:p>
          </table:table-cell>
          <table:table-cell table:style-name="ce38" office:value-type="float" office:value="100" calcext:value-type="float">
            <text:p>100</text:p>
          </table:table-cell>
          <table:table-cell table:style-name="ce44" office:value-type="string" calcext:value-type="string">
            <text:p>Licking Blade a maintenant la capacité de frapper sur les côtés.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The Door</text:p>
          </table:table-cell>
          <table:table-cell table:style-name="ce10" office:value-type="string" calcext:value-type="string">
            <text:p>Défense</text:p>
          </table:table-cell>
          <table:table-cell table:style-name="ce14" table:content-validation-name="val1" office:value-type="float" office:value="15" calcext:value-type="float">
            <text:p>15</text:p>
          </table:table-cell>
          <table:table-cell table:style-name="ce20" office:value-type="float" office:value="500" calcext:value-type="float">
            <text:p>500</text:p>
          </table:table-cell>
          <table:table-cell table:style-name="ce22" office:value-type="float" office:value="0" calcext:value-type="float">
            <text:p>0</text:p>
          </table:table-cell>
          <table:table-cell table:style-name="ce24" table:content-validation-name="val1" office:value-type="float" office:value="100" calcext:value-type="float">
            <text:p>100</text:p>
          </table:table-cell>
          <table:table-cell table:style-name="ce14" office:value-type="string" calcext:value-type="string">
            <text:p>Une porte en bois 80 pv de base</text:p>
          </table:table-cell>
          <table:table-cell table:style-name="ce20" office:value-type="float" office:value="1000" calcext:value-type="float">
            <text:p>1000</text:p>
          </table:table-cell>
          <table:table-cell table:style-name="ce27" office:value-type="float" office:value="0" calcext:value-type="float">
            <text:p>0</text:p>
          </table:table-cell>
          <table:table-cell table:style-name="ce24" table:content-validation-name="val1" office:value-type="float" office:value="200" calcext:value-type="float">
            <text:p>200</text:p>
          </table:table-cell>
          <table:table-cell table:style-name="ce14" office:value-type="string" calcext:value-type="string">
            <text:p>passe a 200 pv de base plus Bonus</text:p>
          </table:table-cell>
          <table:table-cell table:style-name="ce20" office:value-type="float" office:value="2500" calcext:value-type="float">
            <text:p>2500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500" calcext:value-type="float">
            <text:p>500</text:p>
          </table:table-cell>
          <table:table-cell table:style-name="ce44" office:value-type="string" calcext:value-type="string">
            <text:p><text:s/>The Door a maintenant 500 PV de base plus bonus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Chim-Chim</text:p>
          </table:table-cell>
          <table:table-cell table:style-name="ce9" office:value-type="string" calcext:value-type="string">
            <text:p>Mélée</text:p>
          </table:table-cell>
          <table:table-cell table:style-name="ce14" table:content-validation-name="val1" office:value-type="float" office:value="30" calcext:value-type="float">
            <text:p>3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2" office:value-type="string" calcext:value-type="string">
            <text:p>5 par sec pendant 4 sec</text:p>
          </table:table-cell>
          <table:table-cell table:style-name="ce24" table:content-validation-name="val1" office:value-type="float" office:value="60" calcext:value-type="float">
            <text:p>60</text:p>
          </table:table-cell>
          <table:table-cell table:style-name="ce14" office:value-type="string" calcext:value-type="string">
            <text:p>Une cheminé qui crache du feu 5 dégats toute les secondes pendant 4 sec </text:p>
          </table:table-cell>
          <table:table-cell table:style-name="ce20" office:value-type="float" office:value="2500" calcext:value-type="float">
            <text:p>2500</text:p>
          </table:table-cell>
          <table:table-cell table:style-name="ce27" office:value-type="string" calcext:value-type="string">
            <text:p>10 par sec pendant 5 sec</text:p>
          </table:table-cell>
          <table:table-cell table:style-name="ce24" table:content-validation-name="val1" office:value-type="float" office:value="120" calcext:value-type="float">
            <text:p>120</text:p>
          </table:table-cell>
          <table:table-cell table:style-name="ce14" office:value-type="string" calcext:value-type="string">
            <text:p>passe à 10 dégats sec pendant 5 sec</text:p>
          </table:table-cell>
          <table:table-cell table:style-name="ce20" office:value-type="float" office:value="5000" calcext:value-type="float">
            <text:p>5000</text:p>
          </table:table-cell>
          <table:table-cell table:style-name="ce27" office:value-type="string" calcext:value-type="string">
            <text:p>10 par sec pendant 5 sec</text:p>
          </table:table-cell>
          <table:table-cell table:style-name="ce38" office:value-type="float" office:value="120" calcext:value-type="float">
            <text:p>120</text:p>
          </table:table-cell>
          <table:table-cell table:style-name="ce44" office:value-type="string" calcext:value-type="string">
            <text:p>Chim Chim lance un barrage de flammes de 3 cases de large sur deux cases de distance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Cooldron</text:p>
          </table:table-cell>
          <table:table-cell table:style-name="ce9" office:value-type="string" calcext:value-type="string">
            <text:p>Mélée</text:p>
          </table:table-cell>
          <table:table-cell table:style-name="ce14" table:content-validation-name="val1" office:value-type="float" office:value="25" calcext:value-type="float">
            <text:p>25</text:p>
          </table:table-cell>
          <table:table-cell table:style-name="ce20" office:value-type="float" office:value="1500" calcext:value-type="float">
            <text:p>1500</text:p>
          </table:table-cell>
          <table:table-cell table:style-name="ce22" office:value-type="float" office:value="35" calcext:value-type="float">
            <text:p>35</text:p>
          </table:table-cell>
          <table:table-cell table:style-name="ce24" table:content-validation-name="val1" office:value-type="float" office:value="10" calcext:value-type="float">
            <text:p>10</text:p>
          </table:table-cell>
          <table:table-cell table:style-name="ce14" office:value-type="string" calcext:value-type="string">
            <text:p>Un chaudron qui se reverse sur 3 case en largeur et 2 en longeur utilisation unique</text:p>
          </table:table-cell>
          <table:table-cell table:style-name="ce20" office:value-type="float" office:value="3500" calcext:value-type="float">
            <text:p>3500</text:p>
          </table:table-cell>
          <table:table-cell table:style-name="ce27" office:value-type="float" office:value="35" calcext:value-type="float">
            <text:p>35</text:p>
          </table:table-cell>
          <table:table-cell table:style-name="ce24" table:content-validation-name="val1" office:value-type="float" office:value="10" calcext:value-type="float">
            <text:p>10</text:p>
          </table:table-cell>
          <table:table-cell table:style-name="ce14" office:value-type="string" calcext:value-type="string">
            <text:p>Toujours 3 case de large pour 3 case de long</text:p>
          </table:table-cell>
          <table:table-cell table:style-name="ce20" office:value-type="float" office:value="6500" calcext:value-type="float">
            <text:p>6500</text:p>
          </table:table-cell>
          <table:table-cell table:style-name="ce27" office:value-type="float" office:value="35" calcext:value-type="float">
            <text:p>35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string" calcext:value-type="string">
            <text:p>Après avoir été utilisé, le Cooldron a maintenant la possibilité d'être remboursé.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ZZ trap</text:p>
          </table:table-cell>
          <table:table-cell table:style-name="ce9" office:value-type="string" calcext:value-type="string">
            <text:p>Mélée</text:p>
          </table:table-cell>
          <table:table-cell table:style-name="ce14" table:content-validation-name="val1" office:value-type="float" office:value="15" calcext:value-type="float">
            <text:p>15</text:p>
          </table:table-cell>
          <table:table-cell table:style-name="ce20" office:value-type="float" office:value="3000" calcext:value-type="float">
            <text:p>3000</text:p>
          </table:table-cell>
          <table:table-cell table:style-name="ce22" office:value-type="string" calcext:value-type="string">
            <text:p>5 par tic tant dessus + ralentissement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14" office:value-type="string" calcext:value-type="string">
            <text:p>5 dégats seconde + move speed /2 piège actif 1 min</text:p>
          </table:table-cell>
          <table:table-cell table:style-name="ce20" office:value-type="float" office:value="5000" calcext:value-type="float">
            <text:p>5000</text:p>
          </table:table-cell>
          <table:table-cell table:style-name="ce27" office:value-type="string" calcext:value-type="string">
            <text:p>10 par tic tant dessus + ralentissement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14" office:value-type="string" calcext:value-type="string">
            <text:p>10 dégats secondes + move speed /3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7" office:value-type="string" calcext:value-type="string">
            <text:p>10 par tic tant dessus + ralentissement</text:p>
          </table:table-cell>
          <table:table-cell table:style-name="ce38" office:value-type="float" office:value="0" calcext:value-type="float">
            <text:p>0</text:p>
          </table:table-cell>
          <table:table-cell table:style-name="ce44" office:value-type="string" calcext:value-type="string">
            <text:p>Désormais, le piège peut retenir quelqu'un pendant 5 secondes tout en lui infligeant des dégâts importants, et il ne touche plus les autres entités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Red Hot Torch </text:p>
          </table:table-cell>
          <table:table-cell table:style-name="ce8" office:value-type="string" calcext:value-type="string">
            <text:p>Distance</text:p>
          </table:table-cell>
          <table:table-cell table:style-name="ce14" table:content-validation-name="val1" office:value-type="float" office:value="35" calcext:value-type="float">
            <text:p>35</text:p>
          </table:table-cell>
          <table:table-cell table:style-name="ce20" office:value-type="float" office:value="5000" calcext:value-type="float">
            <text:p>5000</text:p>
          </table:table-cell>
          <table:table-cell table:style-name="ce22" office:value-type="float" office:value="15" calcext:value-type="float">
            <text:p>15</text:p>
          </table:table-cell>
          <table:table-cell table:style-name="ce24" table:content-validation-name="val1" office:value-type="float" office:value="60" calcext:value-type="float">
            <text:p>60</text:p>
          </table:table-cell>
          <table:table-cell table:style-name="ce14" office:value-type="string" calcext:value-type="string">
            <text:p>Torche qui tire une boule de feu sur 6 case de long 15 dégats par hit 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7" office:value-type="float" office:value="15" calcext:value-type="float">
            <text:p>15</text:p>
          </table:table-cell>
          <table:table-cell table:style-name="ce24" table:content-validation-name="val1" office:value-type="float" office:value="150" calcext:value-type="float">
            <text:p>150</text:p>
          </table:table-cell>
          <table:table-cell table:style-name="ce14" office:value-type="string" calcext:value-type="string">
            <text:p>la boule de feu laisse maintenant un sol en feu ceux qui unflige 3 de dégats par sec</text:p>
          </table:table-cell>
          <table:table-cell table:style-name="ce20" office:value-type="float" office:value="20000" calcext:value-type="float">
            <text:p>20000</text:p>
          </table:table-cell>
          <table:table-cell table:style-name="ce27" office:value-type="float" office:value="15" calcext:value-type="float">
            <text:p>15</text:p>
          </table:table-cell>
          <table:table-cell table:style-name="ce38" office:value-type="float" office:value="150" calcext:value-type="float">
            <text:p>150</text:p>
          </table:table-cell>
          <table:table-cell table:style-name="ce44" office:value-type="string" calcext:value-type="string">
            <text:p>L'empreinte laissée est maintenant une traînée de lave qui cause 5 dégâts par seconde.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Flying Juice</text:p>
          </table:table-cell>
          <table:table-cell table:style-name="ce8" office:value-type="string" calcext:value-type="string">
            <text:p>Distance</text:p>
          </table:table-cell>
          <table:table-cell table:style-name="ce14" table:content-validation-name="val1" office:value-type="float" office:value="35" calcext:value-type="float">
            <text:p>3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2" office:value-type="string" calcext:value-type="string">
            <text:p>5 par tic sur 6 tic</text:p>
          </table:table-cell>
          <table:table-cell table:style-name="ce24" table:content-validation-name="val1" office:value-type="float" office:value="20" calcext:value-type="float">
            <text:p>20</text:p>
          </table:table-cell>
          <table:table-cell table:style-name="ce14" office:value-type="string" calcext:value-type="string">
            <text:p>Lance potion de 5 dégats à distance qui forme un triangle de 3 case hit </text:p>
          </table:table-cell>
          <table:table-cell table:style-name="ce20" office:value-type="float" office:value="25000" calcext:value-type="float">
            <text:p>25000</text:p>
          </table:table-cell>
          <table:table-cell table:style-name="ce27" office:value-type="string" calcext:value-type="string">
            <text:p>5 par tic sur 6 tic</text:p>
          </table:table-cell>
          <table:table-cell table:style-name="ce24" table:content-validation-name="val1" office:value-type="float" office:value="30" calcext:value-type="float">
            <text:p>30</text:p>
          </table:table-cell>
          <table:table-cell table:style-name="ce14" office:value-type="string" calcext:value-type="string">
            <text:p>lance deux potion sur les enemies qui font 10 dégats quelque soit leur position face a la tourelle 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7" office:value-type="string" calcext:value-type="string">
            <text:p>5 par tic sur 6 tic</text:p>
          </table:table-cell>
          <table:table-cell table:style-name="ce38" office:value-type="float" office:value="30" calcext:value-type="float">
            <text:p>30</text:p>
          </table:table-cell>
          <table:table-cell table:style-name="ce44" office:value-type="string" calcext:value-type="string">
            <text:p>Si les potions touchent les tourelles alliées, elles profitent d'un boost de vitesse d'attaque pendant 3 secondes.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Karen the armor</text:p>
          </table:table-cell>
          <table:table-cell table:style-name="ce9" office:value-type="string" calcext:value-type="string">
            <text:p>Mélée</text:p>
          </table:table-cell>
          <table:table-cell table:style-name="ce14" table:content-validation-name="val1" office:value-type="float" office:value="70" calcext:value-type="float">
            <text:p>70</text:p>
          </table:table-cell>
          <table:table-cell table:style-name="ce20" office:value-type="float" office:value="30000" calcext:value-type="float">
            <text:p>30000</text:p>
          </table:table-cell>
          <table:table-cell table:style-name="ce22" office:value-type="float" office:value="30" calcext:value-type="float">
            <text:p>30</text:p>
          </table:table-cell>
          <table:table-cell table:style-name="ce24" table:content-validation-name="val1" office:value-type="float" office:value="80" calcext:value-type="float">
            <text:p>80</text:p>
          </table:table-cell>
          <table:table-cell table:style-name="ce14" office:value-type="string" calcext:value-type="string">
            <text:p>Attaque de langue qui fait 30 dégats sur 3 case de long </text:p>
          </table:table-cell>
          <table:table-cell table:style-name="ce20" office:value-type="float" office:value="50000" calcext:value-type="float">
            <text:p>50000</text:p>
          </table:table-cell>
          <table:table-cell table:style-name="ce27" office:value-type="float" office:value="30" calcext:value-type="float">
            <text:p>30</text:p>
          </table:table-cell>
          <table:table-cell table:style-name="ce24" table:content-validation-name="val1" office:value-type="float" office:value="175" calcext:value-type="float">
            <text:p>175</text:p>
          </table:table-cell>
          <table:table-cell table:style-name="ce14" office:value-type="string" calcext:value-type="string">
            <text:p>attaque maintenant de plus en plus loin tant quelle tue 5 enemie toute les 5 sec 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7" office:value-type="float" office:value="30" calcext:value-type="float">
            <text:p>30</text:p>
          </table:table-cell>
          <table:table-cell table:style-name="ce38" office:value-type="float" office:value="175" calcext:value-type="float">
            <text:p>175</text:p>
          </table:table-cell>
          <table:table-cell table:style-name="ce44" office:value-type="string" calcext:value-type="string">
            <text:p>La tourelle peut maintenant tuer instantanément un ennemi en l'attirant vers elle. Cependant, elle est inactive pendant 5 seconde.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3" office:value-type="string" calcext:value-type="string">
            <text:p>Mimic Master</text:p>
          </table:table-cell>
          <table:table-cell table:style-name="ce9" office:value-type="string" calcext:value-type="string">
            <text:p>mélée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table:content-validation-name="val1" office:value-type="float" office:value="90" calcext:value-type="float">
            <text:p>90</text:p>
          </table:table-cell>
          <table:table-cell table:style-name="ce15" office:value-type="string" calcext:value-type="string">
            <text:p>fait des golds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8" office:value-type="float" office:value="35" calcext:value-type="float">
            <text:p>35</text:p>
          </table:table-cell>
          <table:table-cell table:style-name="ce24" table:content-validation-name="val1" office:value-type="float" office:value="250" calcext:value-type="float">
            <text:p>250</text:p>
          </table:table-cell>
          <table:table-cell table:style-name="ce15" office:value-type="string" calcext:value-type="string">
            <text:p>peux maintenant attaquer les enemie au cac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450" calcext:value-type="float">
            <text:p>450</text:p>
          </table:table-cell>
          <table:table-cell table:style-name="ce45" office:value-type="string" calcext:value-type="string">
            <text:p>peux maintenant renvoyer les enemies sur la zone de combats sur une ligne aléatoire </text:p>
          </table:table-cell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style-name="ce49" table:number-columns-repeated="12"/>
          <table:table-cell table:number-columns-repeated="997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3"/>
          <table:table-cell table:style-name="ce39"/>
          <table:table-cell table:style-name="ce46"/>
          <table:table-cell table:number-columns-repeated="1009"/>
        </table:table-row>
        <table:table-row table:style-name="ro1">
          <table:table-cell table:style-name="ce5"/>
          <table:table-cell table:style-name="ce12"/>
          <table:table-cell table:style-name="ce17" table:content-validation-name="val1"/>
          <table:table-cell table:style-name="ce17" table:number-columns-repeated="2"/>
          <table:table-cell table:style-name="ce17" table:content-validation-name="val1"/>
          <table:table-cell table:style-name="ce17" table:number-columns-repeated="2"/>
          <table:table-cell table:style-name="ce30"/>
          <table:table-cell table:style-name="ce17" table:content-validation-name="val1"/>
          <table:table-cell table:style-name="ce17" table:number-columns-repeated="2"/>
          <table:table-cell table:style-name="ce34"/>
          <table:table-cell table:style-name="ce40"/>
          <table:table-cell table:style-name="ce47"/>
          <table:table-cell table:number-columns-repeated="1009"/>
        </table:table-row>
        <table:table-row table:style-name="ro1">
          <table:table-cell table:style-name="ce4"/>
          <table:table-cell table:style-name="ce11"/>
          <table:table-cell table:style-name="ce16" table:content-validation-name="val1"/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29"/>
          <table:table-cell table:style-name="ce16" table:content-validation-name="val1"/>
          <table:table-cell table:style-name="ce16" table:number-columns-repeated="2"/>
          <table:table-cell table:style-name="ce35"/>
          <table:table-cell table:style-name="ce41"/>
          <table:table-cell table:style-name="ce46"/>
          <table:table-cell table:number-columns-repeated="1009"/>
        </table:table-row>
        <table:table-row table:style-name="ro1">
          <table:table-cell table:style-name="ce6"/>
          <table:table-cell table:style-name="ce13"/>
          <table:table-cell table:style-name="ce18" table:formula="of:=SUM([$Sheet1.$C$2:.$C$1000])" office:value-type="float" office:value="255" calcext:value-type="float">
            <text:p>255</text:p>
          </table:table-cell>
          <table:table-cell table:style-name="ce18" table:number-columns-repeated="2"/>
          <table:table-cell table:style-name="ce18" table:formula="of:=SUM([$Sheet1.$F$2:.$F$1000])" office:value-type="float" office:value="500" calcext:value-type="float">
            <text:p>500</text:p>
          </table:table-cell>
          <table:table-cell table:style-name="ce18" table:number-columns-repeated="2"/>
          <table:table-cell table:style-name="ce31"/>
          <table:table-cell table:style-name="ce18" table:formula="of:=SUM([$Sheet1.$J$2:.$J$1000])" office:value-type="float" office:value="1115" calcext:value-type="float">
            <text:p>1115</text:p>
          </table:table-cell>
          <table:table-cell table:style-name="ce18" table:number-columns-repeated="2"/>
          <table:table-cell table:style-name="ce36"/>
          <table:table-cell table:style-name="ce42"/>
          <table:table-cell table:style-name="ce48"/>
          <table:table-cell table:number-columns-repeated="100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1">
          <table:table-cell table:style-name="ce50" office:value-type="string" calcext:value-type="string">
            <text:p>Méchants</text:p>
          </table:table-cell>
          <table:table-cell table:style-name="ce50" office:value-type="string" calcext:value-type="string">
            <text:p>pv</text:p>
          </table:table-cell>
          <table:table-cell table:style-name="ce50" office:value-type="string" calcext:value-type="string">
            <text:p>dégats </text:p>
          </table:table-cell>
          <table:table-cell table:style-name="ce50" office:value-type="string" calcext:value-type="string">
            <text:p>vitesse</text:p>
          </table:table-cell>
          <table:table-cell table:style-name="ce50" office:value-type="string" calcext:value-type="string">
            <text:p>type</text:p>
          </table:table-cell>
          <table:table-cell table:style-name="ce50" office:value-type="string" calcext:value-type="string">
            <text:p>Capacitées</text:p>
          </table:table-cell>
          <table:table-cell table:style-name="ce50" office:value-type="string" calcext:value-type="string">
            <text:p>Gain chaire</text:p>
          </table:table-cell>
          <table:table-cell table:style-name="ce50" office:value-type="string" calcext:value-type="string">
            <text:p>Vitesse Atk </text:p>
          </table:table-cell>
          <table:table-cell table:style-name="ce50" office:value-type="string" calcext:value-type="string">
            <text:p>Difficulté</text:p>
          </table:table-cell>
          <table:table-cell table:style-name="ce50" table:number-columns-repeated="9"/>
          <table:table-cell table:style-name="ce57" table:number-columns-repeated="8"/>
          <table:table-cell table:number-columns-repeated="998"/>
        </table:table-row>
        <table:table-row table:style-name="ro1">
          <table:table-cell table:style-name="ce51" office:value-type="string" calcext:value-type="string">
            <text:p>Clodo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string" calcext:value-type="string">
            <text:p>Mélée / Distance 3 cases</text:p>
          </table:table-cell>
          <table:table-cell table:style-name="ce51" office:value-type="string" calcext:value-type="string">
            <text:p>Frappe devant lui avec un bâton - Lance des cailloux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Modéré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9"/>
          <table:table-cell table:style-name="ce58" table:number-columns-repeated="8"/>
          <table:table-cell table:number-columns-repeated="998"/>
        </table:table-row>
        <table:table-row table:style-name="ro1">
          <table:table-cell table:style-name="ce51" office:value-type="string" calcext:value-type="string">
            <text:p>Chevalier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string" calcext:value-type="string">
            <text:p>Mélée</text:p>
          </table:table-cell>
          <table:table-cell table:style-name="ce51" office:value-type="string" calcext:value-type="string">
            <text:p>épée bouclier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Lent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9"/>
          <table:table-cell table:style-name="ce58" table:number-columns-repeated="8"/>
          <table:table-cell table:number-columns-repeated="998"/>
        </table:table-row>
        <table:table-row table:style-name="ro1">
          <table:table-cell table:style-name="ce52" office:value-type="string" calcext:value-type="string">
            <text:p>Roublard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string" calcext:value-type="string">
            <text:p>Mélée</text:p>
          </table:table-cell>
          <table:table-cell table:style-name="ce52" office:value-type="string" calcext:value-type="string">
            <text:p>Indétecté par les tours distances ou piège frappe avec dague 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Rapide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9"/>
          <table:table-cell table:style-name="ce59" table:number-columns-repeated="8"/>
          <table:table-cell table:number-columns-repeated="998"/>
        </table:table-row>
        <table:table-row table:style-name="ro1">
          <table:table-cell table:style-name="ce51" office:value-type="string" calcext:value-type="string">
            <text:p>Mage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string" calcext:value-type="string">
            <text:p>5 par tic sur 4 tic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string" calcext:value-type="string">
            <text:p>Distance 5 cases</text:p>
          </table:table-cell>
          <table:table-cell table:style-name="ce51" office:value-type="string" calcext:value-type="string">
            <text:p>Tire un rayon de feu à distance si trop longtemps sur champs fais bouclier autour un alliés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string" calcext:value-type="string">
            <text:p>Lent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9"/>
          <table:table-cell table:style-name="ce58" table:number-columns-repeated="8"/>
          <table:table-cell table:number-columns-repeated="998"/>
        </table:table-row>
        <table:table-row table:style-name="ro1">
          <table:table-cell table:style-name="ce53" office:value-type="string" calcext:value-type="string">
            <text:p>Necromancien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0 autour de lui sauf si Towers</text:p>
          </table:table-cell>
          <table:table-cell table:style-name="ce53" office:value-type="string" calcext:value-type="string">
            <text:p>Fais apparaître des squelletes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1 spawn toute les 5 sec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9"/>
          <table:table-cell table:style-name="ce60" table:number-columns-repeated="8"/>
          <table:table-cell table:number-columns-repeated="998"/>
        </table:table-row>
        <table:table-row table:style-name="ro1">
          <table:table-cell table:style-name="ce53" office:value-type="string" calcext:value-type="string">
            <text:p>Squellette Necro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string" calcext:value-type="string">
            <text:p>Mélée</text:p>
          </table:table-cell>
          <table:table-cell table:style-name="ce53" office:value-type="string" calcext:value-type="string">
            <text:p>Frappe avec épée bois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Modéré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9"/>
          <table:table-cell table:style-name="ce60" table:number-columns-repeated="8"/>
          <table:table-cell table:number-columns-repeated="998"/>
        </table:table-row>
        <table:table-row table:style-name="ro1">
          <table:table-cell table:style-name="ce51" office:value-type="string" calcext:value-type="string">
            <text:p>Paladin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string" calcext:value-type="string">
            <text:p>Mélée</text:p>
          </table:table-cell>
          <table:table-cell table:style-name="ce51" office:value-type="string" calcext:value-type="string">
            <text:p>Gros coups + trés gros coup tout les 5 coups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string" calcext:value-type="string">
            <text:p>Lent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number-columns-repeated="9"/>
          <table:table-cell table:style-name="ce58" table:number-columns-repeated="8"/>
          <table:table-cell table:number-columns-repeated="998"/>
        </table:table-row>
        <table:table-row table:style-name="ro1">
          <table:table-cell table:style-name="ce54" table:number-columns-repeated="18"/>
          <table:table-cell table:style-name="ce49" table:number-columns-repeated="8"/>
          <table:table-cell table:number-columns-repeated="998"/>
        </table:table-row>
        <table:table-row table:style-name="ro1">
          <table:table-cell table:style-name="ce55" table:number-columns-repeated="7"/>
          <table:table-cell table:style-name="ce56" office:value-type="string" calcext:value-type="string">
            <text:p>Rapide 2 atk par sec</text:p>
          </table:table-cell>
          <table:table-cell table:style-name="ce55" table:number-columns-repeated="10"/>
          <table:table-cell table:number-columns-repeated="1006"/>
        </table:table-row>
        <table:table-row table:style-name="ro1">
          <table:table-cell table:style-name="ce55" table:number-columns-repeated="7"/>
          <table:table-cell table:style-name="ce56" office:value-type="string" calcext:value-type="string">
            <text:p>Modéré 1 atk par sec</text:p>
          </table:table-cell>
          <table:table-cell table:style-name="ce55" table:number-columns-repeated="10"/>
          <table:table-cell table:number-columns-repeated="1006"/>
        </table:table-row>
        <table:table-row table:style-name="ro1">
          <table:table-cell table:style-name="ce55" table:number-columns-repeated="7"/>
          <table:table-cell table:style-name="ce56" office:value-type="string" calcext:value-type="string">
            <text:p><text:s/>Lent 1 atk par 2 sec</text:p>
          </table:table-cell>
          <table:table-cell table:style-name="ce55" table:number-columns-repeated="10"/>
          <table:table-cell table:number-columns-repeated="1006"/>
        </table:table-row>
        <table:table-row table:style-name="ro1" table:number-rows-repeated="6">
          <table:table-cell table:style-name="ce54" table:number-columns-repeated="18"/>
          <table:table-cell table:style-name="ce49" table:number-columns-repeated="8"/>
          <table:table-cell table:number-columns-repeated="998"/>
        </table:table-row>
        <table:table-row table:style-name="ro1" table:number-rows-repeated="141">
          <table:table-cell table:style-name="ce55" table:number-columns-repeated="18"/>
          <table:table-cell table:number-columns-repeated="1006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2" table:formula="of:=[.A1]+1" office:value-type="float" office:value="2" calcext:value-type="float">
            <text:p>2</text:p>
          </table:table-cell>
          <table:table-cell table:style-name="ce62" table:formula="of:=[.B1]+1" office:value-type="float" office:value="3" calcext:value-type="float">
            <text:p>3</text:p>
          </table:table-cell>
          <table:table-cell table:style-name="ce62" table:formula="of:=[.C1]+1" office:value-type="float" office:value="4" calcext:value-type="float">
            <text:p>4</text:p>
          </table:table-cell>
          <table:table-cell table:style-name="ce62" table:formula="of:=[.D1]+1" office:value-type="float" office:value="5" calcext:value-type="float">
            <text:p>5</text:p>
          </table:table-cell>
          <table:table-cell table:style-name="ce62" table:formula="of:=[.E1]+1" office:value-type="float" office:value="6" calcext:value-type="float">
            <text:p>6</text:p>
          </table:table-cell>
          <table:table-cell table:style-name="ce62" table:formula="of:=[.F1]+1" office:value-type="float" office:value="7" calcext:value-type="float">
            <text:p>7</text:p>
          </table:table-cell>
          <table:table-cell table:style-name="ce62" table:formula="of:=[.G1]+1" office:value-type="float" office:value="8" calcext:value-type="float">
            <text:p>8</text:p>
          </table:table-cell>
          <table:table-cell table:style-name="ce62" table:formula="of:=[.H1]+1" office:value-type="float" office:value="9" calcext:value-type="float">
            <text:p>9</text:p>
          </table:table-cell>
          <table:table-cell table:style-name="ce62" table:formula="of:=[.I1]+1" office:value-type="float" office:value="10" calcext:value-type="float">
            <text:p>10</text:p>
          </table:table-cell>
          <table:table-cell table:style-name="ce62" table:formula="of:=[.J1]+1" office:value-type="float" office:value="11" calcext:value-type="float">
            <text:p>11</text:p>
          </table:table-cell>
          <table:table-cell table:style-name="ce62" table:formula="of:=[.K1]+1" office:value-type="float" office:value="12" calcext:value-type="float">
            <text:p>12</text:p>
          </table:table-cell>
          <table:table-cell table:style-name="ce62" table:formula="of:=[.L1]+1" office:value-type="float" office:value="13" calcext:value-type="float">
            <text:p>13</text:p>
          </table:table-cell>
          <table:table-cell table:style-name="ce62" table:formula="of:=[.M1]+1" office:value-type="float" office:value="14" calcext:value-type="float">
            <text:p>14</text:p>
          </table:table-cell>
          <table:table-cell table:style-name="ce62" table:formula="of:=[.N1]+1" office:value-type="float" office:value="15" calcext:value-type="float">
            <text:p>15</text:p>
          </table:table-cell>
          <table:table-cell table:style-name="ce62" table:formula="of:=[.O1]+1" office:value-type="float" office:value="16" calcext:value-type="float">
            <text:p>16</text:p>
          </table:table-cell>
          <table:table-cell table:style-name="ce62" table:formula="of:=[.P1]+1" office:value-type="float" office:value="17" calcext:value-type="float">
            <text:p>17</text:p>
          </table:table-cell>
          <table:table-cell table:style-name="ce62" table:formula="of:=[.Q1]+1" office:value-type="float" office:value="18" calcext:value-type="float">
            <text:p>18</text:p>
          </table:table-cell>
          <table:table-cell table:style-name="ce62" table:formula="of:=[.R1]+1" office:value-type="float" office:value="19" calcext:value-type="float">
            <text:p>19</text:p>
          </table:table-cell>
          <table:table-cell table:style-name="ce62" table:formula="of:=[.S1]+1" office:value-type="float" office:value="20" calcext:value-type="float">
            <text:p>20</text:p>
          </table:table-cell>
          <table:table-cell table:style-name="ce62" table:formula="of:=[.T1]+1" office:value-type="float" office:value="21" calcext:value-type="float">
            <text:p>21</text:p>
          </table:table-cell>
          <table:table-cell table:style-name="ce62" table:formula="of:=[.U1]+1" office:value-type="float" office:value="22" calcext:value-type="float">
            <text:p>22</text:p>
          </table:table-cell>
          <table:table-cell table:style-name="ce62" table:formula="of:=[.V1]+1" office:value-type="float" office:value="23" calcext:value-type="float">
            <text:p>23</text:p>
          </table:table-cell>
          <table:table-cell table:style-name="ce62" table:formula="of:=[.W1]+1" office:value-type="float" office:value="24" calcext:value-type="float">
            <text:p>24</text:p>
          </table:table-cell>
          <table:table-cell table:style-name="ce62" table:formula="of:=[.X1]+1" office:value-type="float" office:value="25" calcext:value-type="float">
            <text:p>25</text:p>
          </table:table-cell>
          <table:table-cell table:style-name="ce62" table:formula="of:=[.Y1]+1" office:value-type="float" office:value="26" calcext:value-type="float">
            <text:p>26</text:p>
          </table:table-cell>
          <table:table-cell table:number-columns-repeated="998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2" table:formula="of:=[.A2]*1.46" office:value-type="float" office:value="14.6" calcext:value-type="float">
            <text:p>14.6</text:p>
          </table:table-cell>
          <table:table-cell table:style-name="ce62" table:formula="of:=[.B2]*1.46" office:value-type="float" office:value="21.316" calcext:value-type="float">
            <text:p>21.316</text:p>
          </table:table-cell>
          <table:table-cell table:style-name="ce62" table:formula="of:=[.C2]*1.46" office:value-type="float" office:value="31.12136" calcext:value-type="float">
            <text:p>31.12136</text:p>
          </table:table-cell>
          <table:table-cell table:style-name="ce62" table:formula="of:=[.D2]*1.46" office:value-type="float" office:value="45.4371856" calcext:value-type="float">
            <text:p>45.4371856</text:p>
          </table:table-cell>
          <table:table-cell table:style-name="ce62" table:formula="of:=[.E2]*1.46" office:value-type="float" office:value="66.338290976" calcext:value-type="float">
            <text:p>66.338290976</text:p>
          </table:table-cell>
          <table:table-cell table:style-name="ce62" table:formula="of:=[.F2]*1.46" office:value-type="float" office:value="96.85390482496" calcext:value-type="float">
            <text:p>96.85390482496</text:p>
          </table:table-cell>
          <table:table-cell table:style-name="ce62" table:formula="of:=[.G2]*1.46" office:value-type="float" office:value="141.406701044442" calcext:value-type="float">
            <text:p>141.406701044442</text:p>
          </table:table-cell>
          <table:table-cell table:style-name="ce62" table:formula="of:=[.H2]*1.46" office:value-type="float" office:value="206.453783524885" calcext:value-type="float">
            <text:p>206.453783524885</text:p>
          </table:table-cell>
          <table:table-cell table:style-name="ce62" table:formula="of:=[.I2]*1.46" office:value-type="float" office:value="301.422523946332" calcext:value-type="float">
            <text:p>301.422523946332</text:p>
          </table:table-cell>
          <table:table-cell table:style-name="ce62" table:formula="of:=[.J2]*1.46" office:value-type="float" office:value="440.076884961644" calcext:value-type="float">
            <text:p>440.076884961644</text:p>
          </table:table-cell>
          <table:table-cell table:style-name="ce62" table:formula="of:=[.K2]*1.46" office:value-type="float" office:value="642.512252044001" calcext:value-type="float">
            <text:p>642.512252044001</text:p>
          </table:table-cell>
          <table:table-cell table:style-name="ce62" table:formula="of:=[.L2]*1.46" office:value-type="float" office:value="938.067887984241" calcext:value-type="float">
            <text:p>938.067887984241</text:p>
          </table:table-cell>
          <table:table-cell table:style-name="ce62" table:formula="of:=[.M2]*1.46" office:value-type="float" office:value="1369.57911645699" calcext:value-type="float">
            <text:p>1369.57911645699</text:p>
          </table:table-cell>
          <table:table-cell table:style-name="ce62" table:formula="of:=[.N2]*1.46" office:value-type="float" office:value="1999.58551002721" calcext:value-type="float">
            <text:p>1999.58551002721</text:p>
          </table:table-cell>
          <table:table-cell table:style-name="ce62" table:formula="of:=[.O2]*1.46" office:value-type="float" office:value="2919.39484463972" calcext:value-type="float">
            <text:p>2919.39484463972</text:p>
          </table:table-cell>
          <table:table-cell table:style-name="ce62" table:formula="of:=[.P2]*1.46" office:value-type="float" office:value="4262.316473174" calcext:value-type="float">
            <text:p>4262.316473174</text:p>
          </table:table-cell>
          <table:table-cell table:style-name="ce62" table:formula="of:=[.Q2]*1.46" office:value-type="float" office:value="6222.98205083404" calcext:value-type="float">
            <text:p>6222.98205083404</text:p>
          </table:table-cell>
          <table:table-cell table:style-name="ce62" table:formula="of:=[.R2]*1.46" office:value-type="float" office:value="9085.55379421769" calcext:value-type="float">
            <text:p>9085.55379421769</text:p>
          </table:table-cell>
          <table:table-cell table:style-name="ce62" table:formula="of:=[.S2]*1.46" office:value-type="float" office:value="13264.9085395578" calcext:value-type="float">
            <text:p>13264.9085395578</text:p>
          </table:table-cell>
          <table:table-cell table:style-name="ce62" table:formula="of:=[.T2]*1.46" office:value-type="float" office:value="19366.7664677544" calcext:value-type="float">
            <text:p>19366.7664677544</text:p>
          </table:table-cell>
          <table:table-cell table:style-name="ce62" table:formula="of:=[.U2]*1.46" office:value-type="float" office:value="28275.4790429215" calcext:value-type="float">
            <text:p>28275.4790429215</text:p>
          </table:table-cell>
          <table:table-cell table:style-name="ce62" table:formula="of:=[.V2]*1.46" office:value-type="float" office:value="41282.1994026653" calcext:value-type="float">
            <text:p>41282.1994026653</text:p>
          </table:table-cell>
          <table:table-cell table:style-name="ce62" table:formula="of:=[.W2]*1.46" office:value-type="float" office:value="60272.0111278914" calcext:value-type="float">
            <text:p>60272.0111278914</text:p>
          </table:table-cell>
          <table:table-cell table:style-name="ce62" table:formula="of:=[.X2]*1.46" office:value-type="float" office:value="87997.1362467214" calcext:value-type="float">
            <text:p>87997.1362467214</text:p>
          </table:table-cell>
          <table:table-cell table:style-name="ce62" table:formula="of:=[.Y2]*1.46" office:value-type="float" office:value="128475.818920213" calcext:value-type="float">
            <text:p>128475.818920213</text:p>
          </table:table-cell>
          <table:table-cell table:number-columns-repeated="998"/>
        </table:table-row>
        <table:table-row table:style-name="ro1">
          <table:table-cell table:style-name="ce62" table:formula="of:=10*POWER(1.15;[.A1])" office:value-type="float" office:value="11.5" calcext:value-type="float">
            <text:p>11.5</text:p>
          </table:table-cell>
          <table:table-cell table:style-name="ce62" table:formula="of:=10*POWER(1.15;[.B1])" office:value-type="float" office:value="13.225" calcext:value-type="float">
            <text:p>13.225</text:p>
          </table:table-cell>
          <table:table-cell table:style-name="ce62" table:formula="of:=10*POWER(1.15;[.C1])" office:value-type="float" office:value="15.20875" calcext:value-type="float">
            <text:p>15.20875</text:p>
          </table:table-cell>
          <table:table-cell table:style-name="ce62" table:formula="of:=10*POWER(1.15;[.D1])" office:value-type="float" office:value="17.4900625" calcext:value-type="float">
            <text:p>17.4900625</text:p>
          </table:table-cell>
          <table:table-cell table:style-name="ce62" table:formula="of:=10*POWER(1.15;[.E1])" office:value-type="float" office:value="20.113571875" calcext:value-type="float">
            <text:p>20.113571875</text:p>
          </table:table-cell>
          <table:table-cell table:style-name="ce62" table:formula="of:=10*POWER(1.15;[.F1])" office:value-type="float" office:value="23.13060765625" calcext:value-type="float">
            <text:p>23.13060765625</text:p>
          </table:table-cell>
          <table:table-cell table:style-name="ce62" table:formula="of:=10*POWER(1.15;[.G1])" office:value-type="float" office:value="26.6001988046875" calcext:value-type="float">
            <text:p>26.6001988046875</text:p>
          </table:table-cell>
          <table:table-cell table:style-name="ce62" table:formula="of:=10*POWER(1.15;[.H1])" office:value-type="float" office:value="30.5902286253906" calcext:value-type="float">
            <text:p>30.5902286253906</text:p>
          </table:table-cell>
          <table:table-cell table:style-name="ce62" table:formula="of:=10*POWER(1.15;[.I1])" office:value-type="float" office:value="35.1787629191992" calcext:value-type="float">
            <text:p>35.1787629191992</text:p>
          </table:table-cell>
          <table:table-cell table:style-name="ce62" table:formula="of:=10*POWER(1.15;[.J1])" office:value-type="float" office:value="40.4555773570791" calcext:value-type="float">
            <text:p>40.4555773570791</text:p>
          </table:table-cell>
          <table:table-cell table:style-name="ce62" table:formula="of:=10*POWER(1.15;[.K1])" office:value-type="float" office:value="46.5239139606409" calcext:value-type="float">
            <text:p>46.5239139606409</text:p>
          </table:table-cell>
          <table:table-cell table:style-name="ce62" table:formula="of:=10*POWER(1.15;[.L1])" office:value-type="float" office:value="53.5025010547371" calcext:value-type="float">
            <text:p>53.5025010547371</text:p>
          </table:table-cell>
          <table:table-cell table:style-name="ce62" table:formula="of:=10*POWER(1.15;[.M1])" office:value-type="float" office:value="61.5278762129476" calcext:value-type="float">
            <text:p>61.5278762129476</text:p>
          </table:table-cell>
          <table:table-cell table:style-name="ce62" table:formula="of:=10*POWER(1.15;[.N1])" office:value-type="float" office:value="70.7570576448898" calcext:value-type="float">
            <text:p>70.7570576448898</text:p>
          </table:table-cell>
          <table:table-cell table:style-name="ce62" table:formula="of:=10*POWER(1.15;[.O1])" office:value-type="float" office:value="81.3706162916232" calcext:value-type="float">
            <text:p>81.3706162916232</text:p>
          </table:table-cell>
          <table:table-cell table:style-name="ce62" table:formula="of:=10*POWER(1.15;[.P1])" office:value-type="float" office:value="93.5762087353667" calcext:value-type="float">
            <text:p>93.5762087353667</text:p>
          </table:table-cell>
          <table:table-cell table:style-name="ce62" table:formula="of:=10*POWER(1.15;[.Q1])" office:value-type="float" office:value="107.612640045672" calcext:value-type="float">
            <text:p>107.612640045672</text:p>
          </table:table-cell>
          <table:table-cell table:style-name="ce62" table:formula="of:=10*POWER(1.15;[.R1])" office:value-type="float" office:value="123.754536052522" calcext:value-type="float">
            <text:p>123.754536052522</text:p>
          </table:table-cell>
          <table:table-cell table:style-name="ce62" table:formula="of:=10*POWER(1.15;[.S1])" office:value-type="float" office:value="142.317716460401" calcext:value-type="float">
            <text:p>142.317716460401</text:p>
          </table:table-cell>
          <table:table-cell table:style-name="ce62" table:formula="of:=10*POWER(1.15;[.T1])" office:value-type="float" office:value="163.665373929461" calcext:value-type="float">
            <text:p>163.665373929461</text:p>
          </table:table-cell>
          <table:table-cell table:style-name="ce62" table:formula="of:=10*POWER(1.15;[.U1])" office:value-type="float" office:value="188.21518001888" calcext:value-type="float">
            <text:p>188.21518001888</text:p>
          </table:table-cell>
          <table:table-cell table:style-name="ce62" table:formula="of:=10*POWER(1.15;[.V1])" office:value-type="float" office:value="216.447457021712" calcext:value-type="float">
            <text:p>216.447457021712</text:p>
          </table:table-cell>
          <table:table-cell table:style-name="ce62" table:formula="of:=10*POWER(1.15;[.W1])" office:value-type="float" office:value="248.914575574969" calcext:value-type="float">
            <text:p>248.914575574969</text:p>
          </table:table-cell>
          <table:table-cell table:style-name="ce62" table:formula="of:=10*POWER(1.15;[.X1])" office:value-type="float" office:value="286.251761911214" calcext:value-type="float">
            <text:p>286.251761911214</text:p>
          </table:table-cell>
          <table:table-cell table:style-name="ce62" table:formula="of:=10*POWER(1.15;[.Y1])" office:value-type="float" office:value="329.189526197896" calcext:value-type="float">
            <text:p>329.189526197896</text:p>
          </table:table-cell>
          <table:table-cell table:style-name="ce62" table:formula="of:=10*POWER(1.15;[.Z1])" office:value-type="float" office:value="378.567955127581" calcext:value-type="float">
            <text:p>378.567955127581</text:p>
          </table:table-cell>
          <table:table-cell table:number-columns-repeated="998"/>
        </table:table-row>
        <table:table-row table:style-name="ro1">
          <table:table-cell table:style-name="ce62" table:formula="of:=(10*(POWER(1.3;[.A1])-1)/0.12)" office:value-type="float" office:value="25" calcext:value-type="float">
            <text:p>25</text:p>
          </table:table-cell>
          <table:table-cell table:style-name="ce62" table:formula="of:=(10*(POWER(1.3;[.B1])-1)/0.12)" office:value-type="float" office:value="57.5" calcext:value-type="float">
            <text:p>57.5</text:p>
          </table:table-cell>
          <table:table-cell table:style-name="ce62" table:formula="of:=(10*(POWER(1.3;[.C1])-1)/0.12)" office:value-type="float" office:value="99.75" calcext:value-type="float">
            <text:p>99.75</text:p>
          </table:table-cell>
          <table:table-cell table:style-name="ce62" table:formula="of:=(10*(POWER(1.3;[.D1])-1)/0.12)" office:value-type="float" office:value="154.675" calcext:value-type="float">
            <text:p>154.675</text:p>
          </table:table-cell>
          <table:table-cell table:style-name="ce62" table:formula="of:=(10*(POWER(1.3;[.E1])-1)/0.12)" office:value-type="float" office:value="226.0775" calcext:value-type="float">
            <text:p>226.0775</text:p>
          </table:table-cell>
          <table:table-cell table:style-name="ce62" table:formula="of:=(10*(POWER(1.3;[.F1])-1)/0.12)" office:value-type="float" office:value="318.90075" calcext:value-type="float">
            <text:p>318.90075</text:p>
          </table:table-cell>
          <table:table-cell table:style-name="ce62" table:formula="of:=(10*(POWER(1.3;[.G1])-1)/0.12)" office:value-type="float" office:value="439.570975" calcext:value-type="float">
            <text:p>439.570975</text:p>
          </table:table-cell>
          <table:table-cell table:style-name="ce62" table:formula="of:=(10*(POWER(1.3;[.H1])-1)/0.12)" office:value-type="float" office:value="596.4422675" calcext:value-type="float">
            <text:p>596.4422675</text:p>
          </table:table-cell>
          <table:table-cell table:style-name="ce62" table:formula="of:=(10*(POWER(1.3;[.I1])-1)/0.12)" office:value-type="float" office:value="800.37494775" calcext:value-type="float">
            <text:p>800.37494775</text:p>
          </table:table-cell>
          <table:table-cell table:style-name="ce62" table:formula="of:=(10*(POWER(1.3;[.J1])-1)/0.12)" office:value-type="float" office:value="1065.487432075" calcext:value-type="float">
            <text:p>1065.487432075</text:p>
          </table:table-cell>
          <table:table-cell table:style-name="ce62" table:formula="of:=(10*(POWER(1.3;[.K1])-1)/0.12)" office:value-type="float" office:value="1410.1336616975" calcext:value-type="float">
            <text:p>1410.1336616975</text:p>
          </table:table-cell>
          <table:table-cell table:style-name="ce62" table:formula="of:=(10*(POWER(1.3;[.L1])-1)/0.12)" office:value-type="float" office:value="1858.17376020675" calcext:value-type="float">
            <text:p>1858.17376020675</text:p>
          </table:table-cell>
          <table:table-cell table:style-name="ce62" table:formula="of:=(10*(POWER(1.3;[.M1])-1)/0.12)" office:value-type="float" office:value="2440.62588826878" calcext:value-type="float">
            <text:p>2440.62588826878</text:p>
          </table:table-cell>
          <table:table-cell table:style-name="ce62" table:formula="of:=(10*(POWER(1.3;[.N1])-1)/0.12)" office:value-type="float" office:value="3197.81365474941" calcext:value-type="float">
            <text:p>3197.81365474941</text:p>
          </table:table-cell>
          <table:table-cell table:style-name="ce62" table:formula="of:=(10*(POWER(1.3;[.O1])-1)/0.12)" office:value-type="float" office:value="4182.15775117423" calcext:value-type="float">
            <text:p>4182.15775117423</text:p>
          </table:table-cell>
          <table:table-cell table:style-name="ce62" table:formula="of:=(10*(POWER(1.3;[.P1])-1)/0.12)" office:value-type="float" office:value="5461.8050765265" calcext:value-type="float">
            <text:p>5461.8050765265</text:p>
          </table:table-cell>
          <table:table-cell table:style-name="ce62" table:formula="of:=(10*(POWER(1.3;[.Q1])-1)/0.12)" office:value-type="float" office:value="7125.34659948445" calcext:value-type="float">
            <text:p>7125.34659948445</text:p>
          </table:table-cell>
          <table:table-cell table:style-name="ce62" table:formula="of:=(10*(POWER(1.3;[.R1])-1)/0.12)" office:value-type="float" office:value="9287.95057932979" calcext:value-type="float">
            <text:p>9287.95057932979</text:p>
          </table:table-cell>
          <table:table-cell table:style-name="ce62" table:formula="of:=(10*(POWER(1.3;[.S1])-1)/0.12)" office:value-type="float" office:value="12099.3357531287" calcext:value-type="float">
            <text:p>12099.3357531287</text:p>
          </table:table-cell>
          <table:table-cell table:style-name="ce62" table:formula="of:=(10*(POWER(1.3;[.T1])-1)/0.12)" office:value-type="float" office:value="15754.1364790673" calcext:value-type="float">
            <text:p>15754.1364790673</text:p>
          </table:table-cell>
          <table:table-cell table:style-name="ce62" table:formula="of:=(10*(POWER(1.3;[.U1])-1)/0.12)" office:value-type="float" office:value="20505.3774227875" calcext:value-type="float">
            <text:p>20505.3774227875</text:p>
          </table:table-cell>
          <table:table-cell table:style-name="ce62" table:formula="of:=(10*(POWER(1.3;[.V1])-1)/0.12)" office:value-type="float" office:value="26681.9906496238" calcext:value-type="float">
            <text:p>26681.9906496238</text:p>
          </table:table-cell>
          <table:table-cell table:style-name="ce62" table:formula="of:=(10*(POWER(1.3;[.W1])-1)/0.12)" office:value-type="float" office:value="34711.587844511" calcext:value-type="float">
            <text:p>34711.587844511</text:p>
          </table:table-cell>
          <table:table-cell table:style-name="ce62" table:formula="of:=(10*(POWER(1.3;[.X1])-1)/0.12)" office:value-type="float" office:value="45150.0641978643" calcext:value-type="float">
            <text:p>45150.0641978643</text:p>
          </table:table-cell>
          <table:table-cell table:style-name="ce62" table:formula="of:=(10*(POWER(1.3;[.Y1])-1)/0.12)" office:value-type="float" office:value="58720.0834572235" calcext:value-type="float">
            <text:p>58720.0834572235</text:p>
          </table:table-cell>
          <table:table-cell table:style-name="ce62" table:formula="of:=(10*(POWER(1.3;[.Z1])-1)/0.12)" office:value-type="float" office:value="76361.1084943906" calcext:value-type="float">
            <text:p>76361.1084943906</text:p>
          </table:table-cell>
          <table:table-cell table:number-columns-repeated="998"/>
        </table:table-row>
        <table:table-row table:style-name="ro1">
          <table:table-cell table:style-name="ce62" table:formula="of:=(10*(POWER(1.33;[.A1])-1)/0.1)" office:value-type="float" office:value="33" calcext:value-type="float">
            <text:p>33</text:p>
          </table:table-cell>
          <table:table-cell table:style-name="ce62" table:formula="of:=(10*(POWER(1.22;[.B1])-1)/0.1)" office:value-type="float" office:value="48.84" calcext:value-type="float">
            <text:p>48.84</text:p>
          </table:table-cell>
          <table:table-cell table:style-name="ce62" table:formula="of:=(10*(POWER(1.22;[.C1])-1)/0.1)" office:value-type="float" office:value="81.5848" calcext:value-type="float">
            <text:p>81.5848</text:p>
          </table:table-cell>
          <table:table-cell table:style-name="ce62" table:formula="of:=(10*(POWER(1.22;[.D1])-1)/0.1)" office:value-type="float" office:value="121.533456" calcext:value-type="float">
            <text:p>121.533456</text:p>
          </table:table-cell>
          <table:table-cell table:style-name="ce62" table:formula="of:=(10*(POWER(1.22;[.E1])-1)/0.1)" office:value-type="float" office:value="170.27081632" calcext:value-type="float">
            <text:p>170.27081632</text:p>
          </table:table-cell>
          <table:table-cell table:style-name="ce62" table:formula="of:=(10*(POWER(1.22;[.F1])-1)/0.1)" office:value-type="float" office:value="229.7303959104" calcext:value-type="float">
            <text:p>229.7303959104</text:p>
          </table:table-cell>
          <table:table-cell table:style-name="ce62" table:formula="of:=(10*(POWER(1.22;[.G1])-1)/0.1)" office:value-type="float" office:value="302.271083010688" calcext:value-type="float">
            <text:p>302.271083010688</text:p>
          </table:table-cell>
          <table:table-cell table:style-name="ce62" table:formula="of:=(10*(POWER(1.22;[.H1])-1)/0.1)" office:value-type="float" office:value="390.770721273039" calcext:value-type="float">
            <text:p>390.770721273039</text:p>
          </table:table-cell>
          <table:table-cell table:style-name="ce62" table:formula="of:=(10*(POWER(1.22;[.I1])-1)/0.1)" office:value-type="float" office:value="498.740279953108" calcext:value-type="float">
            <text:p>498.740279953108</text:p>
          </table:table-cell>
          <table:table-cell table:style-name="ce62" table:formula="of:=(10*(POWER(1.22;[.J1])-1)/0.1)" office:value-type="float" office:value="630.463141542792" calcext:value-type="float">
            <text:p>630.463141542792</text:p>
          </table:table-cell>
          <table:table-cell table:style-name="ce62" table:formula="of:=(10*(POWER(1.22;[.K1])-1)/0.1)" office:value-type="float" office:value="791.165032682206" calcext:value-type="float">
            <text:p>791.165032682206</text:p>
          </table:table-cell>
          <table:table-cell table:style-name="ce62" table:formula="of:=(10*(POWER(1.22;[.L1])-1)/0.1)" office:value-type="float" office:value="987.221339872291" calcext:value-type="float">
            <text:p>987.221339872291</text:p>
          </table:table-cell>
          <table:table-cell table:style-name="ce62" table:formula="of:=(10*(POWER(1.22;[.M1])-1)/0.1)" office:value-type="float" office:value="1226.41003464419" calcext:value-type="float">
            <text:p>1226.41003464419</text:p>
          </table:table-cell>
          <table:table-cell table:style-name="ce62" table:formula="of:=(10*(POWER(1.22;[.N1])-1)/0.1)" office:value-type="float" office:value="1518.22024226592" calcext:value-type="float">
            <text:p>1518.22024226592</text:p>
          </table:table-cell>
          <table:table-cell table:style-name="ce62" table:formula="of:=(10*(POWER(1.22;[.O1])-1)/0.1)" office:value-type="float" office:value="1874.22869556442" calcext:value-type="float">
            <text:p>1874.22869556442</text:p>
          </table:table-cell>
          <table:table-cell table:style-name="ce62" table:formula="of:=(10*(POWER(1.22;[.P1])-1)/0.1)" office:value-type="float" office:value="2308.55900858859" calcext:value-type="float">
            <text:p>2308.55900858859</text:p>
          </table:table-cell>
          <table:table-cell table:style-name="ce62" table:formula="of:=(10*(POWER(1.22;[.Q1])-1)/0.1)" office:value-type="float" office:value="2838.44199047808" calcext:value-type="float">
            <text:p>2838.44199047808</text:p>
          </table:table-cell>
          <table:table-cell table:style-name="ce62" table:formula="of:=(10*(POWER(1.22;[.R1])-1)/0.1)" office:value-type="float" office:value="3484.89922838326" calcext:value-type="float">
            <text:p>3484.89922838326</text:p>
          </table:table-cell>
          <table:table-cell table:style-name="ce62" table:formula="of:=(10*(POWER(1.22;[.S1])-1)/0.1)" office:value-type="float" office:value="4273.57705862758" calcext:value-type="float">
            <text:p>4273.57705862758</text:p>
          </table:table-cell>
          <table:table-cell table:style-name="ce62" table:formula="of:=(10*(POWER(1.22;[.T1])-1)/0.1)" office:value-type="float" office:value="5235.76401152564" calcext:value-type="float">
            <text:p>5235.76401152564</text:p>
          </table:table-cell>
          <table:table-cell table:style-name="ce62" table:formula="of:=(10*(POWER(1.22;[.U1])-1)/0.1)" office:value-type="float" office:value="6409.63209406129" calcext:value-type="float">
            <text:p>6409.63209406129</text:p>
          </table:table-cell>
          <table:table-cell table:style-name="ce62" table:formula="of:=(10*(POWER(1.22;[.V1])-1)/0.1)" office:value-type="float" office:value="7841.75115475477" calcext:value-type="float">
            <text:p>7841.75115475477</text:p>
          </table:table-cell>
          <table:table-cell table:style-name="ce62" table:formula="of:=(10*(POWER(1.22;[.W1])-1)/0.1)" office:value-type="float" office:value="9588.93640880082" calcext:value-type="float">
            <text:p>9588.93640880082</text:p>
          </table:table-cell>
          <table:table-cell table:style-name="ce62" table:formula="of:=(10*(POWER(1.22;[.X1])-1)/0.1)" office:value-type="float" office:value="11720.502418737" calcext:value-type="float">
            <text:p>11720.502418737</text:p>
          </table:table-cell>
          <table:table-cell table:style-name="ce62" table:formula="of:=(10*(POWER(1.22;[.Y1])-1)/0.1)" office:value-type="float" office:value="14321.0129508591" calcext:value-type="float">
            <text:p>14321.0129508591</text:p>
          </table:table-cell>
          <table:table-cell table:style-name="ce62" table:formula="of:=(10*(POWER(1.22;[.Z1])-1)/0.1)" office:value-type="float" office:value="17493.6358000481" calcext:value-type="float">
            <text:p>17493.6358000481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Sheet3.H25" table:end-x="62.48pt" table:end-y="14.97pt" draw:z-index="0" draw:name="Chart 1" draw:style-name="gr1" draw:text-style-name="P1" svg:width="377.97pt" svg:height="278.22pt" svg:x="35.26pt" svg:y="4.51pt">
              <draw:object draw:notify-on-update-of-ranges="Sheet3.A1:Sheet3.Z1 Sheet3.A2:Sheet3.Z2 Sheet3.A3:Sheet3.Z3 Sheet3.A4:Sheet3.Z4 Sheet3.A5:Sheet3.Z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3.P26" table:end-x="19.64pt" table:end-y="5.22pt" draw:z-index="1" draw:name="Chart 2" draw:style-name="gr1" draw:text-style-name="P1" svg:width="449.97pt" svg:height="278.22pt" svg:x="60.75pt" svg:y="10.49pt">
              <draw:object draw:notify-on-update-of-ranges="Sheet3.A1:Sheet3.Z1 Sheet3.A2:Sheet3.Z2 Sheet3.A4:Sheet3.Z4 Sheet3.A5:Sheet3.Z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" table:number-columns-repeated="14" table:default-cell-style-name="Default"/>
        <table:table-column table:style-name="co22" table:default-cell-style-name="Default"/>
        <table:table-column table:style-name="co2" table:number-columns-repeated="998" table:default-cell-style-name="Default"/>
        <table:table-row table:style-name="ro1">
          <table:table-cell table:style-name="ce63" table:formula="of:=1" office:value-type="float" office:value="1" calcext:value-type="float">
            <text:p><text:s text:c="5"/>1.00</text:p>
          </table:table-cell>
          <table:table-cell table:style-name="ce63" table:formula="of:=[.A1]+1" office:value-type="float" office:value="2" calcext:value-type="float">
            <text:p><text:s text:c="5"/>2.00</text:p>
          </table:table-cell>
          <table:table-cell table:style-name="ce63" table:formula="of:=[.B1]+1" office:value-type="float" office:value="3" calcext:value-type="float">
            <text:p><text:s text:c="5"/>3.00</text:p>
          </table:table-cell>
          <table:table-cell table:style-name="ce63" table:formula="of:=[.C1]+1" office:value-type="float" office:value="4" calcext:value-type="float">
            <text:p><text:s text:c="5"/>4.00</text:p>
          </table:table-cell>
          <table:table-cell table:style-name="ce63" table:formula="of:=[.D1]+1" office:value-type="float" office:value="5" calcext:value-type="float">
            <text:p><text:s text:c="5"/>5.00</text:p>
          </table:table-cell>
          <table:table-cell table:style-name="ce63" table:formula="of:=[.E1]+1" office:value-type="float" office:value="6" calcext:value-type="float">
            <text:p><text:s text:c="5"/>6.00</text:p>
          </table:table-cell>
          <table:table-cell table:style-name="ce63" table:formula="of:=[.F1]+1" office:value-type="float" office:value="7" calcext:value-type="float">
            <text:p><text:s text:c="5"/>7.00</text:p>
          </table:table-cell>
          <table:table-cell table:style-name="ce63" table:formula="of:=[.G1]+1" office:value-type="float" office:value="8" calcext:value-type="float">
            <text:p><text:s text:c="5"/>8.00</text:p>
          </table:table-cell>
          <table:table-cell table:style-name="ce63" table:formula="of:=[.H1]+1" office:value-type="float" office:value="9" calcext:value-type="float">
            <text:p><text:s text:c="5"/>9.00</text:p>
          </table:table-cell>
          <table:table-cell table:style-name="ce63" table:formula="of:=[.I1]+1" office:value-type="float" office:value="10" calcext:value-type="float">
            <text:p><text:s text:c="5"/>10.00</text:p>
          </table:table-cell>
          <table:table-cell table:style-name="ce63" table:formula="of:=[.J1]+1" office:value-type="float" office:value="11" calcext:value-type="float">
            <text:p><text:s text:c="5"/>11.00</text:p>
          </table:table-cell>
          <table:table-cell table:style-name="ce63" table:formula="of:=[.K1]+1" office:value-type="float" office:value="12" calcext:value-type="float">
            <text:p><text:s text:c="5"/>12.00</text:p>
          </table:table-cell>
          <table:table-cell table:style-name="ce63" table:formula="of:=[.L1]+1" office:value-type="float" office:value="13" calcext:value-type="float">
            <text:p><text:s text:c="5"/>13.00</text:p>
          </table:table-cell>
          <table:table-cell table:style-name="ce63" table:formula="of:=[.M1]+1" office:value-type="float" office:value="14" calcext:value-type="float">
            <text:p><text:s text:c="5"/>14.00</text:p>
          </table:table-cell>
          <table:table-cell table:style-name="ce63" table:formula="of:=[.N1]+1" office:value-type="float" office:value="15" calcext:value-type="float">
            <text:p><text:s text:c="5"/>15.00</text:p>
          </table:table-cell>
          <table:table-cell table:style-name="ce63" table:formula="of:=[.O1]+1" office:value-type="float" office:value="16" calcext:value-type="float">
            <text:p><text:s text:c="5"/>16.00</text:p>
          </table:table-cell>
          <table:table-cell table:style-name="ce63" table:formula="of:=[.P1]+1" office:value-type="float" office:value="17" calcext:value-type="float">
            <text:p><text:s text:c="5"/>17.00</text:p>
          </table:table-cell>
          <table:table-cell table:style-name="ce63" table:formula="of:=[.Q1]+1" office:value-type="float" office:value="18" calcext:value-type="float">
            <text:p><text:s text:c="5"/>18.00</text:p>
          </table:table-cell>
          <table:table-cell table:style-name="ce63" table:formula="of:=[.R1]+1" office:value-type="float" office:value="19" calcext:value-type="float">
            <text:p><text:s text:c="5"/>19.00</text:p>
          </table:table-cell>
          <table:table-cell table:style-name="ce63" table:formula="of:=[.S1]+1" office:value-type="float" office:value="20" calcext:value-type="float">
            <text:p><text:s text:c="5"/>20.00</text:p>
          </table:table-cell>
          <table:table-cell table:style-name="ce63" table:formula="of:=[.T1]+1" office:value-type="float" office:value="21" calcext:value-type="float">
            <text:p><text:s text:c="5"/>21.00</text:p>
          </table:table-cell>
          <table:table-cell table:style-name="ce63" table:formula="of:=[.U1]+1" office:value-type="float" office:value="22" calcext:value-type="float">
            <text:p><text:s text:c="5"/>22.00</text:p>
          </table:table-cell>
          <table:table-cell table:style-name="ce63" table:formula="of:=[.V1]+1" office:value-type="float" office:value="23" calcext:value-type="float">
            <text:p><text:s text:c="5"/>23.00</text:p>
          </table:table-cell>
          <table:table-cell table:style-name="ce63" table:formula="of:=[.W1]+1" office:value-type="float" office:value="24" calcext:value-type="float">
            <text:p><text:s text:c="5"/>24.00</text:p>
          </table:table-cell>
          <table:table-cell table:style-name="ce63" table:formula="of:=[.X1]+1" office:value-type="float" office:value="25" calcext:value-type="float">
            <text:p><text:s text:c="5"/>25.00</text:p>
          </table:table-cell>
          <table:table-cell table:style-name="ce63" table:formula="of:=[.Y1]+1" office:value-type="float" office:value="26" calcext:value-type="float">
            <text:p><text:s text:c="5"/>26.00</text:p>
          </table:table-cell>
          <table:table-cell table:number-columns-repeated="998"/>
        </table:table-row>
        <table:table-row table:style-name="ro1">
          <table:table-cell table:style-name="ce64" office:value-type="string" calcext:value-type="string">
            <text:p>Auto Clicker</text:p>
          </table:table-cell>
          <table:table-cell table:style-name="ce64" office:value-type="string" calcext:value-type="string">
            <text:p>VALEURES DE BASE</text:p>
          </table:table-cell>
          <table:table-cell table:style-name="ce64" office:value-type="string" calcext:value-type="string">
            <text:p>Multiplicateur</text:p>
          </table:table-cell>
          <table:table-cell table:style-name="ce92" table:number-columns-repeated="23"/>
          <table:table-cell table:number-columns-repeated="998"/>
        </table:table-row>
        <table:table-row table:style-name="ro1">
          <table:table-cell table:style-name="ce65" office:value-type="string" calcext:value-type="string">
            <text:p>Speed</text:p>
          </table:table-cell>
          <table:table-cell table:style-name="ce80" office:value-type="string" calcext:value-type="string">
            <text:p>1 Clic toute les 3 sec</text:p>
          </table:table-cell>
          <table:table-cell table:style-name="ce83" office:value-type="float" office:value="1" calcext:value-type="float">
            <text:p><text:s text:c="5"/>1.00</text:p>
          </table:table-cell>
          <table:table-cell table:style-name="ce86" table:formula="of:=[.C3]+1" office:value-type="float" office:value="2" calcext:value-type="float">
            <text:p><text:s text:c="5"/>2</text:p>
          </table:table-cell>
          <table:table-cell table:style-name="ce86" table:formula="of:=[.D3]+1" office:value-type="float" office:value="3" calcext:value-type="float">
            <text:p><text:s text:c="5"/>3</text:p>
          </table:table-cell>
          <table:table-cell table:style-name="ce86" table:formula="of:=[.E3]+1" office:value-type="float" office:value="4" calcext:value-type="float">
            <text:p><text:s text:c="5"/>4</text:p>
          </table:table-cell>
          <table:table-cell table:style-name="ce86" table:formula="of:=[.F3]+1" office:value-type="float" office:value="5" calcext:value-type="float">
            <text:p><text:s text:c="5"/>5</text:p>
          </table:table-cell>
          <table:table-cell table:style-name="ce86" table:formula="of:=[.G3]+1" office:value-type="float" office:value="6" calcext:value-type="float">
            <text:p><text:s text:c="5"/>6</text:p>
          </table:table-cell>
          <table:table-cell table:style-name="ce86" table:formula="of:=[.H3]+1" office:value-type="float" office:value="7" calcext:value-type="float">
            <text:p><text:s text:c="5"/>7</text:p>
          </table:table-cell>
          <table:table-cell table:style-name="ce86" table:formula="of:=[.I3]+1" office:value-type="float" office:value="8" calcext:value-type="float">
            <text:p><text:s text:c="5"/>8</text:p>
          </table:table-cell>
          <table:table-cell table:style-name="ce86" table:formula="of:=[.J3]+1" office:value-type="float" office:value="9" calcext:value-type="float">
            <text:p><text:s text:c="5"/>9</text:p>
          </table:table-cell>
          <table:table-cell table:style-name="ce86" table:formula="of:=[.K3]+1" office:value-type="float" office:value="10" calcext:value-type="float">
            <text:p><text:s text:c="5"/>10</text:p>
          </table:table-cell>
          <table:table-cell table:style-name="ce86" table:formula="of:=[.L3]+1" office:value-type="float" office:value="11" calcext:value-type="float">
            <text:p><text:s text:c="5"/>11</text:p>
          </table:table-cell>
          <table:table-cell table:style-name="ce86" table:formula="of:=[.M3]+1" office:value-type="float" office:value="12" calcext:value-type="float">
            <text:p><text:s text:c="5"/>12</text:p>
          </table:table-cell>
          <table:table-cell table:style-name="ce86" table:formula="of:=[.N3]+1" office:value-type="float" office:value="13" calcext:value-type="float">
            <text:p><text:s text:c="5"/>13</text:p>
          </table:table-cell>
          <table:table-cell table:style-name="ce86" table:formula="of:=[.O3]+1" office:value-type="float" office:value="14" calcext:value-type="float">
            <text:p><text:s text:c="5"/>14</text:p>
          </table:table-cell>
          <table:table-cell table:style-name="ce86" table:formula="of:=[.P3]+1" office:value-type="float" office:value="15" calcext:value-type="float">
            <text:p><text:s text:c="5"/>15</text:p>
          </table:table-cell>
          <table:table-cell table:style-name="ce86" table:formula="of:=[.Q3]+1" office:value-type="float" office:value="16" calcext:value-type="float">
            <text:p><text:s text:c="5"/>16</text:p>
          </table:table-cell>
          <table:table-cell table:style-name="ce86" table:formula="of:=[.R3]+1" office:value-type="float" office:value="17" calcext:value-type="float">
            <text:p><text:s text:c="5"/>17</text:p>
          </table:table-cell>
          <table:table-cell table:style-name="ce86" table:formula="of:=[.S3]+1" office:value-type="float" office:value="18" calcext:value-type="float">
            <text:p><text:s text:c="5"/>18</text:p>
          </table:table-cell>
          <table:table-cell table:style-name="ce86" table:formula="of:=[.T3]+1" office:value-type="float" office:value="19" calcext:value-type="float">
            <text:p><text:s text:c="5"/>19</text:p>
          </table:table-cell>
          <table:table-cell table:style-name="ce86" table:formula="of:=[.U3]+1" office:value-type="float" office:value="20" calcext:value-type="float">
            <text:p><text:s text:c="5"/>20</text:p>
          </table:table-cell>
          <table:table-cell table:style-name="ce86" table:formula="of:=[.V3]+1" office:value-type="float" office:value="21" calcext:value-type="float">
            <text:p><text:s text:c="5"/>21</text:p>
          </table:table-cell>
          <table:table-cell table:style-name="ce86" table:formula="of:=[.W3]+1" office:value-type="float" office:value="22" calcext:value-type="float">
            <text:p><text:s text:c="5"/>22</text:p>
          </table:table-cell>
          <table:table-cell table:style-name="ce86" table:formula="of:=[.X3]+1" office:value-type="float" office:value="23" calcext:value-type="float">
            <text:p><text:s text:c="5"/>23</text:p>
          </table:table-cell>
          <table:table-cell table:style-name="ce86" table:formula="of:=[.Y3]+1" office:value-type="float" office:value="24" calcext:value-type="float">
            <text:p><text:s text:c="5"/>24</text:p>
          </table:table-cell>
          <table:table-cell table:number-columns-repeated="998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25" calcext:value-type="float">
            <text:p><text:s text:c="5"/>25.00</text:p>
          </table:table-cell>
          <table:table-cell table:style-name="ce66" office:value-type="string" calcext:value-type="string">
            <text:p>TRUNC(25*(POWER(1.3,A1)-1)/0.12)</text:p>
          </table:table-cell>
          <table:table-cell table:style-name="ce93" table:formula="of:=TRUNC(25*(POWER(1.3;[.A1])-1)/0.12)" office:value-type="float" office:value="62" calcext:value-type="float">
            <text:p><text:s text:c="5"/>62</text:p>
          </table:table-cell>
          <table:table-cell table:style-name="ce93" table:formula="of:=TRUNC(25*(POWER(1.3;[.B1])-1)/0.12)" office:value-type="float" office:value="143" calcext:value-type="float">
            <text:p><text:s text:c="5"/>143</text:p>
          </table:table-cell>
          <table:table-cell table:style-name="ce93" table:formula="of:=TRUNC(25*(POWER(1.3;[.C1])-1)/0.12)" office:value-type="float" office:value="249" calcext:value-type="float">
            <text:p><text:s text:c="5"/>249</text:p>
          </table:table-cell>
          <table:table-cell table:style-name="ce93" table:formula="of:=TRUNC(25*(POWER(1.3;[.D1])-1)/0.12)" office:value-type="float" office:value="386" calcext:value-type="float">
            <text:p><text:s text:c="5"/>386</text:p>
          </table:table-cell>
          <table:table-cell table:style-name="ce93" table:formula="of:=TRUNC(25*(POWER(1.3;[.E1])-1)/0.12)" office:value-type="float" office:value="565" calcext:value-type="float">
            <text:p><text:s text:c="5"/>565</text:p>
          </table:table-cell>
          <table:table-cell table:style-name="ce93" table:formula="of:=TRUNC(25*(POWER(1.3;[.F1])-1)/0.12)" office:value-type="float" office:value="797" calcext:value-type="float">
            <text:p><text:s text:c="5"/>797</text:p>
          </table:table-cell>
          <table:table-cell table:style-name="ce93" table:formula="of:=TRUNC(25*(POWER(1.3;[.G1])-1)/0.12)" office:value-type="float" office:value="1098" calcext:value-type="float">
            <text:p><text:s text:c="4"/>1 098</text:p>
          </table:table-cell>
          <table:table-cell table:style-name="ce93" table:formula="of:=TRUNC(25*(POWER(1.3;[.H1])-1)/0.12)" office:value-type="float" office:value="1491" calcext:value-type="float">
            <text:p><text:s text:c="4"/>1 491</text:p>
          </table:table-cell>
          <table:table-cell table:style-name="ce93" table:formula="of:=TRUNC(25*(POWER(1.3;[.I1])-1)/0.12)" office:value-type="float" office:value="2000" calcext:value-type="float">
            <text:p><text:s text:c="4"/>2 000</text:p>
          </table:table-cell>
          <table:table-cell table:style-name="ce93" table:formula="of:=TRUNC(25*(POWER(1.3;[.J1])-1)/0.12)" office:value-type="float" office:value="2663" calcext:value-type="float">
            <text:p><text:s text:c="4"/>2 663</text:p>
          </table:table-cell>
          <table:table-cell table:style-name="ce93" table:formula="of:=TRUNC(25*(POWER(1.3;[.K1])-1)/0.12)" office:value-type="float" office:value="3525" calcext:value-type="float">
            <text:p><text:s text:c="4"/>3 525</text:p>
          </table:table-cell>
          <table:table-cell table:style-name="ce93" table:formula="of:=TRUNC(25*(POWER(1.3;[.L1])-1)/0.12)" office:value-type="float" office:value="4645" calcext:value-type="float">
            <text:p><text:s text:c="4"/>4 645</text:p>
          </table:table-cell>
          <table:table-cell table:style-name="ce93" table:formula="of:=TRUNC(25*(POWER(1.3;[.M1])-1)/0.12)" office:value-type="float" office:value="6101" calcext:value-type="float">
            <text:p><text:s text:c="4"/>6 101</text:p>
          </table:table-cell>
          <table:table-cell table:style-name="ce93" table:formula="of:=TRUNC(25*(POWER(1.3;[.N1])-1)/0.12)" office:value-type="float" office:value="7994" calcext:value-type="float">
            <text:p><text:s text:c="4"/>7 994</text:p>
          </table:table-cell>
          <table:table-cell table:style-name="ce93" table:formula="of:=TRUNC(25*(POWER(1.3;[.O1])-1)/0.12)" office:value-type="float" office:value="10455" calcext:value-type="float">
            <text:p><text:s text:c="4"/>10 455</text:p>
          </table:table-cell>
          <table:table-cell table:style-name="ce93" table:formula="of:=TRUNC(25*(POWER(1.3;[.P1])-1)/0.12)" office:value-type="float" office:value="13654" calcext:value-type="float">
            <text:p><text:s text:c="4"/>13 654</text:p>
          </table:table-cell>
          <table:table-cell table:style-name="ce93" table:formula="of:=TRUNC(25*(POWER(1.3;[.Q1])-1)/0.12)" office:value-type="float" office:value="17813" calcext:value-type="float">
            <text:p><text:s text:c="4"/>17 813</text:p>
          </table:table-cell>
          <table:table-cell table:style-name="ce93" table:formula="of:=TRUNC(25*(POWER(1.3;[.R1])-1)/0.12)" office:value-type="float" office:value="23219" calcext:value-type="float">
            <text:p><text:s text:c="4"/>23 219</text:p>
          </table:table-cell>
          <table:table-cell table:style-name="ce93" table:formula="of:=TRUNC(25*(POWER(1.3;[.S1])-1)/0.12)" office:value-type="float" office:value="30248" calcext:value-type="float">
            <text:p><text:s text:c="4"/>30 248</text:p>
          </table:table-cell>
          <table:table-cell table:style-name="ce93" table:formula="of:=TRUNC(25*(POWER(1.3;[.T1])-1)/0.12)" office:value-type="float" office:value="39385" calcext:value-type="float">
            <text:p><text:s text:c="4"/>39 385</text:p>
          </table:table-cell>
          <table:table-cell table:style-name="ce93" table:formula="of:=TRUNC(25*(POWER(1.3;[.U1])-1)/0.12)" office:value-type="float" office:value="51263" calcext:value-type="float">
            <text:p><text:s text:c="4"/>51 263</text:p>
          </table:table-cell>
          <table:table-cell table:style-name="ce93" table:formula="of:=TRUNC(25*(POWER(1.3;[.V1])-1)/0.12)" office:value-type="float" office:value="66704" calcext:value-type="float">
            <text:p><text:s text:c="4"/>66 704</text:p>
          </table:table-cell>
          <table:table-cell table:style-name="ce93" table:formula="of:=TRUNC(25*(POWER(1.3;[.W1])-1)/0.12)" office:value-type="float" office:value="86778" calcext:value-type="float">
            <text:p><text:s text:c="4"/>86 778</text:p>
          </table:table-cell>
          <table:table-cell table:number-columns-repeated="998"/>
        </table:table-row>
        <table:table-row table:style-name="ro1">
          <table:table-cell table:style-name="ce65" office:value-type="string" calcext:value-type="string">
            <text:p>Ratio (Clic auto)</text:p>
          </table:table-cell>
          <table:table-cell table:style-name="ce80" office:value-type="float" office:value="1" calcext:value-type="float">
            <text:p><text:s text:c="5"/>1.00</text:p>
          </table:table-cell>
          <table:table-cell table:style-name="ce83" office:value-type="string" calcext:value-type="string">
            <text:p>TRUNC((1*(POW(1.5,A1))),0)+1</text:p>
          </table:table-cell>
          <table:table-cell table:style-name="ce86" table:formula="of:=TRUNC((1*(pow(1.3;[.A1])));0)+1" office:value-type="string" office:string-value="" calcext:value-type="error">
            <text:p>#NAME?</text:p>
          </table:table-cell>
          <table:table-cell table:style-name="ce86" table:formula="of:=TRUNC((1*(pow(1.3;[.B1])));0)+1" office:value-type="string" office:string-value="" calcext:value-type="error">
            <text:p>#NAME?</text:p>
          </table:table-cell>
          <table:table-cell table:style-name="ce86" table:formula="of:=TRUNC((1*(pow(1.3;[.C1])));0)+1" office:value-type="string" office:string-value="" calcext:value-type="error">
            <text:p>#NAME?</text:p>
          </table:table-cell>
          <table:table-cell table:style-name="ce86" table:formula="of:=TRUNC((1*(pow(1.3;[.D1])));0)+1" office:value-type="string" office:string-value="" calcext:value-type="error">
            <text:p>#NAME?</text:p>
          </table:table-cell>
          <table:table-cell table:style-name="ce86" table:formula="of:=TRUNC((1*(pow(1.3;[.E1])));0)+1" office:value-type="string" office:string-value="" calcext:value-type="error">
            <text:p>#NAME?</text:p>
          </table:table-cell>
          <table:table-cell table:style-name="ce86" table:formula="of:=TRUNC((1*(pow(1.3;[.F1])));0)+1" office:value-type="string" office:string-value="" calcext:value-type="error">
            <text:p>#NAME?</text:p>
          </table:table-cell>
          <table:table-cell table:style-name="ce86" table:formula="of:=TRUNC((1*(pow(1.3;[.G1])));0)+1" office:value-type="string" office:string-value="" calcext:value-type="error">
            <text:p>#NAME?</text:p>
          </table:table-cell>
          <table:table-cell table:style-name="ce86" table:formula="of:=TRUNC((1*(pow(1.3;[.H1])));0)+1" office:value-type="string" office:string-value="" calcext:value-type="error">
            <text:p>#NAME?</text:p>
          </table:table-cell>
          <table:table-cell table:style-name="ce86" table:formula="of:=TRUNC((1*(pow(1.3;[.I1])));0)+1" office:value-type="string" office:string-value="" calcext:value-type="error">
            <text:p>#NAME?</text:p>
          </table:table-cell>
          <table:table-cell table:style-name="ce86" table:formula="of:=TRUNC((1*(pow(1.3;[.J1])));0)+1" office:value-type="string" office:string-value="" calcext:value-type="error">
            <text:p>#NAME?</text:p>
          </table:table-cell>
          <table:table-cell table:style-name="ce86" table:formula="of:=TRUNC((1*(pow(1.3;[.K1])));0)+1" office:value-type="string" office:string-value="" calcext:value-type="error">
            <text:p>#NAME?</text:p>
          </table:table-cell>
          <table:table-cell table:style-name="ce86" table:formula="of:=TRUNC((1*(pow(1.3;[.L1])));0)+1" office:value-type="string" office:string-value="" calcext:value-type="error">
            <text:p>#NAME?</text:p>
          </table:table-cell>
          <table:table-cell table:style-name="ce86" table:formula="of:=TRUNC((1*(pow(1.3;[.M1])));0)+1" office:value-type="string" office:string-value="" calcext:value-type="error">
            <text:p>#NAME?</text:p>
          </table:table-cell>
          <table:table-cell table:style-name="ce86" table:formula="of:=TRUNC((1*(pow(1.3;[.N1])));0)+1" office:value-type="string" office:string-value="" calcext:value-type="error">
            <text:p>#NAME?</text:p>
          </table:table-cell>
          <table:table-cell table:style-name="ce86" table:formula="of:=TRUNC((1*(pow(1.3;[.O1])));0)+1" office:value-type="string" office:string-value="" calcext:value-type="error">
            <text:p>#NAME?</text:p>
          </table:table-cell>
          <table:table-cell table:style-name="ce86" table:formula="of:=TRUNC((1*(pow(1.3;[.P1])));0)+1" office:value-type="string" office:string-value="" calcext:value-type="error">
            <text:p>#NAME?</text:p>
          </table:table-cell>
          <table:table-cell table:style-name="ce86" table:formula="of:=TRUNC((1*(pow(1.3;[.Q1])));0)+1" office:value-type="string" office:string-value="" calcext:value-type="error">
            <text:p>#NAME?</text:p>
          </table:table-cell>
          <table:table-cell table:style-name="ce86" table:formula="of:=TRUNC((1*(pow(1.3;[.R1])));0)+1" office:value-type="string" office:string-value="" calcext:value-type="error">
            <text:p>#NAME?</text:p>
          </table:table-cell>
          <table:table-cell table:style-name="ce86" table:formula="of:=TRUNC((1*(pow(1.3;[.S1])));0)+1" office:value-type="string" office:string-value="" calcext:value-type="error">
            <text:p>#NAME?</text:p>
          </table:table-cell>
          <table:table-cell table:style-name="ce86" table:formula="of:=TRUNC((1*(pow(1.3;[.T1])));0)+1" office:value-type="string" office:string-value="" calcext:value-type="error">
            <text:p>#NAME?</text:p>
          </table:table-cell>
          <table:table-cell table:style-name="ce86" table:formula="of:=TRUNC((1*(pow(1.3;[.U1])));0)+1" office:value-type="string" office:string-value="" calcext:value-type="error">
            <text:p>#NAME?</text:p>
          </table:table-cell>
          <table:table-cell table:style-name="ce86" table:formula="of:=TRUNC((1*(pow(1.3;[.V1])));0)+1" office:value-type="string" office:string-value="" calcext:value-type="error">
            <text:p>#NAME?</text:p>
          </table:table-cell>
          <table:table-cell table:style-name="ce86" table:formula="of:=TRUNC((1*(pow(1.3;[.W1])));0)+1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25" calcext:value-type="float">
            <text:p><text:s text:c="5"/>25.00</text:p>
          </table:table-cell>
          <table:table-cell table:style-name="ce66" office:value-type="string" calcext:value-type="string">
            <text:p>TRUNC(25*(POWER(1.3,A1)-1)/0.12)</text:p>
          </table:table-cell>
          <table:table-cell table:style-name="ce93" table:formula="of:=TRUNC(25*(POWER(1.3;[.A1])-1)/0.12)" office:value-type="float" office:value="62" calcext:value-type="float">
            <text:p><text:s text:c="5"/>62</text:p>
          </table:table-cell>
          <table:table-cell table:style-name="ce93" table:formula="of:=TRUNC(25*(POWER(1.3;[.B1])-1)/0.12)" office:value-type="float" office:value="143" calcext:value-type="float">
            <text:p><text:s text:c="5"/>143</text:p>
          </table:table-cell>
          <table:table-cell table:style-name="ce93" table:formula="of:=TRUNC(25*(POWER(1.3;[.C1])-1)/0.12)" office:value-type="float" office:value="249" calcext:value-type="float">
            <text:p><text:s text:c="5"/>249</text:p>
          </table:table-cell>
          <table:table-cell table:style-name="ce93" table:formula="of:=TRUNC(25*(POWER(1.3;[.D1])-1)/0.12)" office:value-type="float" office:value="386" calcext:value-type="float">
            <text:p><text:s text:c="5"/>386</text:p>
          </table:table-cell>
          <table:table-cell table:style-name="ce93" table:formula="of:=TRUNC(25*(POWER(1.3;[.E1])-1)/0.12)" office:value-type="float" office:value="565" calcext:value-type="float">
            <text:p><text:s text:c="5"/>565</text:p>
          </table:table-cell>
          <table:table-cell table:style-name="ce93" table:formula="of:=TRUNC(25*(POWER(1.3;[.F1])-1)/0.12)" office:value-type="float" office:value="797" calcext:value-type="float">
            <text:p><text:s text:c="5"/>797</text:p>
          </table:table-cell>
          <table:table-cell table:style-name="ce93" table:formula="of:=TRUNC(25*(POWER(1.3;[.G1])-1)/0.12)" office:value-type="float" office:value="1098" calcext:value-type="float">
            <text:p><text:s text:c="4"/>1 098</text:p>
          </table:table-cell>
          <table:table-cell table:style-name="ce93" table:formula="of:=TRUNC(25*(POWER(1.3;[.H1])-1)/0.12)" office:value-type="float" office:value="1491" calcext:value-type="float">
            <text:p><text:s text:c="4"/>1 491</text:p>
          </table:table-cell>
          <table:table-cell table:style-name="ce93" table:formula="of:=TRUNC(25*(POWER(1.3;[.I1])-1)/0.12)" office:value-type="float" office:value="2000" calcext:value-type="float">
            <text:p><text:s text:c="4"/>2 000</text:p>
          </table:table-cell>
          <table:table-cell table:style-name="ce93" table:formula="of:=TRUNC(25*(POWER(1.3;[.J1])-1)/0.12)" office:value-type="float" office:value="2663" calcext:value-type="float">
            <text:p><text:s text:c="4"/>2 663</text:p>
          </table:table-cell>
          <table:table-cell table:style-name="ce93" table:formula="of:=TRUNC(25*(POWER(1.3;[.K1])-1)/0.12)" office:value-type="float" office:value="3525" calcext:value-type="float">
            <text:p><text:s text:c="4"/>3 525</text:p>
          </table:table-cell>
          <table:table-cell table:style-name="ce93" table:formula="of:=TRUNC(25*(POWER(1.3;[.L1])-1)/0.12)" office:value-type="float" office:value="4645" calcext:value-type="float">
            <text:p><text:s text:c="4"/>4 645</text:p>
          </table:table-cell>
          <table:table-cell table:style-name="ce93" table:formula="of:=TRUNC(25*(POWER(1.3;[.M1])-1)/0.12)" office:value-type="float" office:value="6101" calcext:value-type="float">
            <text:p><text:s text:c="4"/>6 101</text:p>
          </table:table-cell>
          <table:table-cell table:style-name="ce93" table:formula="of:=TRUNC(25*(POWER(1.3;[.N1])-1)/0.12)" office:value-type="float" office:value="7994" calcext:value-type="float">
            <text:p><text:s text:c="4"/>7 994</text:p>
          </table:table-cell>
          <table:table-cell table:style-name="ce93" table:formula="of:=TRUNC(25*(POWER(1.3;[.O1])-1)/0.12)" office:value-type="float" office:value="10455" calcext:value-type="float">
            <text:p><text:s text:c="4"/>10 455</text:p>
          </table:table-cell>
          <table:table-cell table:style-name="ce93" table:formula="of:=TRUNC(25*(POWER(1.3;[.P1])-1)/0.12)" office:value-type="float" office:value="13654" calcext:value-type="float">
            <text:p><text:s text:c="4"/>13 654</text:p>
          </table:table-cell>
          <table:table-cell table:style-name="ce93" table:formula="of:=TRUNC(25*(POWER(1.3;[.Q1])-1)/0.12)" office:value-type="float" office:value="17813" calcext:value-type="float">
            <text:p><text:s text:c="4"/>17 813</text:p>
          </table:table-cell>
          <table:table-cell table:style-name="ce93" table:formula="of:=TRUNC(25*(POWER(1.3;[.R1])-1)/0.12)" office:value-type="float" office:value="23219" calcext:value-type="float">
            <text:p><text:s text:c="4"/>23 219</text:p>
          </table:table-cell>
          <table:table-cell table:style-name="ce93" table:formula="of:=TRUNC(25*(POWER(1.3;[.S1])-1)/0.12)" office:value-type="float" office:value="30248" calcext:value-type="float">
            <text:p><text:s text:c="4"/>30 248</text:p>
          </table:table-cell>
          <table:table-cell table:style-name="ce93" table:formula="of:=TRUNC(25*(POWER(1.3;[.T1])-1)/0.12)" office:value-type="float" office:value="39385" calcext:value-type="float">
            <text:p><text:s text:c="4"/>39 385</text:p>
          </table:table-cell>
          <table:table-cell table:style-name="ce93" table:formula="of:=TRUNC(25*(POWER(1.3;[.U1])-1)/0.12)" office:value-type="float" office:value="51263" calcext:value-type="float">
            <text:p><text:s text:c="4"/>51 263</text:p>
          </table:table-cell>
          <table:table-cell table:style-name="ce93" table:formula="of:=TRUNC(25*(POWER(1.3;[.V1])-1)/0.12)" office:value-type="float" office:value="66704" calcext:value-type="float">
            <text:p><text:s text:c="4"/>66 704</text:p>
          </table:table-cell>
          <table:table-cell table:style-name="ce93" table:formula="of:=TRUNC(25*(POWER(1.3;[.W1])-1)/0.12)" office:value-type="float" office:value="86778" calcext:value-type="float">
            <text:p><text:s text:c="4"/>86 778</text:p>
          </table:table-cell>
          <table:table-cell table:number-columns-repeated="998"/>
        </table:table-row>
        <table:table-row table:style-name="ro1">
          <table:table-cell table:style-name="ce65" office:value-type="string" calcext:value-type="string">
            <text:p>Number</text:p>
          </table:table-cell>
          <table:table-cell table:style-name="ce80" office:value-type="float" office:value="0" calcext:value-type="float">
            <text:p><text:s text:c="5"/>0.00</text:p>
          </table:table-cell>
          <table:table-cell table:style-name="ce83" table:formula="of:=1" office:value-type="float" office:value="1" calcext:value-type="float">
            <text:p><text:s text:c="5"/>1.00</text:p>
          </table:table-cell>
          <table:table-cell table:style-name="ce86" office:value-type="float" office:value="1" calcext:value-type="float">
            <text:p><text:s text:c="5"/>1</text:p>
          </table:table-cell>
          <table:table-cell table:style-name="ce86" table:formula="of:=[.D7]+1" office:value-type="float" office:value="2" calcext:value-type="float">
            <text:p><text:s text:c="5"/>2</text:p>
          </table:table-cell>
          <table:table-cell table:style-name="ce86" table:formula="of:=[.E7]+1" office:value-type="float" office:value="3" calcext:value-type="float">
            <text:p><text:s text:c="5"/>3</text:p>
          </table:table-cell>
          <table:table-cell table:style-name="ce86" table:formula="of:=[.F7]+1" office:value-type="float" office:value="4" calcext:value-type="float">
            <text:p><text:s text:c="5"/>4</text:p>
          </table:table-cell>
          <table:table-cell table:style-name="ce86" table:formula="of:=[.G7]+1" office:value-type="float" office:value="5" calcext:value-type="float">
            <text:p><text:s text:c="5"/>5</text:p>
          </table:table-cell>
          <table:table-cell table:style-name="ce86" table:formula="of:=[.H7]+1" office:value-type="float" office:value="6" calcext:value-type="float">
            <text:p><text:s text:c="5"/>6</text:p>
          </table:table-cell>
          <table:table-cell table:style-name="ce86" table:formula="of:=[.I7]+1" office:value-type="float" office:value="7" calcext:value-type="float">
            <text:p><text:s text:c="5"/>7</text:p>
          </table:table-cell>
          <table:table-cell table:style-name="ce86" table:formula="of:=[.J7]+1" office:value-type="float" office:value="8" calcext:value-type="float">
            <text:p><text:s text:c="5"/>8</text:p>
          </table:table-cell>
          <table:table-cell table:style-name="ce86" table:formula="of:=[.K7]+1" office:value-type="float" office:value="9" calcext:value-type="float">
            <text:p><text:s text:c="5"/>9</text:p>
          </table:table-cell>
          <table:table-cell table:style-name="ce86" table:formula="of:=[.L7]+1" office:value-type="float" office:value="10" calcext:value-type="float">
            <text:p><text:s text:c="5"/>10</text:p>
          </table:table-cell>
          <table:table-cell table:style-name="ce86" table:formula="of:=[.M7]+1" office:value-type="float" office:value="11" calcext:value-type="float">
            <text:p><text:s text:c="5"/>11</text:p>
          </table:table-cell>
          <table:table-cell table:style-name="ce86" table:formula="of:=[.N7]+1" office:value-type="float" office:value="12" calcext:value-type="float">
            <text:p><text:s text:c="5"/>12</text:p>
          </table:table-cell>
          <table:table-cell table:style-name="ce86" table:formula="of:=[.O7]+1" office:value-type="float" office:value="13" calcext:value-type="float">
            <text:p><text:s text:c="5"/>13</text:p>
          </table:table-cell>
          <table:table-cell table:style-name="ce86" table:formula="of:=[.P7]+1" office:value-type="float" office:value="14" calcext:value-type="float">
            <text:p><text:s text:c="5"/>14</text:p>
          </table:table-cell>
          <table:table-cell table:style-name="ce86" table:formula="of:=[.Q7]+1" office:value-type="float" office:value="15" calcext:value-type="float">
            <text:p><text:s text:c="5"/>15</text:p>
          </table:table-cell>
          <table:table-cell table:style-name="ce86" table:formula="of:=[.R7]+1" office:value-type="float" office:value="16" calcext:value-type="float">
            <text:p><text:s text:c="5"/>16</text:p>
          </table:table-cell>
          <table:table-cell table:style-name="ce86" table:formula="of:=[.S7]+1" office:value-type="float" office:value="17" calcext:value-type="float">
            <text:p><text:s text:c="5"/>17</text:p>
          </table:table-cell>
          <table:table-cell table:style-name="ce86" table:formula="of:=[.T7]+1" office:value-type="float" office:value="18" calcext:value-type="float">
            <text:p><text:s text:c="5"/>18</text:p>
          </table:table-cell>
          <table:table-cell table:style-name="ce86" table:formula="of:=[.U7]+1" office:value-type="float" office:value="19" calcext:value-type="float">
            <text:p><text:s text:c="5"/>19</text:p>
          </table:table-cell>
          <table:table-cell table:style-name="ce86" table:formula="of:=[.V7]+1" office:value-type="float" office:value="20" calcext:value-type="float">
            <text:p><text:s text:c="5"/>20</text:p>
          </table:table-cell>
          <table:table-cell table:style-name="ce86" table:formula="of:=[.W7]+1" office:value-type="float" office:value="21" calcext:value-type="float">
            <text:p><text:s text:c="5"/>21</text:p>
          </table:table-cell>
          <table:table-cell table:style-name="ce86" table:formula="of:=[.X7]+1" office:value-type="float" office:value="22" calcext:value-type="float">
            <text:p><text:s text:c="5"/>22</text:p>
          </table:table-cell>
          <table:table-cell table:style-name="ce86" table:formula="of:=[.Y7]+1" office:value-type="float" office:value="23" calcext:value-type="float">
            <text:p><text:s text:c="5"/>23</text:p>
          </table:table-cell>
          <table:table-cell table:number-columns-repeated="998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10" calcext:value-type="float">
            <text:p><text:s text:c="5"/>10.00</text:p>
          </table:table-cell>
          <table:table-cell table:style-name="ce66" office:value-type="string" calcext:value-type="string">
            <text:p>TRUNC(10*(POWER(1.3,A1)-1)/0.12)</text:p>
          </table:table-cell>
          <table:table-cell table:style-name="ce93" table:formula="of:=TRUNC(10*(POWER(1.3;[.A1])-1)/0.12)" office:value-type="float" office:value="25" calcext:value-type="float">
            <text:p><text:s text:c="5"/>25</text:p>
          </table:table-cell>
          <table:table-cell table:style-name="ce93" table:formula="of:=TRUNC(10*(POWER(1.3;[.B1])-1)/0.12)" office:value-type="float" office:value="57" calcext:value-type="float">
            <text:p><text:s text:c="5"/>57</text:p>
          </table:table-cell>
          <table:table-cell table:style-name="ce93" table:formula="of:=TRUNC(10*(POWER(1.3;[.C1])-1)/0.12)" office:value-type="float" office:value="99" calcext:value-type="float">
            <text:p><text:s text:c="5"/>99</text:p>
          </table:table-cell>
          <table:table-cell table:style-name="ce93" table:formula="of:=TRUNC(10*(POWER(1.3;[.D1])-1)/0.12)" office:value-type="float" office:value="154" calcext:value-type="float">
            <text:p><text:s text:c="5"/>154</text:p>
          </table:table-cell>
          <table:table-cell table:style-name="ce93" table:formula="of:=TRUNC(10*(POWER(1.3;[.E1])-1)/0.12)" office:value-type="float" office:value="226" calcext:value-type="float">
            <text:p><text:s text:c="5"/>226</text:p>
          </table:table-cell>
          <table:table-cell table:style-name="ce93" table:formula="of:=TRUNC(10*(POWER(1.3;[.F1])-1)/0.12)" office:value-type="float" office:value="318" calcext:value-type="float">
            <text:p><text:s text:c="5"/>318</text:p>
          </table:table-cell>
          <table:table-cell table:style-name="ce93" table:formula="of:=TRUNC(10*(POWER(1.3;[.G1])-1)/0.12)" office:value-type="float" office:value="439" calcext:value-type="float">
            <text:p><text:s text:c="5"/>439</text:p>
          </table:table-cell>
          <table:table-cell table:style-name="ce93" table:formula="of:=TRUNC(10*(POWER(1.3;[.H1])-1)/0.12)" office:value-type="float" office:value="596" calcext:value-type="float">
            <text:p><text:s text:c="5"/>596</text:p>
          </table:table-cell>
          <table:table-cell table:style-name="ce93" table:formula="of:=TRUNC(10*(POWER(1.3;[.I1])-1)/0.12)" office:value-type="float" office:value="800" calcext:value-type="float">
            <text:p><text:s text:c="5"/>800</text:p>
          </table:table-cell>
          <table:table-cell table:style-name="ce93" table:formula="of:=TRUNC(10*(POWER(1.3;[.J1])-1)/0.12)" office:value-type="float" office:value="1065" calcext:value-type="float">
            <text:p><text:s text:c="4"/>1 065</text:p>
          </table:table-cell>
          <table:table-cell table:style-name="ce93" table:formula="of:=TRUNC(10*(POWER(1.3;[.K1])-1)/0.12)" office:value-type="float" office:value="1410" calcext:value-type="float">
            <text:p><text:s text:c="4"/>1 410</text:p>
          </table:table-cell>
          <table:table-cell table:style-name="ce93" table:formula="of:=TRUNC(10*(POWER(1.3;[.L1])-1)/0.12)" office:value-type="float" office:value="1858" calcext:value-type="float">
            <text:p><text:s text:c="4"/>1 858</text:p>
          </table:table-cell>
          <table:table-cell table:style-name="ce93" table:formula="of:=TRUNC(10*(POWER(1.3;[.M1])-1)/0.12)" office:value-type="float" office:value="2440" calcext:value-type="float">
            <text:p><text:s text:c="4"/>2 440</text:p>
          </table:table-cell>
          <table:table-cell table:style-name="ce93" table:formula="of:=TRUNC(10*(POWER(1.3;[.N1])-1)/0.12)" office:value-type="float" office:value="3197" calcext:value-type="float">
            <text:p><text:s text:c="4"/>3 197</text:p>
          </table:table-cell>
          <table:table-cell table:style-name="ce93" table:formula="of:=TRUNC(10*(POWER(1.3;[.O1])-1)/0.12)" office:value-type="float" office:value="4182" calcext:value-type="float">
            <text:p><text:s text:c="4"/>4 182</text:p>
          </table:table-cell>
          <table:table-cell table:style-name="ce93" table:formula="of:=TRUNC(10*(POWER(1.3;[.P1])-1)/0.12)" office:value-type="float" office:value="5461" calcext:value-type="float">
            <text:p><text:s text:c="4"/>5 461</text:p>
          </table:table-cell>
          <table:table-cell table:style-name="ce93" table:formula="of:=TRUNC(10*(POWER(1.3;[.Q1])-1)/0.12)" office:value-type="float" office:value="7125" calcext:value-type="float">
            <text:p><text:s text:c="4"/>7 125</text:p>
          </table:table-cell>
          <table:table-cell table:style-name="ce93" table:formula="of:=TRUNC(10*(POWER(1.3;[.R1])-1)/0.12)" office:value-type="float" office:value="9287" calcext:value-type="float">
            <text:p><text:s text:c="4"/>9 287</text:p>
          </table:table-cell>
          <table:table-cell table:style-name="ce93" table:formula="of:=TRUNC(10*(POWER(1.3;[.S1])-1)/0.12)" office:value-type="float" office:value="12099" calcext:value-type="float">
            <text:p><text:s text:c="4"/>12 099</text:p>
          </table:table-cell>
          <table:table-cell table:style-name="ce93" table:formula="of:=TRUNC(10*(POWER(1.3;[.T1])-1)/0.12)" office:value-type="float" office:value="15754" calcext:value-type="float">
            <text:p><text:s text:c="4"/>15 754</text:p>
          </table:table-cell>
          <table:table-cell table:style-name="ce93" table:formula="of:=TRUNC(10*(POWER(1.3;[.U1])-1)/0.12)" office:value-type="float" office:value="20505" calcext:value-type="float">
            <text:p><text:s text:c="4"/>20 505</text:p>
          </table:table-cell>
          <table:table-cell table:style-name="ce93" table:formula="of:=TRUNC(10*(POWER(1.3;[.V1])-1)/0.12)" office:value-type="float" office:value="26681" calcext:value-type="float">
            <text:p><text:s text:c="4"/>26 681</text:p>
          </table:table-cell>
          <table:table-cell table:style-name="ce93" table:formula="of:=TRUNC(10*(POWER(1.3;[.W1])-1)/0.12)" office:value-type="float" office:value="34711" calcext:value-type="float">
            <text:p><text:s text:c="4"/>34 711</text:p>
          </table:table-cell>
          <table:table-cell table:number-columns-repeated="998"/>
        </table:table-row>
        <table:table-row table:style-name="ro1">
          <table:table-cell table:style-name="ce67" table:number-columns-repeated="3"/>
          <table:table-cell table:style-name="ce86" table:number-columns-repeated="23"/>
          <table:table-cell table:number-columns-repeated="998"/>
        </table:table-row>
        <table:table-row table:style-name="ro1">
          <table:table-cell table:style-name="ce64" office:value-type="string" calcext:value-type="string">
            <text:p>Mimic Chest</text:p>
          </table:table-cell>
          <table:table-cell table:style-name="ce64" office:value-type="string" calcext:value-type="string">
            <text:p>VALEURES DE BASE</text:p>
          </table:table-cell>
          <table:table-cell table:style-name="ce64" office:value-type="string" calcext:value-type="string">
            <text:p>Multiplicateur</text:p>
          </table:table-cell>
          <table:table-cell table:style-name="ce92" table:number-columns-repeated="23"/>
          <table:table-cell table:number-columns-repeated="998"/>
        </table:table-row>
        <table:table-row table:style-name="ro1">
          <table:table-cell table:style-name="ce65" office:value-type="string" calcext:value-type="string">
            <text:p>Pv</text:p>
          </table:table-cell>
          <table:table-cell table:style-name="ce80" office:value-type="string" calcext:value-type="string">
            <text:p>100 PV</text:p>
          </table:table-cell>
          <table:table-cell table:style-name="ce83" office:value-type="float" office:value="20" calcext:value-type="float">
            <text:p><text:s text:c="5"/>20.00</text:p>
          </table:table-cell>
          <table:table-cell table:number-columns-repeated="1021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20" calcext:value-type="float">
            <text:p><text:s text:c="5"/>20.00</text:p>
          </table:table-cell>
          <table:table-cell table:style-name="ce66" office:value-type="string" calcext:value-type="string">
            <text:p>TRUNC(100*(POWER(1.3,A1)-1)/0.12)</text:p>
          </table:table-cell>
          <table:table-cell table:style-name="ce93" table:formula="of:=TRUNC(20*(POWER(1.3;[.A1])-1)/0.12)" office:value-type="float" office:value="50" calcext:value-type="float">
            <text:p><text:s text:c="5"/>50</text:p>
          </table:table-cell>
          <table:table-cell table:style-name="ce93" table:formula="of:=TRUNC(20*(POWER(1.3;[.B1])-1)/0.12)" office:value-type="float" office:value="115" calcext:value-type="float">
            <text:p><text:s text:c="5"/>115</text:p>
          </table:table-cell>
          <table:table-cell table:style-name="ce93" table:formula="of:=TRUNC(20*(POWER(1.3;[.C1])-1)/0.12)" office:value-type="float" office:value="199" calcext:value-type="float">
            <text:p><text:s text:c="5"/>199</text:p>
          </table:table-cell>
          <table:table-cell table:style-name="ce93" table:formula="of:=TRUNC(20*(POWER(1.3;[.D1])-1)/0.12)" office:value-type="float" office:value="309" calcext:value-type="float">
            <text:p><text:s text:c="5"/>309</text:p>
          </table:table-cell>
          <table:table-cell table:style-name="ce93" table:formula="of:=TRUNC(20*(POWER(1.3;[.E1])-1)/0.12)" office:value-type="float" office:value="452" calcext:value-type="float">
            <text:p><text:s text:c="5"/>452</text:p>
          </table:table-cell>
          <table:table-cell table:style-name="ce93" table:formula="of:=TRUNC(20*(POWER(1.3;[.F1])-1)/0.12)" office:value-type="float" office:value="637" calcext:value-type="float">
            <text:p><text:s text:c="5"/>637</text:p>
          </table:table-cell>
          <table:table-cell table:style-name="ce93" table:formula="of:=TRUNC(20*(POWER(1.3;[.G1])-1)/0.12)" office:value-type="float" office:value="879" calcext:value-type="float">
            <text:p><text:s text:c="5"/>879</text:p>
          </table:table-cell>
          <table:table-cell table:style-name="ce93" table:formula="of:=TRUNC(20*(POWER(1.3;[.H1])-1)/0.12)" office:value-type="float" office:value="1192" calcext:value-type="float">
            <text:p><text:s text:c="4"/>1 192</text:p>
          </table:table-cell>
          <table:table-cell table:style-name="ce93" table:formula="of:=TRUNC(20*(POWER(1.3;[.I1])-1)/0.12)" office:value-type="float" office:value="1600" calcext:value-type="float">
            <text:p><text:s text:c="4"/>1 600</text:p>
          </table:table-cell>
          <table:table-cell table:style-name="ce93" table:formula="of:=TRUNC(20*(POWER(1.3;[.J1])-1)/0.12)" office:value-type="float" office:value="2130" calcext:value-type="float">
            <text:p><text:s text:c="4"/>2 130</text:p>
          </table:table-cell>
          <table:table-cell table:style-name="ce93" table:formula="of:=TRUNC(20*(POWER(1.3;[.K1])-1)/0.12)" office:value-type="float" office:value="2820" calcext:value-type="float">
            <text:p><text:s text:c="4"/>2 820</text:p>
          </table:table-cell>
          <table:table-cell table:style-name="ce93" table:formula="of:=TRUNC(20*(POWER(1.3;[.L1])-1)/0.12)" office:value-type="float" office:value="3716" calcext:value-type="float">
            <text:p><text:s text:c="4"/>3 716</text:p>
          </table:table-cell>
          <table:table-cell table:style-name="ce93" table:formula="of:=TRUNC(20*(POWER(1.3;[.M1])-1)/0.12)" office:value-type="float" office:value="4881" calcext:value-type="float">
            <text:p><text:s text:c="4"/>4 881</text:p>
          </table:table-cell>
          <table:table-cell table:style-name="ce93" table:formula="of:=TRUNC(20*(POWER(1.3;[.N1])-1)/0.12)" office:value-type="float" office:value="6395" calcext:value-type="float">
            <text:p><text:s text:c="4"/>6 395</text:p>
          </table:table-cell>
          <table:table-cell table:style-name="ce93" table:formula="of:=TRUNC(20*(POWER(1.3;[.O1])-1)/0.12)" office:value-type="float" office:value="8364" calcext:value-type="float">
            <text:p><text:s text:c="4"/>8 364</text:p>
          </table:table-cell>
          <table:table-cell table:style-name="ce93" table:formula="of:=TRUNC(20*(POWER(1.3;[.P1])-1)/0.12)" office:value-type="float" office:value="10923" calcext:value-type="float">
            <text:p><text:s text:c="4"/>10 923</text:p>
          </table:table-cell>
          <table:table-cell table:style-name="ce93" table:formula="of:=TRUNC(20*(POWER(1.3;[.Q1])-1)/0.12)" office:value-type="float" office:value="14250" calcext:value-type="float">
            <text:p><text:s text:c="4"/>14 250</text:p>
          </table:table-cell>
          <table:table-cell table:style-name="ce93" table:formula="of:=TRUNC(20*(POWER(1.3;[.R1])-1)/0.12)" office:value-type="float" office:value="18575" calcext:value-type="float">
            <text:p><text:s text:c="4"/>18 575</text:p>
          </table:table-cell>
          <table:table-cell table:style-name="ce93" table:formula="of:=TRUNC(20*(POWER(1.3;[.S1])-1)/0.12)" office:value-type="float" office:value="24198" calcext:value-type="float">
            <text:p><text:s text:c="4"/>24 198</text:p>
          </table:table-cell>
          <table:table-cell table:style-name="ce93" table:formula="of:=TRUNC(20*(POWER(1.3;[.T1])-1)/0.12)" office:value-type="float" office:value="31508" calcext:value-type="float">
            <text:p><text:s text:c="4"/>31 508</text:p>
          </table:table-cell>
          <table:table-cell table:style-name="ce93" table:formula="of:=TRUNC(20*(POWER(1.3;[.U1])-1)/0.12)" office:value-type="float" office:value="41010" calcext:value-type="float">
            <text:p><text:s text:c="4"/>41 010</text:p>
          </table:table-cell>
          <table:table-cell table:style-name="ce93" table:formula="of:=TRUNC(20*(POWER(1.3;[.V1])-1)/0.12)" office:value-type="float" office:value="53363" calcext:value-type="float">
            <text:p><text:s text:c="4"/>53 363</text:p>
          </table:table-cell>
          <table:table-cell table:style-name="ce93" table:formula="of:=TRUNC(20*(POWER(1.3;[.W1])-1)/0.12)" office:value-type="float" office:value="69423" calcext:value-type="float">
            <text:p><text:s text:c="4"/>69 423</text:p>
          </table:table-cell>
          <table:table-cell table:number-columns-repeated="998"/>
        </table:table-row>
        <table:table-row table:style-name="ro1">
          <table:table-cell table:style-name="ce65" office:value-type="string" calcext:value-type="string">
            <text:p>Ratio (Clic Joueur)</text:p>
          </table:table-cell>
          <table:table-cell table:style-name="ce80" office:value-type="float" office:value="1" calcext:value-type="float">
            <text:p><text:s text:c="5"/>1.00</text:p>
          </table:table-cell>
          <table:table-cell table:style-name="ce83" office:value-type="string" calcext:value-type="string">
            <text:p>TRUNC((1*(POW(1.7,A1))),0)+1</text:p>
          </table:table-cell>
          <table:table-cell table:style-name="ce86" table:formula="of:=TRUNC((1*(pow(1.7;[.A1])));0)+1" office:value-type="string" office:string-value="" calcext:value-type="error">
            <text:p>#NAME?</text:p>
          </table:table-cell>
          <table:table-cell table:style-name="ce86" table:formula="of:=TRUNC((1*(pow(1.7;[.B1])));0)+1" office:value-type="string" office:string-value="" calcext:value-type="error">
            <text:p>#NAME?</text:p>
          </table:table-cell>
          <table:table-cell table:style-name="ce86" table:formula="of:=TRUNC((1*(pow(1.7;[.C1])));0)+1" office:value-type="string" office:string-value="" calcext:value-type="error">
            <text:p>#NAME?</text:p>
          </table:table-cell>
          <table:table-cell table:style-name="ce86" table:formula="of:=TRUNC((1*(pow(1.7;[.D1])));0)+1" office:value-type="string" office:string-value="" calcext:value-type="error">
            <text:p>#NAME?</text:p>
          </table:table-cell>
          <table:table-cell table:style-name="ce86" table:formula="of:=TRUNC((1*(pow(1.7;[.E1])));0)+1" office:value-type="string" office:string-value="" calcext:value-type="error">
            <text:p>#NAME?</text:p>
          </table:table-cell>
          <table:table-cell table:style-name="ce86" table:formula="of:=TRUNC((1*(pow(1.7;[.F1])));0)+1" office:value-type="string" office:string-value="" calcext:value-type="error">
            <text:p>#NAME?</text:p>
          </table:table-cell>
          <table:table-cell table:style-name="ce86" table:formula="of:=TRUNC((1*(pow(1.7;[.G1])));0)+1" office:value-type="string" office:string-value="" calcext:value-type="error">
            <text:p>#NAME?</text:p>
          </table:table-cell>
          <table:table-cell table:style-name="ce86" table:formula="of:=TRUNC((1*(pow(1.7;[.H1])));0)+1" office:value-type="string" office:string-value="" calcext:value-type="error">
            <text:p>#NAME?</text:p>
          </table:table-cell>
          <table:table-cell table:style-name="ce86" table:formula="of:=TRUNC((1*(pow(1.7;[.I1])));0)+1" office:value-type="string" office:string-value="" calcext:value-type="error">
            <text:p>#NAME?</text:p>
          </table:table-cell>
          <table:table-cell table:style-name="ce86" table:formula="of:=TRUNC((1*(pow(1.7;[.J1])));0)+1" office:value-type="string" office:string-value="" calcext:value-type="error">
            <text:p>#NAME?</text:p>
          </table:table-cell>
          <table:table-cell table:style-name="ce86" table:formula="of:=TRUNC((1*(pow(1.7;[.K1])));0)+1" office:value-type="string" office:string-value="" calcext:value-type="error">
            <text:p>#NAME?</text:p>
          </table:table-cell>
          <table:table-cell table:style-name="ce86" table:formula="of:=TRUNC((1*(pow(1.7;[.L1])));0)+1" office:value-type="string" office:string-value="" calcext:value-type="error">
            <text:p>#NAME?</text:p>
          </table:table-cell>
          <table:table-cell table:style-name="ce86" table:formula="of:=TRUNC((1*(pow(1.7;[.M1])));0)+1" office:value-type="string" office:string-value="" calcext:value-type="error">
            <text:p>#NAME?</text:p>
          </table:table-cell>
          <table:table-cell table:style-name="ce86" table:formula="of:=TRUNC((1*(pow(1.7;[.N1])));0)+1" office:value-type="string" office:string-value="" calcext:value-type="error">
            <text:p>#NAME?</text:p>
          </table:table-cell>
          <table:table-cell table:style-name="ce86" table:formula="of:=TRUNC((1*(pow(1.7;[.O1])));0)+1" office:value-type="string" office:string-value="" calcext:value-type="error">
            <text:p>#NAME?</text:p>
          </table:table-cell>
          <table:table-cell table:style-name="ce86" table:formula="of:=TRUNC((1*(pow(1.7;[.P1])));0)+1" office:value-type="string" office:string-value="" calcext:value-type="error">
            <text:p>#NAME?</text:p>
          </table:table-cell>
          <table:table-cell table:style-name="ce86" table:formula="of:=TRUNC((1*(pow(1.7;[.Q1])));0)+1" office:value-type="string" office:string-value="" calcext:value-type="error">
            <text:p>#NAME?</text:p>
          </table:table-cell>
          <table:table-cell table:style-name="ce86" table:formula="of:=TRUNC((1*(pow(1.7;[.R1])));0)+1" office:value-type="string" office:string-value="" calcext:value-type="error">
            <text:p>#NAME?</text:p>
          </table:table-cell>
          <table:table-cell table:style-name="ce86" table:formula="of:=TRUNC((1*(pow(1.7;[.S1])));0)+1" office:value-type="string" office:string-value="" calcext:value-type="error">
            <text:p>#NAME?</text:p>
          </table:table-cell>
          <table:table-cell table:style-name="ce86" table:formula="of:=TRUNC((1*(pow(1.7;[.T1])));0)+1" office:value-type="string" office:string-value="" calcext:value-type="error">
            <text:p>#NAME?</text:p>
          </table:table-cell>
          <table:table-cell table:style-name="ce86" table:formula="of:=TRUNC((1*(pow(1.7;[.U1])));0)+1" office:value-type="string" office:string-value="" calcext:value-type="error">
            <text:p>#NAME?</text:p>
          </table:table-cell>
          <table:table-cell table:style-name="ce86" table:formula="of:=TRUNC((1*(pow(1.7;[.V1])));0)+1" office:value-type="string" office:string-value="" calcext:value-type="error">
            <text:p>#NAME?</text:p>
          </table:table-cell>
          <table:table-cell table:style-name="ce86" table:formula="of:=TRUNC((1*(pow(1.7;[.W1])));0)+1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2" calcext:value-type="float">
            <text:p><text:s text:c="5"/>2.00</text:p>
          </table:table-cell>
          <table:table-cell table:style-name="ce66" office:value-type="string" calcext:value-type="string">
            <text:p>TRUNC(2*(POWER(1.3,A1)-1)/0.12)</text:p>
          </table:table-cell>
          <table:table-cell table:style-name="ce93" table:formula="of:=TRUNC(2*(POWER(1.3;[.A1])-1)/0.12)" office:value-type="float" office:value="5" calcext:value-type="float">
            <text:p><text:s text:c="5"/>5</text:p>
          </table:table-cell>
          <table:table-cell table:style-name="ce93" table:formula="of:=TRUNC(2*(POWER(1.3;[.B1])-1)/0.12)" office:value-type="float" office:value="11" calcext:value-type="float">
            <text:p><text:s text:c="5"/>11</text:p>
          </table:table-cell>
          <table:table-cell table:style-name="ce93" table:formula="of:=TRUNC(2*(POWER(1.3;[.C1])-1)/0.12)" office:value-type="float" office:value="19" calcext:value-type="float">
            <text:p><text:s text:c="5"/>19</text:p>
          </table:table-cell>
          <table:table-cell table:style-name="ce93" table:formula="of:=TRUNC(2*(POWER(1.3;[.D1])-1)/0.12)" office:value-type="float" office:value="30" calcext:value-type="float">
            <text:p><text:s text:c="5"/>30</text:p>
          </table:table-cell>
          <table:table-cell table:style-name="ce93" table:formula="of:=TRUNC(2*(POWER(1.3;[.E1])-1)/0.12)" office:value-type="float" office:value="45" calcext:value-type="float">
            <text:p><text:s text:c="5"/>45</text:p>
          </table:table-cell>
          <table:table-cell table:style-name="ce93" table:formula="of:=TRUNC(2*(POWER(1.3;[.F1])-1)/0.12)" office:value-type="float" office:value="63" calcext:value-type="float">
            <text:p><text:s text:c="5"/>63</text:p>
          </table:table-cell>
          <table:table-cell table:style-name="ce93" table:formula="of:=TRUNC(2*(POWER(1.3;[.G1])-1)/0.12)" office:value-type="float" office:value="87" calcext:value-type="float">
            <text:p><text:s text:c="5"/>87</text:p>
          </table:table-cell>
          <table:table-cell table:style-name="ce93" table:formula="of:=TRUNC(2*(POWER(1.3;[.H1])-1)/0.12)" office:value-type="float" office:value="119" calcext:value-type="float">
            <text:p><text:s text:c="5"/>119</text:p>
          </table:table-cell>
          <table:table-cell table:style-name="ce93" table:formula="of:=TRUNC(2*(POWER(1.3;[.I1])-1)/0.12)" office:value-type="float" office:value="160" calcext:value-type="float">
            <text:p><text:s text:c="5"/>160</text:p>
          </table:table-cell>
          <table:table-cell table:style-name="ce93" table:formula="of:=TRUNC(2*(POWER(1.3;[.J1])-1)/0.12)" office:value-type="float" office:value="213" calcext:value-type="float">
            <text:p><text:s text:c="5"/>213</text:p>
          </table:table-cell>
          <table:table-cell table:style-name="ce93" table:formula="of:=TRUNC(2*(POWER(1.3;[.K1])-1)/0.12)" office:value-type="float" office:value="282" calcext:value-type="float">
            <text:p><text:s text:c="5"/>282</text:p>
          </table:table-cell>
          <table:table-cell table:style-name="ce93" table:formula="of:=TRUNC(2*(POWER(1.3;[.L1])-1)/0.12)" office:value-type="float" office:value="371" calcext:value-type="float">
            <text:p><text:s text:c="5"/>371</text:p>
          </table:table-cell>
          <table:table-cell table:style-name="ce93" table:formula="of:=TRUNC(2*(POWER(1.3;[.M1])-1)/0.12)" office:value-type="float" office:value="488" calcext:value-type="float">
            <text:p><text:s text:c="5"/>488</text:p>
          </table:table-cell>
          <table:table-cell table:style-name="ce93" table:formula="of:=TRUNC(2*(POWER(1.3;[.N1])-1)/0.12)" office:value-type="float" office:value="639" calcext:value-type="float">
            <text:p><text:s text:c="5"/>639</text:p>
          </table:table-cell>
          <table:table-cell table:style-name="ce93" table:formula="of:=TRUNC(2*(POWER(1.3;[.O1])-1)/0.12)" office:value-type="float" office:value="836" calcext:value-type="float">
            <text:p><text:s text:c="5"/>836</text:p>
          </table:table-cell>
          <table:table-cell table:style-name="ce93" table:formula="of:=TRUNC(2*(POWER(1.3;[.P1])-1)/0.12)" office:value-type="float" office:value="1092" calcext:value-type="float">
            <text:p><text:s text:c="4"/>1 092</text:p>
          </table:table-cell>
          <table:table-cell table:style-name="ce93" table:formula="of:=TRUNC(2*(POWER(1.3;[.Q1])-1)/0.12)" office:value-type="float" office:value="1425" calcext:value-type="float">
            <text:p><text:s text:c="4"/>1 425</text:p>
          </table:table-cell>
          <table:table-cell table:style-name="ce93" table:formula="of:=TRUNC(2*(POWER(1.3;[.R1])-1)/0.12)" office:value-type="float" office:value="1857" calcext:value-type="float">
            <text:p><text:s text:c="4"/>1 857</text:p>
          </table:table-cell>
          <table:table-cell table:style-name="ce93" table:formula="of:=TRUNC(2*(POWER(1.3;[.S1])-1)/0.12)" office:value-type="float" office:value="2419" calcext:value-type="float">
            <text:p><text:s text:c="4"/>2 419</text:p>
          </table:table-cell>
          <table:table-cell table:style-name="ce93" table:formula="of:=TRUNC(2*(POWER(1.3;[.T1])-1)/0.12)" office:value-type="float" office:value="3150" calcext:value-type="float">
            <text:p><text:s text:c="4"/>3 150</text:p>
          </table:table-cell>
          <table:table-cell table:style-name="ce93" table:formula="of:=TRUNC(2*(POWER(1.3;[.U1])-1)/0.12)" office:value-type="float" office:value="4101" calcext:value-type="float">
            <text:p><text:s text:c="4"/>4 101</text:p>
          </table:table-cell>
          <table:table-cell table:style-name="ce93" table:formula="of:=TRUNC(2*(POWER(1.3;[.V1])-1)/0.12)" office:value-type="float" office:value="5336" calcext:value-type="float">
            <text:p><text:s text:c="4"/>5 336</text:p>
          </table:table-cell>
          <table:table-cell table:style-name="ce93" table:formula="of:=TRUNC(2*(POWER(1.3;[.W1])-1)/0.12)" office:value-type="float" office:value="6942" calcext:value-type="float">
            <text:p><text:s text:c="4"/>6 942</text:p>
          </table:table-cell>
          <table:table-cell table:number-columns-repeated="998"/>
        </table:table-row>
        <table:table-row table:style-name="ro1">
          <table:table-cell table:style-name="ce65" office:value-type="string" calcext:value-type="string">
            <text:p>Flesh (Flesh)</text:p>
          </table:table-cell>
          <table:table-cell table:style-name="ce80" office:value-type="float" office:value="1" calcext:value-type="float">
            <text:p><text:s text:c="5"/>1.00</text:p>
          </table:table-cell>
          <table:table-cell table:style-name="ce83" office:value-type="string" calcext:value-type="string">
            <text:p>TRUNC((1*(POW(1.7,A1))),0)+1</text:p>
          </table:table-cell>
          <table:table-cell table:style-name="ce94" table:formula="of:=TRUNC((1*(pow(1.5;[.A1])));0)+1" office:value-type="string" office:string-value="" calcext:value-type="error">
            <text:p>#NAME?</text:p>
          </table:table-cell>
          <table:table-cell table:style-name="ce94" table:formula="of:=TRUNC((1*(pow(1.5;[.B1])));0)+1" office:value-type="string" office:string-value="" calcext:value-type="error">
            <text:p>#NAME?</text:p>
          </table:table-cell>
          <table:table-cell table:style-name="ce94" table:formula="of:=TRUNC((1*(pow(1.5;[.C1])));0)+1" office:value-type="string" office:string-value="" calcext:value-type="error">
            <text:p>#NAME?</text:p>
          </table:table-cell>
          <table:table-cell table:style-name="ce94" table:formula="of:=TRUNC((1*(pow(1.5;[.D1])));0)+1" office:value-type="string" office:string-value="" calcext:value-type="error">
            <text:p>#NAME?</text:p>
          </table:table-cell>
          <table:table-cell table:style-name="ce94" table:formula="of:=TRUNC((1*(pow(1.5;[.E1])));0)+1" office:value-type="string" office:string-value="" calcext:value-type="error">
            <text:p>#NAME?</text:p>
          </table:table-cell>
          <table:table-cell table:style-name="ce94" table:formula="of:=TRUNC((1*(pow(1.5;[.F1])));0)+1" office:value-type="string" office:string-value="" calcext:value-type="error">
            <text:p>#NAME?</text:p>
          </table:table-cell>
          <table:table-cell table:style-name="ce94" table:formula="of:=TRUNC((1*(pow(1.5;[.G1])));0)+1" office:value-type="string" office:string-value="" calcext:value-type="error">
            <text:p>#NAME?</text:p>
          </table:table-cell>
          <table:table-cell table:style-name="ce94" table:formula="of:=TRUNC((1*(pow(1.5;[.H1])));0)+1" office:value-type="string" office:string-value="" calcext:value-type="error">
            <text:p>#NAME?</text:p>
          </table:table-cell>
          <table:table-cell table:style-name="ce94" table:formula="of:=TRUNC((1*(pow(1.5;[.I1])));0)+1" office:value-type="string" office:string-value="" calcext:value-type="error">
            <text:p>#NAME?</text:p>
          </table:table-cell>
          <table:table-cell table:style-name="ce94" table:formula="of:=TRUNC((1*(pow(1.5;[.J1])));0)+1" office:value-type="string" office:string-value="" calcext:value-type="error">
            <text:p>#NAME?</text:p>
          </table:table-cell>
          <table:table-cell table:style-name="ce94" table:formula="of:=TRUNC((1*(pow(1.5;[.K1])));0)+1" office:value-type="string" office:string-value="" calcext:value-type="error">
            <text:p>#NAME?</text:p>
          </table:table-cell>
          <table:table-cell table:style-name="ce94" table:formula="of:=TRUNC((1*(pow(1.5;[.L1])));0)+1" office:value-type="string" office:string-value="" calcext:value-type="error">
            <text:p>#NAME?</text:p>
          </table:table-cell>
          <table:table-cell table:style-name="ce94" table:formula="of:=TRUNC((1*(pow(1.5;[.M1])));0)+1" office:value-type="string" office:string-value="" calcext:value-type="error">
            <text:p>#NAME?</text:p>
          </table:table-cell>
          <table:table-cell table:style-name="ce94" table:formula="of:=TRUNC((1*(pow(1.5;[.N1])));0)+1" office:value-type="string" office:string-value="" calcext:value-type="error">
            <text:p>#NAME?</text:p>
          </table:table-cell>
          <table:table-cell table:style-name="ce94" table:formula="of:=TRUNC((1*(pow(1.5;[.O1])));0)+1" office:value-type="string" office:string-value="" calcext:value-type="error">
            <text:p>#NAME?</text:p>
          </table:table-cell>
          <table:table-cell table:style-name="ce94" table:formula="of:=TRUNC((1*(pow(1.5;[.P1])));0)+1" office:value-type="string" office:string-value="" calcext:value-type="error">
            <text:p>#NAME?</text:p>
          </table:table-cell>
          <table:table-cell table:style-name="ce94" table:formula="of:=TRUNC((1*(pow(1.5;[.Q1])));0)+1" office:value-type="string" office:string-value="" calcext:value-type="error">
            <text:p>#NAME?</text:p>
          </table:table-cell>
          <table:table-cell table:style-name="ce94" table:formula="of:=TRUNC((1*(pow(1.5;[.R1])));0)+1" office:value-type="string" office:string-value="" calcext:value-type="error">
            <text:p>#NAME?</text:p>
          </table:table-cell>
          <table:table-cell table:style-name="ce94" table:formula="of:=TRUNC((1*(pow(1.5;[.S1])));0)+1" office:value-type="string" office:string-value="" calcext:value-type="error">
            <text:p>#NAME?</text:p>
          </table:table-cell>
          <table:table-cell table:style-name="ce94" table:formula="of:=TRUNC((1*(pow(1.5;[.T1])));0)+1" office:value-type="string" office:string-value="" calcext:value-type="error">
            <text:p>#NAME?</text:p>
          </table:table-cell>
          <table:table-cell table:style-name="ce94" table:formula="of:=TRUNC((1*(pow(1.5;[.U1])));0)+1" office:value-type="string" office:string-value="" calcext:value-type="error">
            <text:p>#NAME?</text:p>
          </table:table-cell>
          <table:table-cell table:style-name="ce94" table:formula="of:=TRUNC((1*(pow(1.5;[.V1])));0)+1" office:value-type="string" office:string-value="" calcext:value-type="error">
            <text:p>#NAME?</text:p>
          </table:table-cell>
          <table:table-cell table:style-name="ce94" table:formula="of:=TRUNC((1*(pow(1.5;[.W1])));0)+1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25" calcext:value-type="float">
            <text:p><text:s text:c="5"/>25.00</text:p>
          </table:table-cell>
          <table:table-cell table:style-name="ce66" office:value-type="string" calcext:value-type="string">
            <text:p>TRUNC(25*(POWER(1.3,A1)-1)/0.12)</text:p>
          </table:table-cell>
          <table:table-cell table:style-name="ce93" table:formula="of:=TRUNC(25*(POWER(1.3;[.A1])-1)/0.12)" office:value-type="float" office:value="62" calcext:value-type="float">
            <text:p><text:s text:c="5"/>62</text:p>
          </table:table-cell>
          <table:table-cell table:style-name="ce93" table:formula="of:=TRUNC(25*(POWER(1.3;[.B1])-1)/0.12)" office:value-type="float" office:value="143" calcext:value-type="float">
            <text:p><text:s text:c="5"/>143</text:p>
          </table:table-cell>
          <table:table-cell table:style-name="ce93" table:formula="of:=TRUNC(25*(POWER(1.3;[.C1])-1)/0.12)" office:value-type="float" office:value="249" calcext:value-type="float">
            <text:p><text:s text:c="5"/>249</text:p>
          </table:table-cell>
          <table:table-cell table:style-name="ce93" table:formula="of:=TRUNC(25*(POWER(1.3;[.D1])-1)/0.12)" office:value-type="float" office:value="386" calcext:value-type="float">
            <text:p><text:s text:c="5"/>386</text:p>
          </table:table-cell>
          <table:table-cell table:style-name="ce93" table:formula="of:=TRUNC(25*(POWER(1.3;[.E1])-1)/0.12)" office:value-type="float" office:value="565" calcext:value-type="float">
            <text:p><text:s text:c="5"/>565</text:p>
          </table:table-cell>
          <table:table-cell table:style-name="ce93" table:formula="of:=TRUNC(25*(POWER(1.3;[.F1])-1)/0.12)" office:value-type="float" office:value="797" calcext:value-type="float">
            <text:p><text:s text:c="5"/>797</text:p>
          </table:table-cell>
          <table:table-cell table:style-name="ce93" table:formula="of:=TRUNC(25*(POWER(1.3;[.G1])-1)/0.12)" office:value-type="float" office:value="1098" calcext:value-type="float">
            <text:p><text:s text:c="4"/>1 098</text:p>
          </table:table-cell>
          <table:table-cell table:style-name="ce93" table:formula="of:=TRUNC(25*(POWER(1.3;[.H1])-1)/0.12)" office:value-type="float" office:value="1491" calcext:value-type="float">
            <text:p><text:s text:c="4"/>1 491</text:p>
          </table:table-cell>
          <table:table-cell table:style-name="ce93" table:formula="of:=TRUNC(25*(POWER(1.3;[.I1])-1)/0.12)" office:value-type="float" office:value="2000" calcext:value-type="float">
            <text:p><text:s text:c="4"/>2 000</text:p>
          </table:table-cell>
          <table:table-cell table:style-name="ce93" table:formula="of:=TRUNC(25*(POWER(1.3;[.J1])-1)/0.12)" office:value-type="float" office:value="2663" calcext:value-type="float">
            <text:p><text:s text:c="4"/>2 663</text:p>
          </table:table-cell>
          <table:table-cell table:style-name="ce93" table:formula="of:=TRUNC(25*(POWER(1.3;[.K1])-1)/0.12)" office:value-type="float" office:value="3525" calcext:value-type="float">
            <text:p><text:s text:c="4"/>3 525</text:p>
          </table:table-cell>
          <table:table-cell table:style-name="ce93" table:formula="of:=TRUNC(25*(POWER(1.3;[.L1])-1)/0.12)" office:value-type="float" office:value="4645" calcext:value-type="float">
            <text:p><text:s text:c="4"/>4 645</text:p>
          </table:table-cell>
          <table:table-cell table:style-name="ce93" table:formula="of:=TRUNC(25*(POWER(1.3;[.M1])-1)/0.12)" office:value-type="float" office:value="6101" calcext:value-type="float">
            <text:p><text:s text:c="4"/>6 101</text:p>
          </table:table-cell>
          <table:table-cell table:style-name="ce93" table:formula="of:=TRUNC(25*(POWER(1.3;[.N1])-1)/0.12)" office:value-type="float" office:value="7994" calcext:value-type="float">
            <text:p><text:s text:c="4"/>7 994</text:p>
          </table:table-cell>
          <table:table-cell table:style-name="ce93" table:formula="of:=TRUNC(25*(POWER(1.3;[.O1])-1)/0.12)" office:value-type="float" office:value="10455" calcext:value-type="float">
            <text:p><text:s text:c="4"/>10 455</text:p>
          </table:table-cell>
          <table:table-cell table:style-name="ce93" table:formula="of:=TRUNC(25*(POWER(1.3;[.P1])-1)/0.12)" office:value-type="float" office:value="13654" calcext:value-type="float">
            <text:p><text:s text:c="4"/>13 654</text:p>
          </table:table-cell>
          <table:table-cell table:style-name="ce93" table:formula="of:=TRUNC(25*(POWER(1.3;[.Q1])-1)/0.12)" office:value-type="float" office:value="17813" calcext:value-type="float">
            <text:p><text:s text:c="4"/>17 813</text:p>
          </table:table-cell>
          <table:table-cell table:style-name="ce93" table:formula="of:=TRUNC(25*(POWER(1.3;[.R1])-1)/0.12)" office:value-type="float" office:value="23219" calcext:value-type="float">
            <text:p><text:s text:c="4"/>23 219</text:p>
          </table:table-cell>
          <table:table-cell table:style-name="ce93" table:formula="of:=TRUNC(25*(POWER(1.3;[.S1])-1)/0.12)" office:value-type="float" office:value="30248" calcext:value-type="float">
            <text:p><text:s text:c="4"/>30 248</text:p>
          </table:table-cell>
          <table:table-cell table:style-name="ce93" table:formula="of:=TRUNC(25*(POWER(1.3;[.T1])-1)/0.12)" office:value-type="float" office:value="39385" calcext:value-type="float">
            <text:p><text:s text:c="4"/>39 385</text:p>
          </table:table-cell>
          <table:table-cell table:style-name="ce93" table:formula="of:=TRUNC(25*(POWER(1.3;[.U1])-1)/0.12)" office:value-type="float" office:value="51263" calcext:value-type="float">
            <text:p><text:s text:c="4"/>51 263</text:p>
          </table:table-cell>
          <table:table-cell table:style-name="ce93" table:formula="of:=TRUNC(25*(POWER(1.3;[.V1])-1)/0.12)" office:value-type="float" office:value="66704" calcext:value-type="float">
            <text:p><text:s text:c="4"/>66 704</text:p>
          </table:table-cell>
          <table:table-cell table:style-name="ce93" table:formula="of:=TRUNC(25*(POWER(1.3;[.W1])-1)/0.12)" office:value-type="float" office:value="86778" calcext:value-type="float">
            <text:p><text:s text:c="4"/>86 778</text:p>
          </table:table-cell>
          <table:table-cell table:number-columns-repeated="998"/>
        </table:table-row>
        <table:table-row table:style-name="ro1">
          <table:table-cell table:style-name="ce67" table:number-columns-repeated="3"/>
          <table:table-cell table:style-name="ce86" table:number-columns-repeated="23"/>
          <table:table-cell table:number-columns-repeated="998"/>
        </table:table-row>
        <table:table-row table:style-name="ro1">
          <table:table-cell table:style-name="ce64" office:value-type="string" calcext:value-type="string">
            <text:p>Towers</text:p>
          </table:table-cell>
          <table:table-cell table:style-name="ce64" office:value-type="string" calcext:value-type="string">
            <text:p>VALEURES DE BASE</text:p>
          </table:table-cell>
          <table:table-cell table:style-name="ce64" office:value-type="string" calcext:value-type="string">
            <text:p>Multiplicateur</text:p>
          </table:table-cell>
          <table:table-cell table:style-name="ce92" table:number-columns-repeated="23"/>
          <table:table-cell table:number-columns-repeated="998"/>
        </table:table-row>
        <table:table-row table:style-name="ro1">
          <table:table-cell table:style-name="ce65" office:value-type="string" calcext:value-type="string">
            <text:p>Speed (atk)</text:p>
          </table:table-cell>
          <table:table-cell table:style-name="ce80" office:value-type="string" calcext:value-type="string">
            <text:p>100% (Données des Tours)</text:p>
          </table:table-cell>
          <table:table-cell table:style-name="ce83" office:value-type="float" office:value="1.075" calcext:value-type="float">
            <text:p><text:s text:c="5"/>1.08</text:p>
          </table:table-cell>
          <table:table-cell table:style-name="ce86" table:formula="of:=TRUNC((100*1.075))" office:value-type="float" office:value="107" calcext:value-type="float">
            <text:p><text:s text:c="5"/>107</text:p>
          </table:table-cell>
          <table:table-cell table:style-name="ce86" table:formula="of:=TRUNC(([.D19]*1.075))+1" office:value-type="float" office:value="116" calcext:value-type="float">
            <text:p><text:s text:c="5"/>116</text:p>
          </table:table-cell>
          <table:table-cell table:style-name="ce86" table:formula="of:=TRUNC(([.E19]*1.075))+1" office:value-type="float" office:value="125" calcext:value-type="float">
            <text:p><text:s text:c="5"/>125</text:p>
          </table:table-cell>
          <table:table-cell table:style-name="ce86" table:formula="of:=TRUNC(([.F19]*1.075))+1" office:value-type="float" office:value="135" calcext:value-type="float">
            <text:p><text:s text:c="5"/>135</text:p>
          </table:table-cell>
          <table:table-cell table:style-name="ce86" table:formula="of:=TRUNC(([.G19]*1.075))+1" office:value-type="float" office:value="146" calcext:value-type="float">
            <text:p><text:s text:c="5"/>146</text:p>
          </table:table-cell>
          <table:table-cell table:style-name="ce86" table:formula="of:=TRUNC(([.H19]*1.075))+1" office:value-type="float" office:value="157" calcext:value-type="float">
            <text:p><text:s text:c="5"/>157</text:p>
          </table:table-cell>
          <table:table-cell table:style-name="ce86" table:formula="of:=TRUNC(([.I19]*1.075))+1" office:value-type="float" office:value="169" calcext:value-type="float">
            <text:p><text:s text:c="5"/>169</text:p>
          </table:table-cell>
          <table:table-cell table:style-name="ce86" table:formula="of:=TRUNC(([.J19]*1.075))+1" office:value-type="float" office:value="182" calcext:value-type="float">
            <text:p><text:s text:c="5"/>182</text:p>
          </table:table-cell>
          <table:table-cell table:style-name="ce86" table:formula="of:=TRUNC(([.K19]*1.075))+1" office:value-type="float" office:value="196" calcext:value-type="float">
            <text:p><text:s text:c="5"/>196</text:p>
          </table:table-cell>
          <table:table-cell table:style-name="ce86" table:formula="of:=TRUNC(([.L19]*1.075))+1" office:value-type="float" office:value="211" calcext:value-type="float">
            <text:p><text:s text:c="5"/>211</text:p>
          </table:table-cell>
          <table:table-cell table:style-name="ce86" table:formula="of:=TRUNC(([.M19]*1.075))+1" office:value-type="float" office:value="227" calcext:value-type="float">
            <text:p><text:s text:c="5"/>227</text:p>
          </table:table-cell>
          <table:table-cell table:style-name="ce86" table:formula="of:=TRUNC(([.N19]*1.075))+1" office:value-type="float" office:value="245" calcext:value-type="float">
            <text:p><text:s text:c="5"/>245</text:p>
          </table:table-cell>
          <table:table-cell table:style-name="ce86" table:formula="of:=TRUNC(([.O19]*1.075))+1" office:value-type="float" office:value="264" calcext:value-type="float">
            <text:p><text:s text:c="5"/>264</text:p>
          </table:table-cell>
          <table:table-cell table:style-name="ce86" table:formula="of:=TRUNC(([.P19]*1.075))+1" office:value-type="float" office:value="284" calcext:value-type="float">
            <text:p><text:s text:c="5"/>284</text:p>
          </table:table-cell>
          <table:table-cell table:style-name="ce86" table:formula="of:=TRUNC(([.Q19]*1.075))+1" office:value-type="float" office:value="306" calcext:value-type="float">
            <text:p><text:s text:c="5"/>306</text:p>
          </table:table-cell>
          <table:table-cell table:style-name="ce86" table:formula="of:=TRUNC(([.R19]*1.075))+1" office:value-type="float" office:value="329" calcext:value-type="float">
            <text:p><text:s text:c="5"/>329</text:p>
          </table:table-cell>
          <table:table-cell table:style-name="ce86" table:formula="of:=TRUNC(([.S19]*1.075))+1" office:value-type="float" office:value="354" calcext:value-type="float">
            <text:p><text:s text:c="5"/>354</text:p>
          </table:table-cell>
          <table:table-cell table:style-name="ce86" table:formula="of:=TRUNC(([.T19]*1.075))+1" office:value-type="float" office:value="381" calcext:value-type="float">
            <text:p><text:s text:c="5"/>381</text:p>
          </table:table-cell>
          <table:table-cell table:style-name="ce86" table:formula="of:=TRUNC(([.U19]*1.075))+1" office:value-type="float" office:value="410" calcext:value-type="float">
            <text:p><text:s text:c="5"/>410</text:p>
          </table:table-cell>
          <table:table-cell table:style-name="ce86" table:formula="of:=TRUNC(([.V19]*1.075))+1" office:value-type="float" office:value="441" calcext:value-type="float">
            <text:p><text:s text:c="5"/>441</text:p>
          </table:table-cell>
          <table:table-cell table:style-name="ce86" table:formula="of:=TRUNC(([.W19]*1.075))+1" office:value-type="float" office:value="475" calcext:value-type="float">
            <text:p><text:s text:c="5"/>475</text:p>
          </table:table-cell>
          <table:table-cell table:style-name="ce86" table:formula="of:=TRUNC(([.X19]*1.075))+1" office:value-type="float" office:value="511" calcext:value-type="float">
            <text:p><text:s text:c="5"/>511</text:p>
          </table:table-cell>
          <table:table-cell table:style-name="ce86" table:formula="of:=TRUNC(([.Y19]*1.075))+1" office:value-type="float" office:value="550" calcext:value-type="float">
            <text:p><text:s text:c="5"/>550</text:p>
          </table:table-cell>
          <table:table-cell table:number-columns-repeated="998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60" calcext:value-type="float">
            <text:p><text:s text:c="5"/>60.00</text:p>
          </table:table-cell>
          <table:table-cell table:style-name="ce66" office:value-type="string" calcext:value-type="string">
            <text:p>TRUNC(60*(POWER(1.3,A1)-1)/0.12)</text:p>
          </table:table-cell>
          <table:table-cell table:style-name="ce93" table:formula="of:=TRUNC(60*(POWER(1.3;[.A1])-1)/0.12)" office:value-type="float" office:value="150" calcext:value-type="float">
            <text:p><text:s text:c="5"/>150</text:p>
          </table:table-cell>
          <table:table-cell table:style-name="ce93" table:formula="of:=TRUNC(60*(POWER(1.3;[.B1])-1)/0.12)" office:value-type="float" office:value="345" calcext:value-type="float">
            <text:p><text:s text:c="5"/>345</text:p>
          </table:table-cell>
          <table:table-cell table:style-name="ce93" table:formula="of:=TRUNC(60*(POWER(1.3;[.C1])-1)/0.12)" office:value-type="float" office:value="598" calcext:value-type="float">
            <text:p><text:s text:c="5"/>598</text:p>
          </table:table-cell>
          <table:table-cell table:style-name="ce93" table:formula="of:=TRUNC(60*(POWER(1.3;[.D1])-1)/0.12)" office:value-type="float" office:value="928" calcext:value-type="float">
            <text:p><text:s text:c="5"/>928</text:p>
          </table:table-cell>
          <table:table-cell table:style-name="ce93" table:formula="of:=TRUNC(60*(POWER(1.3;[.E1])-1)/0.12)" office:value-type="float" office:value="1356" calcext:value-type="float">
            <text:p><text:s text:c="4"/>1 356</text:p>
          </table:table-cell>
          <table:table-cell table:style-name="ce93" table:formula="of:=TRUNC(60*(POWER(1.3;[.F1])-1)/0.12)" office:value-type="float" office:value="1913" calcext:value-type="float">
            <text:p><text:s text:c="4"/>1 913</text:p>
          </table:table-cell>
          <table:table-cell table:style-name="ce93" table:formula="of:=TRUNC(60*(POWER(1.3;[.G1])-1)/0.12)" office:value-type="float" office:value="2637" calcext:value-type="float">
            <text:p><text:s text:c="4"/>2 637</text:p>
          </table:table-cell>
          <table:table-cell table:style-name="ce93" table:formula="of:=TRUNC(60*(POWER(1.3;[.H1])-1)/0.12)" office:value-type="float" office:value="3578" calcext:value-type="float">
            <text:p><text:s text:c="4"/>3 578</text:p>
          </table:table-cell>
          <table:table-cell table:style-name="ce93" table:formula="of:=TRUNC(60*(POWER(1.3;[.I1])-1)/0.12)" office:value-type="float" office:value="4802" calcext:value-type="float">
            <text:p><text:s text:c="4"/>4 802</text:p>
          </table:table-cell>
          <table:table-cell table:style-name="ce93" table:formula="of:=TRUNC(60*(POWER(1.3;[.J1])-1)/0.12)" office:value-type="float" office:value="6392" calcext:value-type="float">
            <text:p><text:s text:c="4"/>6 392</text:p>
          </table:table-cell>
          <table:table-cell table:style-name="ce93" table:formula="of:=TRUNC(60*(POWER(1.3;[.K1])-1)/0.12)" office:value-type="float" office:value="8460" calcext:value-type="float">
            <text:p><text:s text:c="4"/>8 460</text:p>
          </table:table-cell>
          <table:table-cell table:style-name="ce93" table:formula="of:=TRUNC(60*(POWER(1.3;[.L1])-1)/0.12)" office:value-type="float" office:value="11149" calcext:value-type="float">
            <text:p><text:s text:c="4"/>11 149</text:p>
          </table:table-cell>
          <table:table-cell table:style-name="ce93" table:formula="of:=TRUNC(60*(POWER(1.3;[.M1])-1)/0.12)" office:value-type="float" office:value="14643" calcext:value-type="float">
            <text:p><text:s text:c="4"/>14 643</text:p>
          </table:table-cell>
          <table:table-cell table:style-name="ce93" table:formula="of:=TRUNC(60*(POWER(1.3;[.N1])-1)/0.12)" office:value-type="float" office:value="19186" calcext:value-type="float">
            <text:p><text:s text:c="4"/>19 186</text:p>
          </table:table-cell>
          <table:table-cell table:style-name="ce93" table:formula="of:=TRUNC(60*(POWER(1.3;[.O1])-1)/0.12)" office:value-type="float" office:value="25092" calcext:value-type="float">
            <text:p><text:s text:c="4"/>25 092</text:p>
          </table:table-cell>
          <table:table-cell table:style-name="ce93" table:formula="of:=TRUNC(60*(POWER(1.3;[.P1])-1)/0.12)" office:value-type="float" office:value="32770" calcext:value-type="float">
            <text:p><text:s text:c="4"/>32 770</text:p>
          </table:table-cell>
          <table:table-cell table:style-name="ce93" table:formula="of:=TRUNC(60*(POWER(1.3;[.Q1])-1)/0.12)" office:value-type="float" office:value="42752" calcext:value-type="float">
            <text:p><text:s text:c="4"/>42 752</text:p>
          </table:table-cell>
          <table:table-cell table:style-name="ce93" table:formula="of:=TRUNC(60*(POWER(1.3;[.R1])-1)/0.12)" office:value-type="float" office:value="55727" calcext:value-type="float">
            <text:p><text:s text:c="4"/>55 727</text:p>
          </table:table-cell>
          <table:table-cell table:style-name="ce93" table:formula="of:=TRUNC(60*(POWER(1.3;[.S1])-1)/0.12)" office:value-type="float" office:value="72596" calcext:value-type="float">
            <text:p><text:s text:c="4"/>72 596</text:p>
          </table:table-cell>
          <table:table-cell table:style-name="ce93" table:formula="of:=TRUNC(60*(POWER(1.3;[.T1])-1)/0.12)" office:value-type="float" office:value="94524" calcext:value-type="float">
            <text:p><text:s text:c="4"/>94 524</text:p>
          </table:table-cell>
          <table:table-cell table:style-name="ce93" table:formula="of:=TRUNC(60*(POWER(1.3;[.U1])-1)/0.12)" office:value-type="float" office:value="123032" calcext:value-type="float">
            <text:p><text:s text:c="4"/>123 032</text:p>
          </table:table-cell>
          <table:table-cell table:style-name="ce93" table:formula="of:=TRUNC(60*(POWER(1.3;[.V1])-1)/0.12)" office:value-type="float" office:value="160091" calcext:value-type="float">
            <text:p><text:s text:c="4"/>160 091</text:p>
          </table:table-cell>
          <table:table-cell table:style-name="ce93" table:formula="of:=TRUNC(60*(POWER(1.3;[.W1])-1)/0.12)" office:value-type="float" office:value="208269" calcext:value-type="float">
            <text:p><text:s text:c="4"/>208 269</text:p>
          </table:table-cell>
          <table:table-cell table:number-columns-repeated="998"/>
        </table:table-row>
        <table:table-row table:style-name="ro1">
          <table:table-cell table:style-name="ce65" office:value-type="string" calcext:value-type="string">
            <text:p>Damage </text:p>
          </table:table-cell>
          <table:table-cell table:style-name="ce80" office:value-type="string" calcext:value-type="string">
            <text:p>100% (Données des Tours)</text:p>
          </table:table-cell>
          <table:table-cell table:style-name="ce83" office:value-type="float" office:value="1.125" calcext:value-type="float">
            <text:p><text:s text:c="5"/>1.13</text:p>
          </table:table-cell>
          <table:table-cell table:style-name="ce86" table:formula="of:=TRUNC((100*1.125))" office:value-type="float" office:value="112" calcext:value-type="float">
            <text:p><text:s text:c="5"/>112</text:p>
          </table:table-cell>
          <table:table-cell table:style-name="ce86" table:formula="of:=TRUNC(([.D21]*1.125))+1" office:value-type="float" office:value="127" calcext:value-type="float">
            <text:p><text:s text:c="5"/>127</text:p>
          </table:table-cell>
          <table:table-cell table:style-name="ce86" table:formula="of:=TRUNC(([.E21]*1.125))+1" office:value-type="float" office:value="143" calcext:value-type="float">
            <text:p><text:s text:c="5"/>143</text:p>
          </table:table-cell>
          <table:table-cell table:style-name="ce86" table:formula="of:=TRUNC(([.F21]*1.125))+1" office:value-type="float" office:value="161" calcext:value-type="float">
            <text:p><text:s text:c="5"/>161</text:p>
          </table:table-cell>
          <table:table-cell table:style-name="ce86" table:formula="of:=TRUNC(([.G21]*1.125))+1" office:value-type="float" office:value="182" calcext:value-type="float">
            <text:p><text:s text:c="5"/>182</text:p>
          </table:table-cell>
          <table:table-cell table:style-name="ce86" table:formula="of:=TRUNC(([.H21]*1.125))+1" office:value-type="float" office:value="205" calcext:value-type="float">
            <text:p><text:s text:c="5"/>205</text:p>
          </table:table-cell>
          <table:table-cell table:style-name="ce86" table:formula="of:=TRUNC(([.I21]*1.125))+1" office:value-type="float" office:value="231" calcext:value-type="float">
            <text:p><text:s text:c="5"/>231</text:p>
          </table:table-cell>
          <table:table-cell table:style-name="ce86" table:formula="of:=TRUNC(([.J21]*1.125))+1" office:value-type="float" office:value="260" calcext:value-type="float">
            <text:p><text:s text:c="5"/>260</text:p>
          </table:table-cell>
          <table:table-cell table:style-name="ce86" table:formula="of:=TRUNC(([.K21]*1.125))+1" office:value-type="float" office:value="293" calcext:value-type="float">
            <text:p><text:s text:c="5"/>293</text:p>
          </table:table-cell>
          <table:table-cell table:style-name="ce86" table:formula="of:=TRUNC(([.L21]*1.125))+1" office:value-type="float" office:value="330" calcext:value-type="float">
            <text:p><text:s text:c="5"/>330</text:p>
          </table:table-cell>
          <table:table-cell table:style-name="ce86" table:formula="of:=TRUNC(([.M21]*1.125))+1" office:value-type="float" office:value="372" calcext:value-type="float">
            <text:p><text:s text:c="5"/>372</text:p>
          </table:table-cell>
          <table:table-cell table:style-name="ce86" table:formula="of:=TRUNC(([.N21]*1.125))+1" office:value-type="float" office:value="419" calcext:value-type="float">
            <text:p><text:s text:c="5"/>419</text:p>
          </table:table-cell>
          <table:table-cell table:style-name="ce86" table:formula="of:=TRUNC(([.O21]*1.125))+1" office:value-type="float" office:value="472" calcext:value-type="float">
            <text:p><text:s text:c="5"/>472</text:p>
          </table:table-cell>
          <table:table-cell table:style-name="ce86" table:formula="of:=TRUNC(([.P21]*1.125))+1" office:value-type="float" office:value="532" calcext:value-type="float">
            <text:p><text:s text:c="5"/>532</text:p>
          </table:table-cell>
          <table:table-cell table:style-name="ce86" table:formula="of:=TRUNC(([.Q21]*1.125))+1" office:value-type="float" office:value="599" calcext:value-type="float">
            <text:p><text:s text:c="5"/>599</text:p>
          </table:table-cell>
          <table:table-cell table:style-name="ce86" table:formula="of:=TRUNC(([.R21]*1.125))+1" office:value-type="float" office:value="674" calcext:value-type="float">
            <text:p><text:s text:c="5"/>674</text:p>
          </table:table-cell>
          <table:table-cell table:style-name="ce86" table:formula="of:=TRUNC(([.S21]*1.125))+1" office:value-type="float" office:value="759" calcext:value-type="float">
            <text:p><text:s text:c="5"/>759</text:p>
          </table:table-cell>
          <table:table-cell table:style-name="ce86" table:formula="of:=TRUNC(([.T21]*1.125))+1" office:value-type="float" office:value="854" calcext:value-type="float">
            <text:p><text:s text:c="5"/>854</text:p>
          </table:table-cell>
          <table:table-cell table:style-name="ce86" table:formula="of:=TRUNC(([.U21]*1.125))+1" office:value-type="float" office:value="961" calcext:value-type="float">
            <text:p><text:s text:c="5"/>961</text:p>
          </table:table-cell>
          <table:table-cell table:style-name="ce86" table:formula="of:=TRUNC(([.V21]*1.125))+1" office:value-type="float" office:value="1082" calcext:value-type="float">
            <text:p><text:s text:c="4"/>1 082</text:p>
          </table:table-cell>
          <table:table-cell table:style-name="ce86" table:formula="of:=TRUNC(([.W21]*1.125))+1" office:value-type="float" office:value="1218" calcext:value-type="float">
            <text:p><text:s text:c="4"/>1 218</text:p>
          </table:table-cell>
          <table:table-cell table:style-name="ce86" table:formula="of:=TRUNC(([.X21]*1.125))+1" office:value-type="float" office:value="1371" calcext:value-type="float">
            <text:p><text:s text:c="4"/>1 371</text:p>
          </table:table-cell>
          <table:table-cell table:style-name="ce86" table:formula="of:=TRUNC(([.Y21]*1.125))+1" office:value-type="float" office:value="1543" calcext:value-type="float">
            <text:p><text:s text:c="4"/>1 543</text:p>
          </table:table-cell>
          <table:table-cell table:number-columns-repeated="998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60" calcext:value-type="float">
            <text:p><text:s text:c="5"/>60.00</text:p>
          </table:table-cell>
          <table:table-cell table:style-name="ce66" office:value-type="string" calcext:value-type="string">
            <text:p>TRUNC(60*(POWER(1.3,A1)-1)/0.12)</text:p>
          </table:table-cell>
          <table:table-cell table:style-name="ce93" table:formula="of:=TRUNC(60*(POWER(1.3;[.A1])-1)/0.12)" office:value-type="float" office:value="150" calcext:value-type="float">
            <text:p><text:s text:c="5"/>150</text:p>
          </table:table-cell>
          <table:table-cell table:style-name="ce93" table:formula="of:=TRUNC(60*(POWER(1.3;[.B1])-1)/0.12)" office:value-type="float" office:value="345" calcext:value-type="float">
            <text:p><text:s text:c="5"/>345</text:p>
          </table:table-cell>
          <table:table-cell table:style-name="ce93" table:formula="of:=TRUNC(60*(POWER(1.3;[.C1])-1)/0.12)" office:value-type="float" office:value="598" calcext:value-type="float">
            <text:p><text:s text:c="5"/>598</text:p>
          </table:table-cell>
          <table:table-cell table:style-name="ce93" table:formula="of:=TRUNC(60*(POWER(1.3;[.D1])-1)/0.12)" office:value-type="float" office:value="928" calcext:value-type="float">
            <text:p><text:s text:c="5"/>928</text:p>
          </table:table-cell>
          <table:table-cell table:style-name="ce93" table:formula="of:=TRUNC(60*(POWER(1.3;[.E1])-1)/0.12)" office:value-type="float" office:value="1356" calcext:value-type="float">
            <text:p><text:s text:c="4"/>1 356</text:p>
          </table:table-cell>
          <table:table-cell table:style-name="ce93" table:formula="of:=TRUNC(60*(POWER(1.3;[.F1])-1)/0.12)" office:value-type="float" office:value="1913" calcext:value-type="float">
            <text:p><text:s text:c="4"/>1 913</text:p>
          </table:table-cell>
          <table:table-cell table:style-name="ce93" table:formula="of:=TRUNC(60*(POWER(1.3;[.G1])-1)/0.12)" office:value-type="float" office:value="2637" calcext:value-type="float">
            <text:p><text:s text:c="4"/>2 637</text:p>
          </table:table-cell>
          <table:table-cell table:style-name="ce93" table:formula="of:=TRUNC(60*(POWER(1.3;[.H1])-1)/0.12)" office:value-type="float" office:value="3578" calcext:value-type="float">
            <text:p><text:s text:c="4"/>3 578</text:p>
          </table:table-cell>
          <table:table-cell table:style-name="ce93" table:formula="of:=TRUNC(60*(POWER(1.3;[.I1])-1)/0.12)" office:value-type="float" office:value="4802" calcext:value-type="float">
            <text:p><text:s text:c="4"/>4 802</text:p>
          </table:table-cell>
          <table:table-cell table:style-name="ce93" table:formula="of:=TRUNC(60*(POWER(1.3;[.J1])-1)/0.12)" office:value-type="float" office:value="6392" calcext:value-type="float">
            <text:p><text:s text:c="4"/>6 392</text:p>
          </table:table-cell>
          <table:table-cell table:style-name="ce93" table:formula="of:=TRUNC(60*(POWER(1.3;[.K1])-1)/0.12)" office:value-type="float" office:value="8460" calcext:value-type="float">
            <text:p><text:s text:c="4"/>8 460</text:p>
          </table:table-cell>
          <table:table-cell table:style-name="ce93" table:formula="of:=TRUNC(60*(POWER(1.3;[.L1])-1)/0.12)" office:value-type="float" office:value="11149" calcext:value-type="float">
            <text:p><text:s text:c="4"/>11 149</text:p>
          </table:table-cell>
          <table:table-cell table:style-name="ce93" table:formula="of:=TRUNC(60*(POWER(1.3;[.M1])-1)/0.12)" office:value-type="float" office:value="14643" calcext:value-type="float">
            <text:p><text:s text:c="4"/>14 643</text:p>
          </table:table-cell>
          <table:table-cell table:style-name="ce93" table:formula="of:=TRUNC(60*(POWER(1.3;[.N1])-1)/0.12)" office:value-type="float" office:value="19186" calcext:value-type="float">
            <text:p><text:s text:c="4"/>19 186</text:p>
          </table:table-cell>
          <table:table-cell table:style-name="ce93" table:formula="of:=TRUNC(60*(POWER(1.3;[.O1])-1)/0.12)" office:value-type="float" office:value="25092" calcext:value-type="float">
            <text:p><text:s text:c="4"/>25 092</text:p>
          </table:table-cell>
          <table:table-cell table:style-name="ce93" table:formula="of:=TRUNC(60*(POWER(1.3;[.P1])-1)/0.12)" office:value-type="float" office:value="32770" calcext:value-type="float">
            <text:p><text:s text:c="4"/>32 770</text:p>
          </table:table-cell>
          <table:table-cell table:style-name="ce93" table:formula="of:=TRUNC(60*(POWER(1.3;[.Q1])-1)/0.12)" office:value-type="float" office:value="42752" calcext:value-type="float">
            <text:p><text:s text:c="4"/>42 752</text:p>
          </table:table-cell>
          <table:table-cell table:style-name="ce93" table:formula="of:=TRUNC(60*(POWER(1.3;[.R1])-1)/0.12)" office:value-type="float" office:value="55727" calcext:value-type="float">
            <text:p><text:s text:c="4"/>55 727</text:p>
          </table:table-cell>
          <table:table-cell table:style-name="ce93" table:formula="of:=TRUNC(60*(POWER(1.3;[.S1])-1)/0.12)" office:value-type="float" office:value="72596" calcext:value-type="float">
            <text:p><text:s text:c="4"/>72 596</text:p>
          </table:table-cell>
          <table:table-cell table:style-name="ce93" table:formula="of:=TRUNC(60*(POWER(1.3;[.T1])-1)/0.12)" office:value-type="float" office:value="94524" calcext:value-type="float">
            <text:p><text:s text:c="4"/>94 524</text:p>
          </table:table-cell>
          <table:table-cell table:style-name="ce93" table:formula="of:=TRUNC(60*(POWER(1.3;[.U1])-1)/0.12)" office:value-type="float" office:value="123032" calcext:value-type="float">
            <text:p><text:s text:c="4"/>123 032</text:p>
          </table:table-cell>
          <table:table-cell table:style-name="ce93" table:formula="of:=TRUNC(60*(POWER(1.3;[.V1])-1)/0.12)" office:value-type="float" office:value="160091" calcext:value-type="float">
            <text:p><text:s text:c="4"/>160 091</text:p>
          </table:table-cell>
          <table:table-cell table:style-name="ce93" table:formula="of:=TRUNC(60*(POWER(1.3;[.W1])-1)/0.12)" office:value-type="float" office:value="208269" calcext:value-type="float">
            <text:p><text:s text:c="4"/>208 269</text:p>
          </table:table-cell>
          <table:table-cell table:number-columns-repeated="998"/>
        </table:table-row>
        <table:table-row table:style-name="ro1">
          <table:table-cell table:style-name="ce65" office:value-type="string" calcext:value-type="string">
            <text:p>PV </text:p>
          </table:table-cell>
          <table:table-cell table:style-name="ce80" office:value-type="string" calcext:value-type="string">
            <text:p>100% (Données des Tours)</text:p>
          </table:table-cell>
          <table:table-cell table:style-name="ce83" office:value-type="float" office:value="1.05" calcext:value-type="float">
            <text:p><text:s text:c="5"/>1.05</text:p>
          </table:table-cell>
          <table:table-cell table:style-name="ce86" table:formula="of:=TRUNC((100*1.05))" office:value-type="float" office:value="105" calcext:value-type="float">
            <text:p><text:s text:c="5"/>105</text:p>
          </table:table-cell>
          <table:table-cell table:style-name="ce86" table:formula="of:=TRUNC(([.D23]*1.05))+1" office:value-type="float" office:value="111" calcext:value-type="float">
            <text:p><text:s text:c="5"/>111</text:p>
          </table:table-cell>
          <table:table-cell table:style-name="ce86" table:formula="of:=TRUNC(([.E23]*1.05))+1" office:value-type="float" office:value="117" calcext:value-type="float">
            <text:p><text:s text:c="5"/>117</text:p>
          </table:table-cell>
          <table:table-cell table:style-name="ce86" table:formula="of:=TRUNC(([.F23]*1.05))+1" office:value-type="float" office:value="123" calcext:value-type="float">
            <text:p><text:s text:c="5"/>123</text:p>
          </table:table-cell>
          <table:table-cell table:style-name="ce86" table:formula="of:=TRUNC(([.G23]*1.05))+1" office:value-type="float" office:value="130" calcext:value-type="float">
            <text:p><text:s text:c="5"/>130</text:p>
          </table:table-cell>
          <table:table-cell table:style-name="ce86" table:formula="of:=TRUNC(([.H23]*1.05))+1" office:value-type="float" office:value="137" calcext:value-type="float">
            <text:p><text:s text:c="5"/>137</text:p>
          </table:table-cell>
          <table:table-cell table:style-name="ce86" table:formula="of:=TRUNC(([.I23]*1.05))+1" office:value-type="float" office:value="144" calcext:value-type="float">
            <text:p><text:s text:c="5"/>144</text:p>
          </table:table-cell>
          <table:table-cell table:style-name="ce86" table:formula="of:=TRUNC(([.J23]*1.05))+1" office:value-type="float" office:value="152" calcext:value-type="float">
            <text:p><text:s text:c="5"/>152</text:p>
          </table:table-cell>
          <table:table-cell table:style-name="ce86" table:formula="of:=TRUNC(([.K23]*1.05))+1" office:value-type="float" office:value="160" calcext:value-type="float">
            <text:p><text:s text:c="5"/>160</text:p>
          </table:table-cell>
          <table:table-cell table:style-name="ce86" table:formula="of:=TRUNC(([.L23]*1.05))+1" office:value-type="float" office:value="169" calcext:value-type="float">
            <text:p><text:s text:c="5"/>169</text:p>
          </table:table-cell>
          <table:table-cell table:style-name="ce86" table:formula="of:=TRUNC(([.M23]*1.05))+1" office:value-type="float" office:value="178" calcext:value-type="float">
            <text:p><text:s text:c="5"/>178</text:p>
          </table:table-cell>
          <table:table-cell table:style-name="ce86" table:formula="of:=TRUNC(([.N23]*1.05))+1" office:value-type="float" office:value="187" calcext:value-type="float">
            <text:p><text:s text:c="5"/>187</text:p>
          </table:table-cell>
          <table:table-cell table:style-name="ce86" table:formula="of:=TRUNC(([.O23]*1.05))+1" office:value-type="float" office:value="197" calcext:value-type="float">
            <text:p><text:s text:c="5"/>197</text:p>
          </table:table-cell>
          <table:table-cell table:style-name="ce86" table:formula="of:=TRUNC(([.P23]*1.05))+1" office:value-type="float" office:value="207" calcext:value-type="float">
            <text:p><text:s text:c="5"/>207</text:p>
          </table:table-cell>
          <table:table-cell table:style-name="ce86" table:formula="of:=TRUNC(([.Q23]*1.05))+1" office:value-type="float" office:value="218" calcext:value-type="float">
            <text:p><text:s text:c="5"/>218</text:p>
          </table:table-cell>
          <table:table-cell table:style-name="ce86" table:formula="of:=TRUNC(([.R23]*1.05))+1" office:value-type="float" office:value="229" calcext:value-type="float">
            <text:p><text:s text:c="5"/>229</text:p>
          </table:table-cell>
          <table:table-cell table:style-name="ce86" table:formula="of:=TRUNC(([.S23]*1.05))+1" office:value-type="float" office:value="241" calcext:value-type="float">
            <text:p><text:s text:c="5"/>241</text:p>
          </table:table-cell>
          <table:table-cell table:style-name="ce86" table:formula="of:=TRUNC(([.T23]*1.05))+1" office:value-type="float" office:value="254" calcext:value-type="float">
            <text:p><text:s text:c="5"/>254</text:p>
          </table:table-cell>
          <table:table-cell table:style-name="ce86" table:formula="of:=TRUNC(([.U23]*1.05))+1" office:value-type="float" office:value="267" calcext:value-type="float">
            <text:p><text:s text:c="5"/>267</text:p>
          </table:table-cell>
          <table:table-cell table:style-name="ce86" table:formula="of:=TRUNC(([.V23]*1.05))+1" office:value-type="float" office:value="281" calcext:value-type="float">
            <text:p><text:s text:c="5"/>281</text:p>
          </table:table-cell>
          <table:table-cell table:style-name="ce86" table:formula="of:=TRUNC(([.W23]*1.05))+1" office:value-type="float" office:value="296" calcext:value-type="float">
            <text:p><text:s text:c="5"/>296</text:p>
          </table:table-cell>
          <table:table-cell table:style-name="ce86" table:formula="of:=TRUNC(([.X23]*1.05))+1" office:value-type="float" office:value="311" calcext:value-type="float">
            <text:p><text:s text:c="5"/>311</text:p>
          </table:table-cell>
          <table:table-cell table:style-name="ce86" table:formula="of:=TRUNC(([.Y23]*1.05))+1" office:value-type="float" office:value="327" calcext:value-type="float">
            <text:p><text:s text:c="5"/>327</text:p>
          </table:table-cell>
          <table:table-cell table:number-columns-repeated="998"/>
        </table:table-row>
        <table:table-row table:style-name="ro1">
          <table:table-cell table:style-name="ce66" office:value-type="string" calcext:value-type="string">
            <text:p>Cost</text:p>
          </table:table-cell>
          <table:table-cell table:style-name="ce66" office:value-type="float" office:value="65" calcext:value-type="float">
            <text:p><text:s text:c="5"/>65.00</text:p>
          </table:table-cell>
          <table:table-cell table:style-name="ce66" office:value-type="string" calcext:value-type="string">
            <text:p>TRUNC(65*(POWER(1.3,A1)-1)/0.12)</text:p>
          </table:table-cell>
          <table:table-cell table:style-name="ce93" table:formula="of:=TRUNC(65*(POWER(1.3;[.A1])-1)/0.12)" office:value-type="float" office:value="162" calcext:value-type="float">
            <text:p><text:s text:c="5"/>162</text:p>
          </table:table-cell>
          <table:table-cell table:style-name="ce93" table:formula="of:=TRUNC(65*(POWER(1.3;[.B1])-1)/0.12)" office:value-type="float" office:value="373" calcext:value-type="float">
            <text:p><text:s text:c="5"/>373</text:p>
          </table:table-cell>
          <table:table-cell table:style-name="ce93" table:formula="of:=TRUNC(65*(POWER(1.3;[.C1])-1)/0.12)" office:value-type="float" office:value="648" calcext:value-type="float">
            <text:p><text:s text:c="5"/>648</text:p>
          </table:table-cell>
          <table:table-cell table:style-name="ce93" table:formula="of:=TRUNC(65*(POWER(1.3;[.D1])-1)/0.12)" office:value-type="float" office:value="1005" calcext:value-type="float">
            <text:p><text:s text:c="4"/>1 005</text:p>
          </table:table-cell>
          <table:table-cell table:style-name="ce93" table:formula="of:=TRUNC(65*(POWER(1.3;[.E1])-1)/0.12)" office:value-type="float" office:value="1469" calcext:value-type="float">
            <text:p><text:s text:c="4"/>1 469</text:p>
          </table:table-cell>
          <table:table-cell table:style-name="ce93" table:formula="of:=TRUNC(65*(POWER(1.3;[.F1])-1)/0.12)" office:value-type="float" office:value="2072" calcext:value-type="float">
            <text:p><text:s text:c="4"/>2 072</text:p>
          </table:table-cell>
          <table:table-cell table:style-name="ce93" table:formula="of:=TRUNC(65*(POWER(1.3;[.G1])-1)/0.12)" office:value-type="float" office:value="2857" calcext:value-type="float">
            <text:p><text:s text:c="4"/>2 857</text:p>
          </table:table-cell>
          <table:table-cell table:style-name="ce93" table:formula="of:=TRUNC(65*(POWER(1.3;[.H1])-1)/0.12)" office:value-type="float" office:value="3876" calcext:value-type="float">
            <text:p><text:s text:c="4"/>3 876</text:p>
          </table:table-cell>
          <table:table-cell table:style-name="ce93" table:formula="of:=TRUNC(65*(POWER(1.3;[.I1])-1)/0.12)" office:value-type="float" office:value="5202" calcext:value-type="float">
            <text:p><text:s text:c="4"/>5 202</text:p>
          </table:table-cell>
          <table:table-cell table:style-name="ce93" table:formula="of:=TRUNC(65*(POWER(1.3;[.J1])-1)/0.12)" office:value-type="float" office:value="6925" calcext:value-type="float">
            <text:p><text:s text:c="4"/>6 925</text:p>
          </table:table-cell>
          <table:table-cell table:style-name="ce93" table:formula="of:=TRUNC(65*(POWER(1.3;[.K1])-1)/0.12)" office:value-type="float" office:value="9165" calcext:value-type="float">
            <text:p><text:s text:c="4"/>9 165</text:p>
          </table:table-cell>
          <table:table-cell table:style-name="ce93" table:formula="of:=TRUNC(65*(POWER(1.3;[.L1])-1)/0.12)" office:value-type="float" office:value="12078" calcext:value-type="float">
            <text:p><text:s text:c="4"/>12 078</text:p>
          </table:table-cell>
          <table:table-cell table:style-name="ce93" table:formula="of:=TRUNC(65*(POWER(1.3;[.M1])-1)/0.12)" office:value-type="float" office:value="15864" calcext:value-type="float">
            <text:p><text:s text:c="4"/>15 864</text:p>
          </table:table-cell>
          <table:table-cell table:style-name="ce93" table:formula="of:=TRUNC(65*(POWER(1.3;[.N1])-1)/0.12)" office:value-type="float" office:value="20785" calcext:value-type="float">
            <text:p><text:s text:c="4"/>20 785</text:p>
          </table:table-cell>
          <table:table-cell table:style-name="ce93" table:formula="of:=TRUNC(65*(POWER(1.3;[.O1])-1)/0.12)" office:value-type="float" office:value="27184" calcext:value-type="float">
            <text:p><text:s text:c="4"/>27 184</text:p>
          </table:table-cell>
          <table:table-cell table:style-name="ce93" table:formula="of:=TRUNC(65*(POWER(1.3;[.P1])-1)/0.12)" office:value-type="float" office:value="35501" calcext:value-type="float">
            <text:p><text:s text:c="4"/>35 501</text:p>
          </table:table-cell>
          <table:table-cell table:style-name="ce93" table:formula="of:=TRUNC(65*(POWER(1.3;[.Q1])-1)/0.12)" office:value-type="float" office:value="46314" calcext:value-type="float">
            <text:p><text:s text:c="4"/>46 314</text:p>
          </table:table-cell>
          <table:table-cell table:style-name="ce93" table:formula="of:=TRUNC(65*(POWER(1.3;[.R1])-1)/0.12)" office:value-type="float" office:value="60371" calcext:value-type="float">
            <text:p><text:s text:c="4"/>60 371</text:p>
          </table:table-cell>
          <table:table-cell table:style-name="ce93" table:formula="of:=TRUNC(65*(POWER(1.3;[.S1])-1)/0.12)" office:value-type="float" office:value="78645" calcext:value-type="float">
            <text:p><text:s text:c="4"/>78 645</text:p>
          </table:table-cell>
          <table:table-cell table:style-name="ce93" table:formula="of:=TRUNC(65*(POWER(1.3;[.T1])-1)/0.12)" office:value-type="float" office:value="102401" calcext:value-type="float">
            <text:p><text:s text:c="4"/>102 401</text:p>
          </table:table-cell>
          <table:table-cell table:style-name="ce93" table:formula="of:=TRUNC(65*(POWER(1.3;[.U1])-1)/0.12)" office:value-type="float" office:value="133284" calcext:value-type="float">
            <text:p><text:s text:c="4"/>133 284</text:p>
          </table:table-cell>
          <table:table-cell table:style-name="ce93" table:formula="of:=TRUNC(65*(POWER(1.3;[.V1])-1)/0.12)" office:value-type="float" office:value="173432" calcext:value-type="float">
            <text:p><text:s text:c="4"/>173 432</text:p>
          </table:table-cell>
          <table:table-cell table:style-name="ce93" table:formula="of:=TRUNC(65*(POWER(1.3;[.W1])-1)/0.12)" office:value-type="float" office:value="225625" calcext:value-type="float">
            <text:p><text:s text:c="4"/>225 625</text:p>
          </table:table-cell>
          <table:table-cell table:number-columns-repeated="998"/>
        </table:table-row>
        <table:table-row table:style-name="ro1">
          <table:table-cell table:style-name="ce67" table:number-columns-repeated="3"/>
          <table:table-cell table:style-name="ce86" table:number-columns-repeated="23"/>
          <table:table-cell table:number-columns-repeated="998"/>
        </table:table-row>
        <table:table-row table:style-name="ro1">
          <table:table-cell table:style-name="ce64" office:value-type="string" calcext:value-type="string">
            <text:p>Enemis</text:p>
          </table:table-cell>
          <table:table-cell table:style-name="ce64" office:value-type="string" calcext:value-type="string">
            <text:p>VALEURES DE BASE</text:p>
          </table:table-cell>
          <table:table-cell table:style-name="ce64" office:value-type="string" calcext:value-type="string">
            <text:p>Multiplicateur</text:p>
          </table:table-cell>
          <table:table-cell table:style-name="ce92" table:number-columns-repeated="23"/>
          <table:table-cell table:number-columns-repeated="998"/>
        </table:table-row>
        <table:table-row table:style-name="ro1">
          <table:table-cell table:style-name="ce65" office:value-type="string" calcext:value-type="string">
            <text:p>ATK</text:p>
          </table:table-cell>
          <table:table-cell table:style-name="ce80" office:value-type="string" calcext:value-type="string">
            <text:p>100% (Données des enemis)</text:p>
          </table:table-cell>
          <table:table-cell table:style-name="ce84" office:value-type="float" office:value="1.03" calcext:value-type="float">
            <text:p><text:s text:c="5"/>1.030</text:p>
          </table:table-cell>
          <table:table-cell table:style-name="ce86" table:formula="of:=TRUNC((100*1.03))" office:value-type="float" office:value="103" calcext:value-type="float">
            <text:p><text:s text:c="5"/>103</text:p>
          </table:table-cell>
          <table:table-cell table:style-name="ce86" table:formula="of:=TRUNC(([.D27]*1.03))+1" office:value-type="float" office:value="107" calcext:value-type="float">
            <text:p><text:s text:c="5"/>107</text:p>
          </table:table-cell>
          <table:table-cell table:style-name="ce86" table:formula="of:=TRUNC(([.E27]*1.03))+1" office:value-type="float" office:value="111" calcext:value-type="float">
            <text:p><text:s text:c="5"/>111</text:p>
          </table:table-cell>
          <table:table-cell table:style-name="ce86" table:formula="of:=TRUNC(([.F27]*1.03))+1" office:value-type="float" office:value="115" calcext:value-type="float">
            <text:p><text:s text:c="5"/>115</text:p>
          </table:table-cell>
          <table:table-cell table:style-name="ce86" table:formula="of:=TRUNC(([.G27]*1.03))+1" office:value-type="float" office:value="119" calcext:value-type="float">
            <text:p><text:s text:c="5"/>119</text:p>
          </table:table-cell>
          <table:table-cell table:style-name="ce86" table:formula="of:=TRUNC(([.H27]*1.03))+1" office:value-type="float" office:value="123" calcext:value-type="float">
            <text:p><text:s text:c="5"/>123</text:p>
          </table:table-cell>
          <table:table-cell table:style-name="ce86" table:formula="of:=TRUNC(([.I27]*1.03))+1" office:value-type="float" office:value="127" calcext:value-type="float">
            <text:p><text:s text:c="5"/>127</text:p>
          </table:table-cell>
          <table:table-cell table:style-name="ce86" table:formula="of:=TRUNC(([.J27]*1.03))+1" office:value-type="float" office:value="131" calcext:value-type="float">
            <text:p><text:s text:c="5"/>131</text:p>
          </table:table-cell>
          <table:table-cell table:style-name="ce86" table:formula="of:=TRUNC(([.K27]*1.03))+1" office:value-type="float" office:value="135" calcext:value-type="float">
            <text:p><text:s text:c="5"/>135</text:p>
          </table:table-cell>
          <table:table-cell table:style-name="ce86" table:formula="of:=TRUNC(([.L27]*1.03))+1" office:value-type="float" office:value="140" calcext:value-type="float">
            <text:p><text:s text:c="5"/>140</text:p>
          </table:table-cell>
          <table:table-cell table:style-name="ce86" table:formula="of:=TRUNC(([.M27]*1.03))+1" office:value-type="float" office:value="145" calcext:value-type="float">
            <text:p><text:s text:c="5"/>145</text:p>
          </table:table-cell>
          <table:table-cell table:style-name="ce86" table:formula="of:=TRUNC(([.N27]*1.03))+1" office:value-type="float" office:value="150" calcext:value-type="float">
            <text:p><text:s text:c="5"/>150</text:p>
          </table:table-cell>
          <table:table-cell table:style-name="ce86" table:formula="of:=TRUNC(([.O27]*1.03))+1" office:value-type="float" office:value="155" calcext:value-type="float">
            <text:p><text:s text:c="5"/>155</text:p>
          </table:table-cell>
          <table:table-cell table:style-name="ce86" table:formula="of:=TRUNC(([.P27]*1.03))+1" office:value-type="float" office:value="160" calcext:value-type="float">
            <text:p><text:s text:c="5"/>160</text:p>
          </table:table-cell>
          <table:table-cell table:style-name="ce86" table:formula="of:=TRUNC(([.Q27]*1.03))+1" office:value-type="float" office:value="165" calcext:value-type="float">
            <text:p><text:s text:c="5"/>165</text:p>
          </table:table-cell>
          <table:table-cell table:style-name="ce86" table:formula="of:=TRUNC(([.R27]*1.03))+1" office:value-type="float" office:value="170" calcext:value-type="float">
            <text:p><text:s text:c="5"/>170</text:p>
          </table:table-cell>
          <table:table-cell table:style-name="ce86" table:formula="of:=TRUNC(([.S27]*1.03))+1" office:value-type="float" office:value="176" calcext:value-type="float">
            <text:p><text:s text:c="5"/>176</text:p>
          </table:table-cell>
          <table:table-cell table:style-name="ce86" table:formula="of:=TRUNC(([.T27]*1.03))+1" office:value-type="float" office:value="182" calcext:value-type="float">
            <text:p><text:s text:c="5"/>182</text:p>
          </table:table-cell>
          <table:table-cell table:style-name="ce86" table:formula="of:=TRUNC(([.U27]*1.03))+1" office:value-type="float" office:value="188" calcext:value-type="float">
            <text:p><text:s text:c="5"/>188</text:p>
          </table:table-cell>
          <table:table-cell table:style-name="ce86" table:formula="of:=TRUNC(([.V27]*1.03))+1" office:value-type="float" office:value="194" calcext:value-type="float">
            <text:p><text:s text:c="5"/>194</text:p>
          </table:table-cell>
          <table:table-cell table:style-name="ce86" table:formula="of:=TRUNC(([.W27]*1.03))+1" office:value-type="float" office:value="200" calcext:value-type="float">
            <text:p><text:s text:c="5"/>200</text:p>
          </table:table-cell>
          <table:table-cell table:style-name="ce86" table:formula="of:=TRUNC(([.X27]*1.03))+1" office:value-type="float" office:value="207" calcext:value-type="float">
            <text:p><text:s text:c="5"/>207</text:p>
          </table:table-cell>
          <table:table-cell table:style-name="ce86" table:formula="of:=TRUNC(([.Y27]*1.03))+1" office:value-type="float" office:value="214" calcext:value-type="float">
            <text:p><text:s text:c="5"/>214</text:p>
          </table:table-cell>
          <table:table-cell table:number-columns-repeated="998"/>
        </table:table-row>
        <table:table-row table:style-name="ro1">
          <table:table-cell table:style-name="ce65" office:value-type="string" calcext:value-type="string">
            <text:p>PV</text:p>
          </table:table-cell>
          <table:table-cell table:style-name="ce80" office:value-type="string" calcext:value-type="string">
            <text:p>100% (Données des enemis)</text:p>
          </table:table-cell>
          <table:table-cell table:style-name="ce84" office:value-type="float" office:value="1.03" calcext:value-type="float">
            <text:p><text:s text:c="5"/>1.030</text:p>
          </table:table-cell>
          <table:table-cell table:style-name="ce86" table:formula="of:=TRUNC((100*1.03))" office:value-type="float" office:value="103" calcext:value-type="float">
            <text:p><text:s text:c="5"/>103</text:p>
          </table:table-cell>
          <table:table-cell table:style-name="ce86" table:formula="of:=TRUNC(([.D28]*1.03))+1" office:value-type="float" office:value="107" calcext:value-type="float">
            <text:p><text:s text:c="5"/>107</text:p>
          </table:table-cell>
          <table:table-cell table:style-name="ce86" table:formula="of:=TRUNC(([.E28]*1.03))+1" office:value-type="float" office:value="111" calcext:value-type="float">
            <text:p><text:s text:c="5"/>111</text:p>
          </table:table-cell>
          <table:table-cell table:style-name="ce86" table:formula="of:=TRUNC(([.F28]*1.03))+1" office:value-type="float" office:value="115" calcext:value-type="float">
            <text:p><text:s text:c="5"/>115</text:p>
          </table:table-cell>
          <table:table-cell table:style-name="ce86" table:formula="of:=TRUNC(([.G28]*1.03))+1" office:value-type="float" office:value="119" calcext:value-type="float">
            <text:p><text:s text:c="5"/>119</text:p>
          </table:table-cell>
          <table:table-cell table:style-name="ce86" table:formula="of:=TRUNC(([.H28]*1.03))+1" office:value-type="float" office:value="123" calcext:value-type="float">
            <text:p><text:s text:c="5"/>123</text:p>
          </table:table-cell>
          <table:table-cell table:style-name="ce86" table:formula="of:=TRUNC(([.I28]*1.03))+1" office:value-type="float" office:value="127" calcext:value-type="float">
            <text:p><text:s text:c="5"/>127</text:p>
          </table:table-cell>
          <table:table-cell table:style-name="ce86" table:formula="of:=TRUNC(([.J28]*1.03))+1" office:value-type="float" office:value="131" calcext:value-type="float">
            <text:p><text:s text:c="5"/>131</text:p>
          </table:table-cell>
          <table:table-cell table:style-name="ce86" table:formula="of:=TRUNC(([.K28]*1.03))+1" office:value-type="float" office:value="135" calcext:value-type="float">
            <text:p><text:s text:c="5"/>135</text:p>
          </table:table-cell>
          <table:table-cell table:style-name="ce86" table:formula="of:=TRUNC(([.L28]*1.03))+1" office:value-type="float" office:value="140" calcext:value-type="float">
            <text:p><text:s text:c="5"/>140</text:p>
          </table:table-cell>
          <table:table-cell table:style-name="ce86" table:formula="of:=TRUNC(([.M28]*1.03))+1" office:value-type="float" office:value="145" calcext:value-type="float">
            <text:p><text:s text:c="5"/>145</text:p>
          </table:table-cell>
          <table:table-cell table:style-name="ce86" table:formula="of:=TRUNC(([.N28]*1.03))+1" office:value-type="float" office:value="150" calcext:value-type="float">
            <text:p><text:s text:c="5"/>150</text:p>
          </table:table-cell>
          <table:table-cell table:style-name="ce86" table:formula="of:=TRUNC(([.O28]*1.03))+1" office:value-type="float" office:value="155" calcext:value-type="float">
            <text:p><text:s text:c="5"/>155</text:p>
          </table:table-cell>
          <table:table-cell table:style-name="ce86" table:formula="of:=TRUNC(([.P28]*1.03))+1" office:value-type="float" office:value="160" calcext:value-type="float">
            <text:p><text:s text:c="5"/>160</text:p>
          </table:table-cell>
          <table:table-cell table:style-name="ce86" table:formula="of:=TRUNC(([.Q28]*1.03))+1" office:value-type="float" office:value="165" calcext:value-type="float">
            <text:p><text:s text:c="5"/>165</text:p>
          </table:table-cell>
          <table:table-cell table:style-name="ce86" table:formula="of:=TRUNC(([.R28]*1.03))+1" office:value-type="float" office:value="170" calcext:value-type="float">
            <text:p><text:s text:c="5"/>170</text:p>
          </table:table-cell>
          <table:table-cell table:style-name="ce86" table:formula="of:=TRUNC(([.S28]*1.03))+1" office:value-type="float" office:value="176" calcext:value-type="float">
            <text:p><text:s text:c="5"/>176</text:p>
          </table:table-cell>
          <table:table-cell table:style-name="ce86" table:formula="of:=TRUNC(([.T28]*1.03))+1" office:value-type="float" office:value="182" calcext:value-type="float">
            <text:p><text:s text:c="5"/>182</text:p>
          </table:table-cell>
          <table:table-cell table:style-name="ce86" table:formula="of:=TRUNC(([.U28]*1.126))+1" office:value-type="float" office:value="205" calcext:value-type="float">
            <text:p><text:s text:c="5"/>205</text:p>
          </table:table-cell>
          <table:table-cell table:style-name="ce86" table:formula="of:=TRUNC(([.V28]*1.126))+1" office:value-type="float" office:value="231" calcext:value-type="float">
            <text:p><text:s text:c="5"/>231</text:p>
          </table:table-cell>
          <table:table-cell table:style-name="ce86" table:formula="of:=TRUNC(([.W28]*1.126))+1" office:value-type="float" office:value="261" calcext:value-type="float">
            <text:p><text:s text:c="5"/>261</text:p>
          </table:table-cell>
          <table:table-cell table:style-name="ce86" table:formula="of:=TRUNC(([.X28]*1.126))+1" office:value-type="float" office:value="294" calcext:value-type="float">
            <text:p><text:s text:c="5"/>294</text:p>
          </table:table-cell>
          <table:table-cell table:style-name="ce86" table:formula="of:=TRUNC(([.Y28]*1.126))+1" office:value-type="float" office:value="332" calcext:value-type="float">
            <text:p><text:s text:c="5"/>332</text:p>
          </table:table-cell>
          <table:table-cell table:number-columns-repeated="998"/>
        </table:table-row>
        <table:table-row table:style-name="ro1">
          <table:table-cell table:style-name="ce67"/>
          <table:table-cell table:style-name="ce81" office:value-type="string" calcext:value-type="string">
            <text:p>Evolue toutes les 2 min</text:p>
          </table:table-cell>
          <table:table-cell table:style-name="ce67"/>
          <table:table-cell table:style-name="ce86" table:number-columns-repeated="23"/>
          <table:table-cell table:number-columns-repeated="998"/>
        </table:table-row>
        <table:table-row table:style-name="ro1">
          <table:table-cell table:style-name="ce67" table:number-columns-repeated="3"/>
          <table:table-cell table:style-name="ce86" table:number-columns-repeated="23"/>
          <table:table-cell table:number-columns-repeated="998"/>
        </table:table-row>
        <table:table-row table:style-name="ro1">
          <table:table-cell table:style-name="ce68" table:number-columns-repeated="2"/>
          <table:table-cell table:style-name="ce85" office:value-type="string" calcext:value-type="string">
            <text:p>SPAWN</text:p>
          </table:table-cell>
          <table:table-cell table:style-name="ce95" table:formula="of:=TRUNC(1*1.3)" office:value-type="float" office:value="1" calcext:value-type="float">
            <text:p><text:s text:c="5"/>1</text:p>
          </table:table-cell>
          <table:table-cell table:style-name="ce95" table:formula="of:=TRUNC([.D31]*1.23)+1" office:value-type="float" office:value="2" calcext:value-type="float">
            <text:p><text:s text:c="5"/>2</text:p>
          </table:table-cell>
          <table:table-cell table:style-name="ce95" table:formula="of:=TRUNC([.E31]*1.23)+1" office:value-type="float" office:value="3" calcext:value-type="float">
            <text:p><text:s text:c="5"/>3</text:p>
          </table:table-cell>
          <table:table-cell table:style-name="ce95" table:formula="of:=TRUNC([.F31]*1.23)+1" office:value-type="float" office:value="4" calcext:value-type="float">
            <text:p><text:s text:c="5"/>4</text:p>
          </table:table-cell>
          <table:table-cell table:style-name="ce95" table:formula="of:=TRUNC([.G31]*1.23)+1" office:value-type="float" office:value="5" calcext:value-type="float">
            <text:p><text:s text:c="5"/>5</text:p>
          </table:table-cell>
          <table:table-cell table:style-name="ce95" table:formula="of:=TRUNC([.H31]*1.23)+1" office:value-type="float" office:value="7" calcext:value-type="float">
            <text:p><text:s text:c="5"/>7</text:p>
          </table:table-cell>
          <table:table-cell table:style-name="ce95" table:formula="of:=TRUNC([.I31]*1.23)+1" office:value-type="float" office:value="9" calcext:value-type="float">
            <text:p><text:s text:c="5"/>9</text:p>
          </table:table-cell>
          <table:table-cell table:style-name="ce95" table:formula="of:=TRUNC([.J31]*1.23)+1" office:value-type="float" office:value="12" calcext:value-type="float">
            <text:p><text:s text:c="5"/>12</text:p>
          </table:table-cell>
          <table:table-cell table:style-name="ce95" table:formula="of:=TRUNC([.K31]*1.23)+1" office:value-type="float" office:value="15" calcext:value-type="float">
            <text:p><text:s text:c="5"/>15</text:p>
          </table:table-cell>
          <table:table-cell table:style-name="ce95" table:formula="of:=TRUNC([.L31]*1.23)+1" office:value-type="float" office:value="19" calcext:value-type="float">
            <text:p><text:s text:c="5"/>19</text:p>
          </table:table-cell>
          <table:table-cell table:style-name="ce95" table:formula="of:=TRUNC([.M31]*1.23)+1" office:value-type="float" office:value="24" calcext:value-type="float">
            <text:p><text:s text:c="5"/>24</text:p>
          </table:table-cell>
          <table:table-cell table:style-name="ce95" table:formula="of:=TRUNC([.N31]*1.23)+1" office:value-type="float" office:value="30" calcext:value-type="float">
            <text:p><text:s text:c="5"/>30</text:p>
          </table:table-cell>
          <table:table-cell table:style-name="ce95" table:formula="of:=TRUNC([.O31]*1.23)+1" office:value-type="float" office:value="37" calcext:value-type="float">
            <text:p><text:s text:c="5"/>37</text:p>
          </table:table-cell>
          <table:table-cell table:style-name="ce95" table:formula="of:=TRUNC([.P31]*1.23)+1" office:value-type="float" office:value="46" calcext:value-type="float">
            <text:p><text:s text:c="5"/>46</text:p>
          </table:table-cell>
          <table:table-cell table:style-name="ce95" table:formula="of:=TRUNC([.Q31]*1.23)+1" office:value-type="float" office:value="57" calcext:value-type="float">
            <text:p><text:s text:c="5"/>57</text:p>
          </table:table-cell>
          <table:table-cell table:style-name="ce95" table:formula="of:=TRUNC([.R31]*1.23)+1" office:value-type="float" office:value="71" calcext:value-type="float">
            <text:p><text:s text:c="5"/>71</text:p>
          </table:table-cell>
          <table:table-cell table:style-name="ce95" table:formula="of:=TRUNC([.S31]*1.23)+1" office:value-type="float" office:value="88" calcext:value-type="float">
            <text:p><text:s text:c="5"/>88</text:p>
          </table:table-cell>
          <table:table-cell table:style-name="ce95" table:formula="of:=TRUNC([.T31]*1.23)+1" office:value-type="float" office:value="109" calcext:value-type="float">
            <text:p><text:s text:c="5"/>109</text:p>
          </table:table-cell>
          <table:table-cell table:style-name="ce95" table:formula="of:=TRUNC([.U31]*1.23)+1" office:value-type="float" office:value="135" calcext:value-type="float">
            <text:p><text:s text:c="5"/>135</text:p>
          </table:table-cell>
          <table:table-cell table:style-name="ce95" table:formula="of:=TRUNC([.V31]*1.23)+1" office:value-type="float" office:value="167" calcext:value-type="float">
            <text:p><text:s text:c="5"/>167</text:p>
          </table:table-cell>
          <table:table-cell table:style-name="ce95" table:formula="of:=TRUNC([.W31]*1.23)+1" office:value-type="float" office:value="206" calcext:value-type="float">
            <text:p><text:s text:c="5"/>206</text:p>
          </table:table-cell>
          <table:table-cell table:style-name="ce95" table:formula="of:=TRUNC([.X31]*1.23)+1" office:value-type="float" office:value="254" calcext:value-type="float">
            <text:p><text:s text:c="5"/>254</text:p>
          </table:table-cell>
          <table:table-cell table:style-name="ce95" table:formula="of:=TRUNC([.Y31]*1.23)+1" office:value-type="float" office:value="313" calcext:value-type="float">
            <text:p><text:s text:c="5"/>313</text:p>
          </table:table-cell>
          <table:table-cell table:number-columns-repeated="998"/>
        </table:table-row>
        <table:table-row table:style-name="ro1">
          <table:table-cell table:style-name="ce67" table:number-columns-repeated="2"/>
          <table:table-cell table:style-name="ce86" table:number-columns-repeated="5"/>
          <table:table-cell table:style-name="ce67" table:number-columns-repeated="19"/>
          <table:table-cell table:number-columns-repeated="998"/>
        </table:table-row>
        <table:table-row table:style-name="ro1">
          <table:table-cell table:style-name="ce69" office:value-type="string" calcext:value-type="string">
            <text:p>Nom</text:p>
          </table:table-cell>
          <table:table-cell table:style-name="ce69" office:value-type="string" calcext:value-type="string">
            <text:p>Objet</text:p>
          </table:table-cell>
          <table:table-cell table:style-name="ce87" office:value-type="string" calcext:value-type="string">
            <text:p>Prix en chaire pour débloquer</text:p>
          </table:table-cell>
          <table:table-cell table:style-name="ce87" office:value-type="string" calcext:value-type="string">
            <text:p>Prix LVL 0</text:p>
          </table:table-cell>
          <table:table-cell table:style-name="ce87" office:value-type="string" calcext:value-type="string">
            <text:p>Prix LVL 1</text:p>
          </table:table-cell>
          <table:table-cell table:style-name="ce87" office:value-type="string" calcext:value-type="string">
            <text:p>Prix LVL 2</text:p>
          </table:table-cell>
          <table:table-cell table:style-name="ce87" office:value-type="string" calcext:value-type="string">
            <text:p>PV</text:p>
          </table:table-cell>
          <table:table-cell table:style-name="ce69" office:value-type="string" calcext:value-type="string">
            <text:p>Distance ATK</text:p>
          </table:table-cell>
          <table:table-cell table:style-name="ce69" office:value-type="string" calcext:value-type="string">
            <text:p>ATK / Sec</text:p>
          </table:table-cell>
          <table:table-cell table:style-name="ce69" office:value-type="string" calcext:value-type="string">
            <text:p>TYPE ATK</text:p>
          </table:table-cell>
          <table:table-cell table:style-name="ce69" office:value-type="string" calcext:value-type="string">
            <text:p>DGT</text:p>
          </table:table-cell>
          <table:table-cell table:style-name="ce69" table:number-columns-repeated="15"/>
          <table:table-cell table:number-columns-repeated="998"/>
        </table:table-row>
        <table:table-row table:style-name="ro1">
          <table:table-cell table:style-name="ce70" office:value-type="string" calcext:value-type="string">
            <text:p>Dire Shest</text:p>
          </table:table-cell>
          <table:table-cell table:style-name="ce72" office:value-type="string" calcext:value-type="string">
            <text:p>Petit coffre</text:p>
          </table:table-cell>
          <table:table-cell table:style-name="ce88" office:value-type="float" office:value="10" calcext:value-type="float">
            <text:p><text:s text:c="5"/>10</text:p>
          </table:table-cell>
          <table:table-cell table:style-name="ce96" office:value-type="float" office:value="50" calcext:value-type="float">
            <text:p><text:s text:c="5"/>50</text:p>
          </table:table-cell>
          <table:table-cell table:style-name="ce88" table:formula="of:=[.D34]*54" office:value-type="float" office:value="2700" calcext:value-type="float">
            <text:p><text:s text:c="4"/>2 700</text:p>
          </table:table-cell>
          <table:table-cell table:style-name="ce96" table:formula="of:=[.E34]*54" office:value-type="float" office:value="145800" calcext:value-type="float">
            <text:p><text:s text:c="4"/>145 800</text:p>
          </table:table-cell>
          <table:table-cell table:style-name="ce97" office:value-type="float" office:value="40" calcext:value-type="float">
            <text:p>40</text:p>
          </table:table-cell>
          <table:table-cell table:style-name="ce101" office:value-type="string" calcext:value-type="string">
            <text:p>8 Cases Ligne</text:p>
          </table:table-cell>
          <table:table-cell table:style-name="ce99" office:value-type="string" calcext:value-type="string">
            <text:p>1 ATK / 1 sec</text:p>
          </table:table-cell>
          <table:table-cell table:style-name="ce101" office:value-type="string" calcext:value-type="string">
            <text:p>Distance </text:p>
          </table:table-cell>
          <table:table-cell table:style-name="ce97" office:value-type="float" office:value="5" calcext:value-type="float">
            <text:p>5</text:p>
          </table:table-cell>
          <table:table-cell table:style-name="ce67" table:number-columns-repeated="15"/>
          <table:table-cell table:number-columns-repeated="998"/>
        </table:table-row>
        <table:table-row table:style-name="ro1">
          <table:table-cell table:style-name="ce70" office:value-type="string" calcext:value-type="string">
            <text:p>Licking Blade</text:p>
          </table:table-cell>
          <table:table-cell table:style-name="ce72" office:value-type="string" calcext:value-type="string">
            <text:p>Épée</text:p>
          </table:table-cell>
          <table:table-cell table:style-name="ce88" office:value-type="float" office:value="20" calcext:value-type="float">
            <text:p><text:s text:c="5"/>20</text:p>
          </table:table-cell>
          <table:table-cell table:style-name="ce96" office:value-type="float" office:value="250" calcext:value-type="float">
            <text:p><text:s text:c="5"/>250</text:p>
          </table:table-cell>
          <table:table-cell table:style-name="ce88" table:formula="of:=[.D35]*54" office:value-type="float" office:value="13500" calcext:value-type="float">
            <text:p><text:s text:c="4"/>13 500</text:p>
          </table:table-cell>
          <table:table-cell table:style-name="ce96" table:formula="of:=[.E35]*54" office:value-type="float" office:value="729000" calcext:value-type="float">
            <text:p><text:s text:c="4"/>729 000</text:p>
          </table:table-cell>
          <table:table-cell table:style-name="ce97" office:value-type="float" office:value="60" calcext:value-type="float">
            <text:p>60</text:p>
          </table:table-cell>
          <table:table-cell table:style-name="ce101" office:value-type="string" calcext:value-type="string">
            <text:p>1 Case Ligne</text:p>
          </table:table-cell>
          <table:table-cell table:style-name="ce99" office:value-type="string" calcext:value-type="string">
            <text:p>1 ATK / 1 sec</text:p>
          </table:table-cell>
          <table:table-cell table:style-name="ce101" office:value-type="string" calcext:value-type="string">
            <text:p>mélée</text:p>
          </table:table-cell>
          <table:table-cell table:style-name="ce97" office:value-type="float" office:value="10" calcext:value-type="float">
            <text:p>10</text:p>
          </table:table-cell>
          <table:table-cell table:style-name="ce67" table:number-columns-repeated="15"/>
          <table:table-cell table:number-columns-repeated="998"/>
        </table:table-row>
        <table:table-row table:style-name="ro1">
          <table:table-cell table:style-name="ce70" office:value-type="string" calcext:value-type="string">
            <text:p>The Door</text:p>
          </table:table-cell>
          <table:table-cell table:style-name="ce72" office:value-type="string" calcext:value-type="string">
            <text:p>Porte</text:p>
          </table:table-cell>
          <table:table-cell table:style-name="ce88" office:value-type="float" office:value="15" calcext:value-type="float">
            <text:p><text:s text:c="5"/>15</text:p>
          </table:table-cell>
          <table:table-cell table:style-name="ce96" office:value-type="float" office:value="500" calcext:value-type="float">
            <text:p><text:s text:c="5"/>500</text:p>
          </table:table-cell>
          <table:table-cell table:style-name="ce88" table:formula="of:=[.D36]*54" office:value-type="float" office:value="27000" calcext:value-type="float">
            <text:p><text:s text:c="4"/>27 000</text:p>
          </table:table-cell>
          <table:table-cell table:style-name="ce96" table:formula="of:=[.E36]*54" office:value-type="float" office:value="1458000" calcext:value-type="float">
            <text:p><text:s text:c="3"/>1 458 000</text:p>
          </table:table-cell>
          <table:table-cell table:style-name="ce97" office:value-type="float" office:value="80" calcext:value-type="float">
            <text:p>80</text:p>
          </table:table-cell>
          <table:table-cell table:style-name="ce101" office:value-type="string" calcext:value-type="string">
            <text:p>//</text:p>
          </table:table-cell>
          <table:table-cell table:style-name="ce99" office:value-type="float" office:value="0" calcext:value-type="float">
            <text:p>0</text:p>
          </table:table-cell>
          <table:table-cell table:style-name="ce101" office:value-type="string" calcext:value-type="string">
            <text:p>Défense</text:p>
          </table:table-cell>
          <table:table-cell table:style-name="ce97" office:value-type="float" office:value="0" calcext:value-type="float">
            <text:p>0</text:p>
          </table:table-cell>
          <table:table-cell table:style-name="ce67" table:number-columns-repeated="15"/>
          <table:table-cell table:number-columns-repeated="998"/>
        </table:table-row>
        <table:table-row table:style-name="ro1">
          <table:table-cell table:style-name="ce71" office:value-type="string" calcext:value-type="string">
            <text:p>Chim-Chim</text:p>
          </table:table-cell>
          <table:table-cell table:style-name="ce73" office:value-type="string" calcext:value-type="string">
            <text:p>Cheminée</text:p>
          </table:table-cell>
          <table:table-cell table:style-name="ce89" office:value-type="float" office:value="30" calcext:value-type="float">
            <text:p><text:s text:c="5"/>30</text:p>
          </table:table-cell>
          <table:table-cell table:style-name="ce89" office:value-type="float" office:value="1000" calcext:value-type="float">
            <text:p><text:s text:c="4"/>1 000</text:p>
          </table:table-cell>
          <table:table-cell table:style-name="ce89" table:formula="of:=[.D37]*54" office:value-type="float" office:value="54000" calcext:value-type="float">
            <text:p><text:s text:c="4"/>54 000</text:p>
          </table:table-cell>
          <table:table-cell table:style-name="ce89" table:formula="of:=[.E37]*54" office:value-type="float" office:value="2916000" calcext:value-type="float">
            <text:p><text:s text:c="3"/>2 916 0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string" calcext:value-type="string">
            <text:p>2 Cases Ligne</text:p>
          </table:table-cell>
          <table:table-cell table:style-name="ce100" office:value-type="string" calcext:value-type="string">
            <text:p>durée 3 sec + 3 sec Reload</text:p>
          </table:table-cell>
          <table:table-cell table:style-name="ce98" office:value-type="string" calcext:value-type="string">
            <text:p>Mélée</text:p>
          </table:table-cell>
          <table:table-cell table:style-name="ce98" office:value-type="string" calcext:value-type="string">
            <text:p>5 / tic sur 4 tic</text:p>
          </table:table-cell>
          <table:table-cell table:style-name="ce104" table:number-columns-repeated="15"/>
          <table:table-cell table:number-columns-repeated="998"/>
        </table:table-row>
        <table:table-row table:style-name="ro1">
          <table:table-cell table:style-name="ce72" office:value-type="string" calcext:value-type="string">
            <text:p>Cooldron</text:p>
          </table:table-cell>
          <table:table-cell table:style-name="ce72" office:value-type="string" calcext:value-type="string">
            <text:p>Chaudron</text:p>
          </table:table-cell>
          <table:table-cell table:style-name="ce88" office:value-type="float" office:value="25" calcext:value-type="float">
            <text:p><text:s text:c="5"/>25</text:p>
          </table:table-cell>
          <table:table-cell table:style-name="ce96" office:value-type="float" office:value="1500" calcext:value-type="float">
            <text:p><text:s text:c="4"/>1 500</text:p>
          </table:table-cell>
          <table:table-cell table:style-name="ce88" table:formula="of:=[.D38]*54" office:value-type="float" office:value="81000" calcext:value-type="float">
            <text:p><text:s text:c="4"/>81 000</text:p>
          </table:table-cell>
          <table:table-cell table:style-name="ce96" table:formula="of:=[.E38]*54" office:value-type="float" office:value="4374000" calcext:value-type="float">
            <text:p><text:s text:c="3"/>4 374 000</text:p>
          </table:table-cell>
          <table:table-cell table:style-name="ce99" office:value-type="string" calcext:value-type="string">
            <text:p>utilisation unique</text:p>
          </table:table-cell>
          <table:table-cell table:style-name="ce102" office:value-type="string" calcext:value-type="string">
            <text:p>3 Cases Rangée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string" calcext:value-type="string">
            <text:p>Mélée</text:p>
          </table:table-cell>
          <table:table-cell table:style-name="ce99" office:value-type="float" office:value="35" calcext:value-type="float">
            <text:p>35</text:p>
          </table:table-cell>
          <table:table-cell table:style-name="ce67" table:number-columns-repeated="15"/>
          <table:table-cell table:number-columns-repeated="998"/>
        </table:table-row>
        <table:table-row table:style-name="ro1">
          <table:table-cell table:style-name="ce72" office:value-type="string" calcext:value-type="string">
            <text:p>ZZ trap</text:p>
          </table:table-cell>
          <table:table-cell table:style-name="ce72" office:value-type="string" calcext:value-type="string">
            <text:p>Trappe</text:p>
          </table:table-cell>
          <table:table-cell table:style-name="ce88" office:value-type="float" office:value="15" calcext:value-type="float">
            <text:p><text:s text:c="5"/>15</text:p>
          </table:table-cell>
          <table:table-cell table:style-name="ce96" office:value-type="float" office:value="3000" calcext:value-type="float">
            <text:p><text:s text:c="4"/>3 000</text:p>
          </table:table-cell>
          <table:table-cell table:style-name="ce88" table:formula="of:=[.D39]*54" office:value-type="float" office:value="162000" calcext:value-type="float">
            <text:p><text:s text:c="4"/>162 000</text:p>
          </table:table-cell>
          <table:table-cell table:style-name="ce96" table:formula="of:=[.E39]*54" office:value-type="float" office:value="8748000" calcext:value-type="float">
            <text:p><text:s text:c="3"/>8 748 000</text:p>
          </table:table-cell>
          <table:table-cell table:style-name="ce99" office:value-type="string" calcext:value-type="string">
            <text:p>1 min</text:p>
          </table:table-cell>
          <table:table-cell table:style-name="ce102" office:value-type="string" calcext:value-type="string">
            <text:p>//</text:p>
          </table:table-cell>
          <table:table-cell table:style-name="ce99" office:value-type="string" calcext:value-type="string">
            <text:p>2 tic / sec</text:p>
          </table:table-cell>
          <table:table-cell table:style-name="ce102" office:value-type="string" calcext:value-type="string">
            <text:p>Mélée</text:p>
          </table:table-cell>
          <table:table-cell table:style-name="ce99" office:value-type="string" calcext:value-type="string">
            <text:p>5 / tic + LOW</text:p>
          </table:table-cell>
          <table:table-cell table:style-name="ce67" table:number-columns-repeated="15"/>
          <table:table-cell table:number-columns-repeated="998"/>
        </table:table-row>
        <table:table-row table:style-name="ro1">
          <table:table-cell table:style-name="ce72" office:value-type="string" calcext:value-type="string">
            <text:p>Red Hot Torch </text:p>
          </table:table-cell>
          <table:table-cell table:style-name="ce72" office:value-type="string" calcext:value-type="string">
            <text:p>Torche</text:p>
          </table:table-cell>
          <table:table-cell table:style-name="ce88" office:value-type="float" office:value="35" calcext:value-type="float">
            <text:p><text:s text:c="5"/>35</text:p>
          </table:table-cell>
          <table:table-cell table:style-name="ce96" office:value-type="float" office:value="5000" calcext:value-type="float">
            <text:p><text:s text:c="4"/>5 000</text:p>
          </table:table-cell>
          <table:table-cell table:style-name="ce88" table:formula="of:=[.D40]*54" office:value-type="float" office:value="270000" calcext:value-type="float">
            <text:p><text:s text:c="4"/>270 000</text:p>
          </table:table-cell>
          <table:table-cell table:style-name="ce96" table:formula="of:=[.E40]*54" office:value-type="float" office:value="14580000" calcext:value-type="float">
            <text:p><text:s text:c="3"/>14 580 000</text:p>
          </table:table-cell>
          <table:table-cell table:style-name="ce99" office:value-type="float" office:value="60" calcext:value-type="float">
            <text:p>60</text:p>
          </table:table-cell>
          <table:table-cell table:style-name="ce102" office:value-type="string" calcext:value-type="string">
            <text:p>6 Cases Ligne</text:p>
          </table:table-cell>
          <table:table-cell table:style-name="ce99" office:value-type="string" calcext:value-type="string">
            <text:p>1 ATK / 2 sec</text:p>
          </table:table-cell>
          <table:table-cell table:style-name="ce102" office:value-type="string" calcext:value-type="string">
            <text:p>Distance</text:p>
          </table:table-cell>
          <table:table-cell table:style-name="ce99" office:value-type="float" office:value="15" calcext:value-type="float">
            <text:p>15</text:p>
          </table:table-cell>
          <table:table-cell table:style-name="ce67" table:number-columns-repeated="15"/>
          <table:table-cell table:number-columns-repeated="998"/>
        </table:table-row>
        <table:table-row table:style-name="ro1">
          <table:table-cell table:style-name="ce73" office:value-type="string" calcext:value-type="string">
            <text:p>Flying Juice</text:p>
          </table:table-cell>
          <table:table-cell table:style-name="ce73" office:value-type="string" calcext:value-type="string">
            <text:p>Potion/Alambic</text:p>
          </table:table-cell>
          <table:table-cell table:style-name="ce89" office:value-type="float" office:value="35" calcext:value-type="float">
            <text:p><text:s text:c="5"/>35</text:p>
          </table:table-cell>
          <table:table-cell table:style-name="ce89" office:value-type="float" office:value="300000" calcext:value-type="float">
            <text:p><text:s text:c="4"/>300 000</text:p>
          </table:table-cell>
          <table:table-cell table:style-name="ce89" table:formula="of:=[.D41]*54" office:value-type="float" office:value="16200000" calcext:value-type="float">
            <text:p><text:s text:c="3"/>16 200 000</text:p>
          </table:table-cell>
          <table:table-cell table:style-name="ce89" table:formula="of:=[.E41]*54" office:value-type="float" office:value="874800000" calcext:value-type="float">
            <text:p><text:s text:c="3"/>874 800 000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string" calcext:value-type="string">
            <text:p>9 Cases en carré</text:p>
          </table:table-cell>
          <table:table-cell table:style-name="ce100" office:value-type="string" calcext:value-type="string">
            <text:p>1 ATK / 3 sec - Dure 2sec</text:p>
          </table:table-cell>
          <table:table-cell table:style-name="ce100" office:value-type="string" calcext:value-type="string">
            <text:p>Distance</text:p>
          </table:table-cell>
          <table:table-cell table:style-name="ce100" office:value-type="string" calcext:value-type="string">
            <text:p>5 / tic sur 6 tic</text:p>
          </table:table-cell>
          <table:table-cell table:style-name="ce104" table:number-columns-repeated="15"/>
          <table:table-cell table:number-columns-repeated="998"/>
        </table:table-row>
        <table:table-row table:style-name="ro1">
          <table:table-cell table:style-name="ce72" office:value-type="string" calcext:value-type="string">
            <text:p>Karen the armor</text:p>
          </table:table-cell>
          <table:table-cell table:style-name="ce72" office:value-type="string" calcext:value-type="string">
            <text:p>Vierge de fer</text:p>
          </table:table-cell>
          <table:table-cell table:style-name="ce88" office:value-type="float" office:value="70" calcext:value-type="float">
            <text:p><text:s text:c="5"/>70</text:p>
          </table:table-cell>
          <table:table-cell table:style-name="ce96" office:value-type="float" office:value="10000" calcext:value-type="float">
            <text:p><text:s text:c="4"/>10 000</text:p>
          </table:table-cell>
          <table:table-cell table:style-name="ce88" table:formula="of:=[.D42]*54" office:value-type="float" office:value="540000" calcext:value-type="float">
            <text:p><text:s text:c="4"/>540 000</text:p>
          </table:table-cell>
          <table:table-cell table:style-name="ce96" table:formula="of:=[.E42]*54" office:value-type="float" office:value="29160000" calcext:value-type="float">
            <text:p><text:s text:c="3"/>29 160 000</text:p>
          </table:table-cell>
          <table:table-cell table:style-name="ce99" office:value-type="float" office:value="80" calcext:value-type="float">
            <text:p>80</text:p>
          </table:table-cell>
          <table:table-cell table:style-name="ce102" office:value-type="string" calcext:value-type="string">
            <text:p>1 Case Ligne</text:p>
          </table:table-cell>
          <table:table-cell table:style-name="ce99" office:value-type="string" calcext:value-type="string">
            <text:p>1 / 4 sec</text:p>
          </table:table-cell>
          <table:table-cell table:style-name="ce102" office:value-type="string" calcext:value-type="string">
            <text:p>Mélée</text:p>
          </table:table-cell>
          <table:table-cell table:style-name="ce99" office:value-type="float" office:value="30" calcext:value-type="float">
            <text:p>30</text:p>
          </table:table-cell>
          <table:table-cell table:style-name="ce67" table:number-columns-repeated="15"/>
          <table:table-cell table:number-columns-repeated="998"/>
        </table:table-row>
        <table:table-row table:style-name="ro1">
          <table:table-cell table:style-name="ce67" table:number-columns-repeated="2"/>
          <table:table-cell table:style-name="ce86" table:number-columns-repeated="5"/>
          <table:table-cell table:style-name="ce67"/>
          <table:table-cell table:style-name="ce54"/>
          <table:table-cell table:style-name="ce67" table:number-columns-repeated="17"/>
          <table:table-cell table:number-columns-repeated="998"/>
        </table:table-row>
        <table:table-row table:style-name="ro1">
          <table:table-cell table:style-name="ce74" office:value-type="string" calcext:value-type="string">
            <text:p>NOM</text:p>
          </table:table-cell>
          <table:table-cell table:style-name="ce74" office:value-type="string" calcext:value-type="string">
            <text:p>TYPE ATK</text:p>
          </table:table-cell>
          <table:table-cell table:style-name="ce90" office:value-type="string" calcext:value-type="string">
            <text:p>OU ELLE EST </text:p>
          </table:table-cell>
          <table:table-cell table:style-name="ce90" office:value-type="string" calcext:value-type="string">
            <text:p>PV BASE</text:p>
          </table:table-cell>
          <table:table-cell table:style-name="ce90" office:value-type="string" calcext:value-type="string">
            <text:p>DGT</text:p>
          </table:table-cell>
          <table:table-cell table:style-name="ce90" office:value-type="string" calcext:value-type="string">
            <text:p>ATK / SEC</text:p>
          </table:table-cell>
          <table:table-cell table:style-name="ce90" office:value-type="string" calcext:value-type="string">
            <text:p>Reveil</text:p>
          </table:table-cell>
          <table:table-cell table:style-name="ce74" table:number-columns-repeated="19"/>
          <table:table-cell table:number-columns-repeated="998"/>
        </table:table-row>
        <table:table-row table:style-name="ro1">
          <table:table-cell table:style-name="ce51" office:value-type="string" calcext:value-type="string">
            <text:p>Mimic Master</text:p>
          </table:table-cell>
          <table:table-cell table:style-name="ce51" office:value-type="string" calcext:value-type="string">
            <text:p>mélée</text:p>
          </table:table-cell>
          <table:table-cell table:style-name="ce51" office:value-type="string" calcext:value-type="string">
            <text:p>dans sa pièce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1 par sec</text:p>
          </table:table-cell>
          <table:table-cell table:style-name="ce51" office:value-type="string" calcext:value-type="string">
            <text:p>30 Clic</text:p>
          </table:table-cell>
          <table:table-cell table:style-name="ce51"/>
          <table:table-cell table:style-name="ce103" table:number-columns-repeated="18"/>
          <table:table-cell table:number-columns-repeated="998"/>
        </table:table-row>
        <table:table-row table:style-name="ro1" table:number-rows-repeated="2">
          <table:table-cell table:style-name="ce67" table:number-columns-repeated="26"/>
          <table:table-cell table:number-columns-repeated="998"/>
        </table:table-row>
        <table:table-row table:style-name="ro1">
          <table:table-cell table:style-name="ce75" office:value-type="string" calcext:value-type="string">
            <text:p>Méchants</text:p>
          </table:table-cell>
          <table:table-cell table:style-name="ce75" office:value-type="string" calcext:value-type="string">
            <text:p>pv</text:p>
          </table:table-cell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Déplacement</text:p>
          </table:table-cell>
          <table:table-cell table:style-name="ce75" office:value-type="string" calcext:value-type="string">
            <text:p>Vitesse Atk </text:p>
          </table:table-cell>
          <table:table-cell table:style-name="ce75" office:value-type="string" calcext:value-type="string">
            <text:p>dégats </text:p>
          </table:table-cell>
          <table:table-cell table:style-name="ce75" office:value-type="string" calcext:value-type="string">
            <text:p>Gain chaire</text:p>
          </table:table-cell>
          <table:table-cell table:style-name="ce75" office:value-type="string" calcext:value-type="string">
            <text:p>Difficulté</text:p>
          </table:table-cell>
          <table:table-cell table:style-name="ce69" table:number-columns-repeated="18"/>
          <table:table-cell table:number-columns-repeated="998"/>
        </table:table-row>
        <table:table-row table:style-name="ro1">
          <table:table-cell table:style-name="ce76" office:value-type="string" calcext:value-type="string">
            <text:p>Clodo</text:p>
          </table:table-cell>
          <table:table-cell table:style-name="ce82" office:value-type="float" office:value="20" calcext:value-type="float">
            <text:p>20</text:p>
          </table:table-cell>
          <table:table-cell table:style-name="ce91" office:value-type="string" calcext:value-type="string">
            <text:p>Mélée / Distance 3 cases</text:p>
          </table:table-cell>
          <table:table-cell table:style-name="ce56" office:value-type="float" office:value="75" calcext:value-type="float">
            <text:p>75</text:p>
          </table:table-cell>
          <table:table-cell table:style-name="ce91" office:value-type="string" calcext:value-type="string">
            <text:p>Modéré</text:p>
          </table:table-cell>
          <table:table-cell table:style-name="ce56" office:value-type="float" office:value="5" calcext:value-type="float">
            <text:p>5</text:p>
          </table:table-cell>
          <table:table-cell table:style-name="ce9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7" table:number-columns-repeated="18"/>
          <table:table-cell table:number-columns-repeated="998"/>
        </table:table-row>
        <table:table-row table:style-name="ro1">
          <table:table-cell table:style-name="ce76" office:value-type="string" calcext:value-type="string">
            <text:p>Chevalier</text:p>
          </table:table-cell>
          <table:table-cell table:style-name="ce82" office:value-type="float" office:value="40" calcext:value-type="float">
            <text:p>40</text:p>
          </table:table-cell>
          <table:table-cell table:style-name="ce91" office:value-type="string" calcext:value-type="string">
            <text:p>Mélée</text:p>
          </table:table-cell>
          <table:table-cell table:style-name="ce56" office:value-type="float" office:value="110" calcext:value-type="float">
            <text:p>110</text:p>
          </table:table-cell>
          <table:table-cell table:style-name="ce91" office:value-type="string" calcext:value-type="string">
            <text:p>Lent</text:p>
          </table:table-cell>
          <table:table-cell table:style-name="ce56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67" table:number-columns-repeated="18"/>
          <table:table-cell table:number-columns-repeated="998"/>
        </table:table-row>
        <table:table-row table:style-name="ro1">
          <table:table-cell table:style-name="ce76" office:value-type="string" calcext:value-type="string">
            <text:p>Roublard</text:p>
          </table:table-cell>
          <table:table-cell table:style-name="ce82" office:value-type="float" office:value="35" calcext:value-type="float">
            <text:p>35</text:p>
          </table:table-cell>
          <table:table-cell table:style-name="ce91" office:value-type="string" calcext:value-type="string">
            <text:p>Mélée</text:p>
          </table:table-cell>
          <table:table-cell table:style-name="ce56" office:value-type="float" office:value="160" calcext:value-type="float">
            <text:p>160</text:p>
          </table:table-cell>
          <table:table-cell table:style-name="ce91" office:value-type="string" calcext:value-type="string">
            <text:p>Rapide</text:p>
          </table:table-cell>
          <table:table-cell table:style-name="ce56" office:value-type="float" office:value="5" calcext:value-type="float">
            <text:p>5</text:p>
          </table:table-cell>
          <table:table-cell table:style-name="ce91" office:value-type="float" office:value="15" calcext:value-type="float">
            <text:p>15</text:p>
          </table:table-cell>
          <table:table-cell table:style-name="ce56" office:value-type="float" office:value="3" calcext:value-type="float">
            <text:p>3</text:p>
          </table:table-cell>
          <table:table-cell table:style-name="ce67" table:number-columns-repeated="18"/>
          <table:table-cell table:number-columns-repeated="998"/>
        </table:table-row>
        <table:table-row table:style-name="ro1">
          <table:table-cell table:style-name="ce77" office:value-type="string" calcext:value-type="string">
            <text:p>Mage</text:p>
          </table:table-cell>
          <table:table-cell table:style-name="ce82" office:value-type="float" office:value="25" calcext:value-type="float">
            <text:p>25</text:p>
          </table:table-cell>
          <table:table-cell table:style-name="ce91" office:value-type="string" calcext:value-type="string">
            <text:p>Distance</text:p>
          </table:table-cell>
          <table:table-cell table:style-name="ce56" office:value-type="float" office:value="75" calcext:value-type="float">
            <text:p>75</text:p>
          </table:table-cell>
          <table:table-cell table:style-name="ce91" office:value-type="string" calcext:value-type="string">
            <text:p>Lent</text:p>
          </table:table-cell>
          <table:table-cell table:style-name="ce56" office:value-type="float" office:value="5" calcext:value-type="float">
            <text:p>5</text:p>
          </table:table-cell>
          <table:table-cell table:style-name="ce91" office:value-type="float" office:value="25" calcext:value-type="float">
            <text:p>25</text:p>
          </table:table-cell>
          <table:table-cell table:style-name="ce56" office:value-type="float" office:value="3" calcext:value-type="float">
            <text:p>3</text:p>
          </table:table-cell>
          <table:table-cell table:style-name="ce67" table:number-columns-repeated="18"/>
          <table:table-cell table:number-columns-repeated="998"/>
        </table:table-row>
        <table:table-row table:style-name="ro1">
          <table:table-cell table:style-name="ce76" office:value-type="string" calcext:value-type="string">
            <text:p>Necromancien</text:p>
          </table:table-cell>
          <table:table-cell table:style-name="ce82" office:value-type="float" office:value="50" calcext:value-type="float">
            <text:p>50</text:p>
          </table:table-cell>
          <table:table-cell table:style-name="ce91" office:value-type="string" calcext:value-type="string">
            <text:p>0 autour de lui sauf si Towers</text:p>
          </table:table-cell>
          <table:table-cell table:style-name="ce56" office:value-type="float" office:value="75" calcext:value-type="float">
            <text:p>75</text:p>
          </table:table-cell>
          <table:table-cell table:style-name="ce91" office:value-type="string" calcext:value-type="string">
            <text:p>Modéré</text:p>
          </table:table-cell>
          <table:table-cell table:style-name="ce56" office:value-type="float" office:value="0" calcext:value-type="float">
            <text:p>0</text:p>
          </table:table-cell>
          <table:table-cell table:style-name="ce91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</text:p>
          </table:table-cell>
          <table:table-cell table:style-name="ce67" table:number-columns-repeated="18"/>
          <table:table-cell table:number-columns-repeated="998"/>
        </table:table-row>
        <table:table-row table:style-name="ro1">
          <table:table-cell table:style-name="ce76" office:value-type="string" calcext:value-type="string">
            <text:p>Squellette Necro</text:p>
          </table:table-cell>
          <table:table-cell table:style-name="ce82" office:value-type="float" office:value="15" calcext:value-type="float">
            <text:p>15</text:p>
          </table:table-cell>
          <table:table-cell table:style-name="ce91" office:value-type="string" calcext:value-type="string">
            <text:p>Mélée</text:p>
          </table:table-cell>
          <table:table-cell table:style-name="ce56" office:value-type="float" office:value="160" calcext:value-type="float">
            <text:p>160</text:p>
          </table:table-cell>
          <table:table-cell table:style-name="ce91" office:value-type="string" calcext:value-type="string">
            <text:p>Modéré</text:p>
          </table:table-cell>
          <table:table-cell table:style-name="ce56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67" table:number-columns-repeated="18"/>
          <table:table-cell table:number-columns-repeated="998"/>
        </table:table-row>
        <table:table-row table:style-name="ro1">
          <table:table-cell table:style-name="ce76" office:value-type="string" calcext:value-type="string">
            <text:p>Paladin</text:p>
          </table:table-cell>
          <table:table-cell table:style-name="ce82" office:value-type="float" office:value="90" calcext:value-type="float">
            <text:p>90</text:p>
          </table:table-cell>
          <table:table-cell table:style-name="ce91" office:value-type="string" calcext:value-type="string">
            <text:p>Mélée</text:p>
          </table:table-cell>
          <table:table-cell table:style-name="ce56" office:value-type="float" office:value="75" calcext:value-type="float">
            <text:p>75</text:p>
          </table:table-cell>
          <table:table-cell table:style-name="ce91" office:value-type="string" calcext:value-type="string">
            <text:p>Lent</text:p>
          </table:table-cell>
          <table:table-cell table:style-name="ce56" office:value-type="float" office:value="25" calcext:value-type="float">
            <text:p>25</text:p>
          </table:table-cell>
          <table:table-cell table:style-name="ce91" office:value-type="float" office:value="40" calcext:value-type="float">
            <text:p>40</text:p>
          </table:table-cell>
          <table:table-cell table:style-name="ce56" office:value-type="float" office:value="5" calcext:value-type="float">
            <text:p>5</text:p>
          </table:table-cell>
          <table:table-cell table:style-name="ce67" table:number-columns-repeated="18"/>
          <table:table-cell table:number-columns-repeated="998"/>
        </table:table-row>
        <table:table-row table:style-name="ro1">
          <table:table-cell table:style-name="ce67"/>
          <table:table-cell table:style-name="ce67">
            <draw:frame table:end-cell-address="Sheet4.C66" table:end-x="146.75pt" table:end-y="8.22pt" draw:z-index="1" draw:name="Chart 4" draw:style-name="gr1" draw:text-style-name="P1" svg:width="255.71pt" svg:height="155.23pt" svg:x="47.99pt" svg:y="10.49pt">
              <draw:object draw:notify-on-update-of-ranges="Sheet4.D19:Sheet4.Z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67">
            <draw:frame table:end-cell-address="Sheet4.F66" table:end-x="37.36pt" table:end-y="8.22pt" draw:z-index="4" draw:name="Chart 7" draw:style-name="gr1" draw:text-style-name="P1" svg:width="248.97pt" svg:height="155.23pt" svg:x="134.25pt" svg:y="10.49pt">
              <draw:object draw:notify-on-update-of-ranges="Sheet4.D27:Sheet4.Z2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67" table:number-columns-repeated="2"/>
          <table:table-cell table:style-name="ce67">
            <draw:frame table:end-cell-address="Sheet4.I66" table:end-x="14.37pt" table:end-y="8.22pt" draw:z-index="0" draw:name="Chart 3" draw:style-name="gr1" draw:text-style-name="P1" svg:width="250.47pt" svg:height="155.23pt" svg:x="9.75pt" svg:y="10.49pt">
              <draw:object draw:notify-on-update-of-ranges="Sheet4.D4:Sheet4.Z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7" table:number-columns-repeated="2"/>
          <table:table-cell table:style-name="ce67">
            <draw:frame table:end-cell-address="Sheet4.K66" table:end-x="63.21pt" table:end-y="8.22pt" draw:z-index="2" draw:name="Chart 5" draw:style-name="gr1" draw:text-style-name="P1" svg:width="250.47pt" svg:height="155.23pt" svg:x="1.64pt" svg:y="10.49pt">
              <draw:object draw:notify-on-update-of-ranges="Sheet4.D21:Sheet4.Z2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7"/>
          <table:table-cell table:style-name="ce67">
            <draw:frame table:end-cell-address="Sheet4.N66" table:end-x="68.06pt" table:end-y="8.22pt" draw:z-index="3" draw:name="Chart 6" draw:style-name="gr1" draw:text-style-name="P1" svg:width="250.47pt" svg:height="155.23pt" svg:x="41.24pt" svg:y="10.49pt">
              <draw:object draw:notify-on-update-of-ranges="Sheet4.D21:Sheet4.Z2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67" table:number-columns-repeated="2"/>
          <table:table-cell table:style-name="ce67">
            <draw:frame table:end-cell-address="Sheet4.R66" table:end-x="18.65pt" table:end-y="8.22pt" draw:z-index="5" draw:name="Chart 8" draw:style-name="gr1" draw:text-style-name="P1" svg:width="248.97pt" svg:height="155.23pt" svg:x="50.26pt" svg:y="10.49pt">
              <draw:object draw:notify-on-update-of-ranges="Sheet4.D31:Sheet4.Z3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67" table:number-columns-repeated="12"/>
          <table:table-cell table:number-columns-repeated="998"/>
        </table:table-row>
        <table:table-row table:style-name="ro1">
          <table:table-cell table:style-name="ce78" office:value-type="string" calcext:value-type="string">
            <text:p>Rapide 2 atk / sec</text:p>
          </table:table-cell>
          <table:table-cell table:style-name="ce67" table:number-columns-repeated="25"/>
          <table:table-cell table:number-columns-repeated="998"/>
        </table:table-row>
        <table:table-row table:style-name="ro1">
          <table:table-cell table:style-name="ce78" office:value-type="string" calcext:value-type="string">
            <text:p>Modéré 1 atk / sec</text:p>
          </table:table-cell>
          <table:table-cell table:style-name="ce67" table:number-columns-repeated="25"/>
          <table:table-cell table:number-columns-repeated="998"/>
        </table:table-row>
        <table:table-row table:style-name="ro1">
          <table:table-cell table:style-name="ce78" office:value-type="string" calcext:value-type="string">
            <text:p><text:s/>Lent 1 atk / 2 sec</text:p>
          </table:table-cell>
          <table:table-cell table:style-name="ce67" table:number-columns-repeated="25"/>
          <table:table-cell table:number-columns-repeated="998"/>
        </table:table-row>
        <table:table-row table:style-name="ro1" table:number-rows-repeated="3">
          <table:table-cell table:style-name="ce67" table:number-columns-repeated="26"/>
          <table:table-cell table:number-columns-repeated="998"/>
        </table:table-row>
        <table:table-row table:style-name="ro1">
          <table:table-cell table:style-name="ce67" table:number-columns-repeated="26"/>
          <table:table-cell table:number-columns-repeated="998"/>
        </table:table-row>
        <table:table-row table:style-name="ro1" table:number-rows-repeated="407">
          <table:table-cell table:style-name="ce67" table:number-columns-repeated="26"/>
          <table:table-cell table:number-columns-repeated="998"/>
        </table:table-row>
        <table:table-row table:style-name="ro1" table:number-rows-repeated="531">
          <table:table-cell table:style-name="ce79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urret" table:target-range-address="Sheet1.A1:Sheet1.O100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>
        <number:embedded-text number:position="15"> </number:embedded-text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6">
      <number:number number:decimal-places="0" loext:min-decimal-places="0" number:min-integer-digits="1">
        <number:embedded-text number:position="15"> </number:embedded-text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7">
      <number:number number:decimal-places="3" loext:min-decimal-places="3" number:min-integer-digits="1">
        <number:embedded-text number:position="15"> </number:embedded-text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24" meta:object-count="8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335cm" svg:height="9.816cm" xlink:href=".." xlink:type="simple" chart:class="chart:line" chart:style-name="ch1">
        <chart:legend chart:legend-position="end" svg:x="11.038cm" svg:y="3.862cm" style:legend-expansion="high" chart:style-name="ch2"/>
        <chart:plot-area chart:style-name="ch3" table:cell-range-address="Sheet3.A1:Sheet3.Z5" chart:data-source-has-labels="row" svg:x="0.266cm" svg:y="0.196cm" svg:width="10.506cm" svg:height="9.424cm">
          <chartooo:coordinate-region svg:x="1.293cm" svg:y="0.395cm" svg:width="9.107cm" svg:height="8.728cm"/>
          <chart:axis chart:dimension="x" chart:name="primary-x" chart:style-name="ch4" chartooo:axis-type="text">
            <chart:categories table:cell-range-address="Sheet3.A1:Sheet3.Z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Z2" chart:class="chart:line">
            <chart:data-point chart:repeated="26"/>
          </chart:series>
          <chart:series chart:style-name="ch8" chart:values-cell-range-address="Sheet3.A3:Sheet3.Z3" chart:class="chart:line">
            <chart:data-point chart:repeated="26"/>
          </chart:series>
          <chart:series chart:style-name="ch9" chart:values-cell-range-address="Sheet3.A4:Sheet3.Z4" chart:class="chart:line">
            <chart:data-point chart:repeated="26"/>
          </chart:series>
          <chart:series chart:style-name="ch10" chart:values-cell-range-address="Sheet3.A5:Sheet3.Z5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A1:Sheet3.Z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3.A2:Sheet3.Z2</svg:desc>
                </draw:g>
              </table:table-cell>
              <table:table-cell office:value-type="float" office:value="14.6">
                <text:p>14.6</text:p>
              </table:table-cell>
              <table:table-cell office:value-type="float" office:value="21.316">
                <text:p>21.316</text:p>
              </table:table-cell>
              <table:table-cell office:value-type="float" office:value="31.12136">
                <text:p>31.12136</text:p>
              </table:table-cell>
              <table:table-cell office:value-type="float" office:value="45.4371856">
                <text:p>45.4371856</text:p>
              </table:table-cell>
              <table:table-cell office:value-type="float" office:value="66.338290976">
                <text:p>66.338290976</text:p>
              </table:table-cell>
              <table:table-cell office:value-type="float" office:value="96.85390482496">
                <text:p>96.85390482496</text:p>
              </table:table-cell>
              <table:table-cell office:value-type="float" office:value="141.406701044442">
                <text:p>141.406701044442</text:p>
              </table:table-cell>
              <table:table-cell office:value-type="float" office:value="206.453783524885">
                <text:p>206.453783524885</text:p>
              </table:table-cell>
              <table:table-cell office:value-type="float" office:value="301.422523946332">
                <text:p>301.422523946332</text:p>
              </table:table-cell>
              <table:table-cell office:value-type="float" office:value="440.076884961644">
                <text:p>440.076884961644</text:p>
              </table:table-cell>
              <table:table-cell office:value-type="float" office:value="642.512252044001">
                <text:p>642.512252044001</text:p>
              </table:table-cell>
              <table:table-cell office:value-type="float" office:value="938.067887984241">
                <text:p>938.067887984241</text:p>
              </table:table-cell>
              <table:table-cell office:value-type="float" office:value="1369.57911645699">
                <text:p>1369.57911645699</text:p>
              </table:table-cell>
              <table:table-cell office:value-type="float" office:value="1999.58551002721">
                <text:p>1999.58551002721</text:p>
              </table:table-cell>
              <table:table-cell office:value-type="float" office:value="2919.39484463972">
                <text:p>2919.39484463972</text:p>
              </table:table-cell>
              <table:table-cell office:value-type="float" office:value="4262.316473174">
                <text:p>4262.316473174</text:p>
              </table:table-cell>
              <table:table-cell office:value-type="float" office:value="6222.98205083404">
                <text:p>6222.98205083404</text:p>
              </table:table-cell>
              <table:table-cell office:value-type="float" office:value="9085.55379421769">
                <text:p>9085.55379421769</text:p>
              </table:table-cell>
              <table:table-cell office:value-type="float" office:value="13264.9085395578">
                <text:p>13264.9085395578</text:p>
              </table:table-cell>
              <table:table-cell office:value-type="float" office:value="19366.7664677544">
                <text:p>19366.7664677544</text:p>
              </table:table-cell>
              <table:table-cell office:value-type="float" office:value="28275.4790429215">
                <text:p>28275.4790429215</text:p>
              </table:table-cell>
              <table:table-cell office:value-type="float" office:value="41282.1994026653">
                <text:p>41282.1994026653</text:p>
              </table:table-cell>
              <table:table-cell office:value-type="float" office:value="60272.0111278914">
                <text:p>60272.0111278914</text:p>
              </table:table-cell>
              <table:table-cell office:value-type="float" office:value="87997.1362467214">
                <text:p>87997.1362467214</text:p>
              </table:table-cell>
              <table:table-cell office:value-type="float" office:value="128475.818920213">
                <text:p>128475.81892021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.5">
                <text:p>11.5</text:p>
                <draw:g>
                  <svg:desc>Sheet3.A3:Sheet3.Z3</svg:desc>
                </draw:g>
              </table:table-cell>
              <table:table-cell office:value-type="float" office:value="13.225">
                <text:p>13.225</text:p>
              </table:table-cell>
              <table:table-cell office:value-type="float" office:value="15.20875">
                <text:p>15.20875</text:p>
              </table:table-cell>
              <table:table-cell office:value-type="float" office:value="17.4900625">
                <text:p>17.4900625</text:p>
              </table:table-cell>
              <table:table-cell office:value-type="float" office:value="20.113571875">
                <text:p>20.113571875</text:p>
              </table:table-cell>
              <table:table-cell office:value-type="float" office:value="23.13060765625">
                <text:p>23.13060765625</text:p>
              </table:table-cell>
              <table:table-cell office:value-type="float" office:value="26.6001988046875">
                <text:p>26.6001988046875</text:p>
              </table:table-cell>
              <table:table-cell office:value-type="float" office:value="30.5902286253906">
                <text:p>30.5902286253906</text:p>
              </table:table-cell>
              <table:table-cell office:value-type="float" office:value="35.1787629191992">
                <text:p>35.1787629191992</text:p>
              </table:table-cell>
              <table:table-cell office:value-type="float" office:value="40.4555773570791">
                <text:p>40.4555773570791</text:p>
              </table:table-cell>
              <table:table-cell office:value-type="float" office:value="46.5239139606409">
                <text:p>46.5239139606409</text:p>
              </table:table-cell>
              <table:table-cell office:value-type="float" office:value="53.5025010547371">
                <text:p>53.5025010547371</text:p>
              </table:table-cell>
              <table:table-cell office:value-type="float" office:value="61.5278762129476">
                <text:p>61.5278762129476</text:p>
              </table:table-cell>
              <table:table-cell office:value-type="float" office:value="70.7570576448898">
                <text:p>70.7570576448898</text:p>
              </table:table-cell>
              <table:table-cell office:value-type="float" office:value="81.3706162916232">
                <text:p>81.3706162916232</text:p>
              </table:table-cell>
              <table:table-cell office:value-type="float" office:value="93.5762087353667">
                <text:p>93.5762087353667</text:p>
              </table:table-cell>
              <table:table-cell office:value-type="float" office:value="107.612640045672">
                <text:p>107.612640045672</text:p>
              </table:table-cell>
              <table:table-cell office:value-type="float" office:value="123.754536052522">
                <text:p>123.754536052522</text:p>
              </table:table-cell>
              <table:table-cell office:value-type="float" office:value="142.317716460401">
                <text:p>142.317716460401</text:p>
              </table:table-cell>
              <table:table-cell office:value-type="float" office:value="163.665373929461">
                <text:p>163.665373929461</text:p>
              </table:table-cell>
              <table:table-cell office:value-type="float" office:value="188.21518001888">
                <text:p>188.21518001888</text:p>
              </table:table-cell>
              <table:table-cell office:value-type="float" office:value="216.447457021712">
                <text:p>216.447457021712</text:p>
              </table:table-cell>
              <table:table-cell office:value-type="float" office:value="248.914575574969">
                <text:p>248.914575574969</text:p>
              </table:table-cell>
              <table:table-cell office:value-type="float" office:value="286.251761911214">
                <text:p>286.251761911214</text:p>
              </table:table-cell>
              <table:table-cell office:value-type="float" office:value="329.189526197896">
                <text:p>329.189526197896</text:p>
              </table:table-cell>
              <table:table-cell office:value-type="float" office:value="378.567955127581">
                <text:p>378.56795512758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Sheet3.A4:Sheet3.Z4</svg:desc>
                </draw:g>
              </table:table-cell>
              <table:table-cell office:value-type="float" office:value="57.5">
                <text:p>57.5</text:p>
              </table:table-cell>
              <table:table-cell office:value-type="float" office:value="99.75">
                <text:p>99.75</text:p>
              </table:table-cell>
              <table:table-cell office:value-type="float" office:value="154.675">
                <text:p>154.675</text:p>
              </table:table-cell>
              <table:table-cell office:value-type="float" office:value="226.0775">
                <text:p>226.0775</text:p>
              </table:table-cell>
              <table:table-cell office:value-type="float" office:value="318.90075">
                <text:p>318.90075</text:p>
              </table:table-cell>
              <table:table-cell office:value-type="float" office:value="439.570975">
                <text:p>439.570975</text:p>
              </table:table-cell>
              <table:table-cell office:value-type="float" office:value="596.4422675">
                <text:p>596.4422675</text:p>
              </table:table-cell>
              <table:table-cell office:value-type="float" office:value="800.37494775">
                <text:p>800.37494775</text:p>
              </table:table-cell>
              <table:table-cell office:value-type="float" office:value="1065.487432075">
                <text:p>1065.487432075</text:p>
              </table:table-cell>
              <table:table-cell office:value-type="float" office:value="1410.1336616975">
                <text:p>1410.1336616975</text:p>
              </table:table-cell>
              <table:table-cell office:value-type="float" office:value="1858.17376020675">
                <text:p>1858.17376020675</text:p>
              </table:table-cell>
              <table:table-cell office:value-type="float" office:value="2440.62588826878">
                <text:p>2440.62588826878</text:p>
              </table:table-cell>
              <table:table-cell office:value-type="float" office:value="3197.81365474941">
                <text:p>3197.81365474941</text:p>
              </table:table-cell>
              <table:table-cell office:value-type="float" office:value="4182.15775117423">
                <text:p>4182.15775117423</text:p>
              </table:table-cell>
              <table:table-cell office:value-type="float" office:value="5461.8050765265">
                <text:p>5461.8050765265</text:p>
              </table:table-cell>
              <table:table-cell office:value-type="float" office:value="7125.34659948445">
                <text:p>7125.34659948445</text:p>
              </table:table-cell>
              <table:table-cell office:value-type="float" office:value="9287.95057932979">
                <text:p>9287.95057932979</text:p>
              </table:table-cell>
              <table:table-cell office:value-type="float" office:value="12099.3357531287">
                <text:p>12099.3357531287</text:p>
              </table:table-cell>
              <table:table-cell office:value-type="float" office:value="15754.1364790673">
                <text:p>15754.1364790673</text:p>
              </table:table-cell>
              <table:table-cell office:value-type="float" office:value="20505.3774227875">
                <text:p>20505.3774227875</text:p>
              </table:table-cell>
              <table:table-cell office:value-type="float" office:value="26681.9906496238">
                <text:p>26681.9906496238</text:p>
              </table:table-cell>
              <table:table-cell office:value-type="float" office:value="34711.587844511">
                <text:p>34711.587844511</text:p>
              </table:table-cell>
              <table:table-cell office:value-type="float" office:value="45150.0641978643">
                <text:p>45150.0641978643</text:p>
              </table:table-cell>
              <table:table-cell office:value-type="float" office:value="58720.0834572235">
                <text:p>58720.0834572235</text:p>
              </table:table-cell>
              <table:table-cell office:value-type="float" office:value="76361.1084943906">
                <text:p>76361.1084943906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3.A5:Sheet3.Z5</svg:desc>
                </draw:g>
              </table:table-cell>
              <table:table-cell office:value-type="float" office:value="48.84">
                <text:p>48.84</text:p>
              </table:table-cell>
              <table:table-cell office:value-type="float" office:value="81.5848">
                <text:p>81.5848</text:p>
              </table:table-cell>
              <table:table-cell office:value-type="float" office:value="121.533456">
                <text:p>121.533456</text:p>
              </table:table-cell>
              <table:table-cell office:value-type="float" office:value="170.27081632">
                <text:p>170.27081632</text:p>
              </table:table-cell>
              <table:table-cell office:value-type="float" office:value="229.7303959104">
                <text:p>229.7303959104</text:p>
              </table:table-cell>
              <table:table-cell office:value-type="float" office:value="302.271083010688">
                <text:p>302.271083010688</text:p>
              </table:table-cell>
              <table:table-cell office:value-type="float" office:value="390.770721273039">
                <text:p>390.770721273039</text:p>
              </table:table-cell>
              <table:table-cell office:value-type="float" office:value="498.740279953108">
                <text:p>498.740279953108</text:p>
              </table:table-cell>
              <table:table-cell office:value-type="float" office:value="630.463141542792">
                <text:p>630.463141542792</text:p>
              </table:table-cell>
              <table:table-cell office:value-type="float" office:value="791.165032682206">
                <text:p>791.165032682206</text:p>
              </table:table-cell>
              <table:table-cell office:value-type="float" office:value="987.221339872291">
                <text:p>987.221339872291</text:p>
              </table:table-cell>
              <table:table-cell office:value-type="float" office:value="1226.41003464419">
                <text:p>1226.41003464419</text:p>
              </table:table-cell>
              <table:table-cell office:value-type="float" office:value="1518.22024226592">
                <text:p>1518.22024226592</text:p>
              </table:table-cell>
              <table:table-cell office:value-type="float" office:value="1874.22869556442">
                <text:p>1874.22869556442</text:p>
              </table:table-cell>
              <table:table-cell office:value-type="float" office:value="2308.55900858859">
                <text:p>2308.55900858859</text:p>
              </table:table-cell>
              <table:table-cell office:value-type="float" office:value="2838.44199047808">
                <text:p>2838.44199047808</text:p>
              </table:table-cell>
              <table:table-cell office:value-type="float" office:value="3484.89922838326">
                <text:p>3484.89922838326</text:p>
              </table:table-cell>
              <table:table-cell office:value-type="float" office:value="4273.57705862758">
                <text:p>4273.57705862758</text:p>
              </table:table-cell>
              <table:table-cell office:value-type="float" office:value="5235.76401152564">
                <text:p>5235.76401152564</text:p>
              </table:table-cell>
              <table:table-cell office:value-type="float" office:value="6409.63209406129">
                <text:p>6409.63209406129</text:p>
              </table:table-cell>
              <table:table-cell office:value-type="float" office:value="7841.75115475477">
                <text:p>7841.75115475477</text:p>
              </table:table-cell>
              <table:table-cell office:value-type="float" office:value="9588.93640880082">
                <text:p>9588.93640880082</text:p>
              </table:table-cell>
              <table:table-cell office:value-type="float" office:value="11720.502418737">
                <text:p>11720.502418737</text:p>
              </table:table-cell>
              <table:table-cell office:value-type="float" office:value="14321.0129508591">
                <text:p>14321.0129508591</text:p>
              </table:table-cell>
              <table:table-cell office:value-type="float" office:value="17493.6358000481">
                <text:p>17493.6358000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578cm" svg:y="4.111cm" style:legend-expansion="high" chart:style-name="ch2"/>
        <chart:plot-area chart:style-name="ch3" table:cell-range-address="Sheet3.A1:Sheet3.Z2 Sheet3.A4:Sheet3.Z5" chart:data-source-has-labels="row" svg:x="0.317cm" svg:y="0.196cm" svg:width="12.944cm" svg:height="9.424cm">
          <chartooo:coordinate-region svg:x="1.344cm" svg:y="0.395cm" svg:width="11.545cm" svg:height="8.728cm"/>
          <chart:axis chart:dimension="x" chart:name="primary-x" chart:style-name="ch4" chartooo:axis-type="text">
            <chart:categories table:cell-range-address="Sheet3.A1:Sheet3.Z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Z2" chart:class="chart:line">
            <chart:data-point chart:repeated="26"/>
          </chart:series>
          <chart:series chart:style-name="ch8" chart:values-cell-range-address="Sheet3.A4:Sheet3.Z4" chart:class="chart:line">
            <chart:data-point chart:repeated="26"/>
          </chart:series>
          <chart:series chart:style-name="ch9" chart:values-cell-range-address="Sheet3.A5:Sheet3.Z5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A1:Sheet3.Z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3.A2:Sheet3.Z2</svg:desc>
                </draw:g>
              </table:table-cell>
              <table:table-cell office:value-type="float" office:value="14.6">
                <text:p>14.6</text:p>
              </table:table-cell>
              <table:table-cell office:value-type="float" office:value="21.316">
                <text:p>21.316</text:p>
              </table:table-cell>
              <table:table-cell office:value-type="float" office:value="31.12136">
                <text:p>31.12136</text:p>
              </table:table-cell>
              <table:table-cell office:value-type="float" office:value="45.4371856">
                <text:p>45.4371856</text:p>
              </table:table-cell>
              <table:table-cell office:value-type="float" office:value="66.338290976">
                <text:p>66.338290976</text:p>
              </table:table-cell>
              <table:table-cell office:value-type="float" office:value="96.85390482496">
                <text:p>96.85390482496</text:p>
              </table:table-cell>
              <table:table-cell office:value-type="float" office:value="141.406701044442">
                <text:p>141.406701044442</text:p>
              </table:table-cell>
              <table:table-cell office:value-type="float" office:value="206.453783524885">
                <text:p>206.453783524885</text:p>
              </table:table-cell>
              <table:table-cell office:value-type="float" office:value="301.422523946332">
                <text:p>301.422523946332</text:p>
              </table:table-cell>
              <table:table-cell office:value-type="float" office:value="440.076884961644">
                <text:p>440.076884961644</text:p>
              </table:table-cell>
              <table:table-cell office:value-type="float" office:value="642.512252044001">
                <text:p>642.512252044001</text:p>
              </table:table-cell>
              <table:table-cell office:value-type="float" office:value="938.067887984241">
                <text:p>938.067887984241</text:p>
              </table:table-cell>
              <table:table-cell office:value-type="float" office:value="1369.57911645699">
                <text:p>1369.57911645699</text:p>
              </table:table-cell>
              <table:table-cell office:value-type="float" office:value="1999.58551002721">
                <text:p>1999.58551002721</text:p>
              </table:table-cell>
              <table:table-cell office:value-type="float" office:value="2919.39484463972">
                <text:p>2919.39484463972</text:p>
              </table:table-cell>
              <table:table-cell office:value-type="float" office:value="4262.316473174">
                <text:p>4262.316473174</text:p>
              </table:table-cell>
              <table:table-cell office:value-type="float" office:value="6222.98205083404">
                <text:p>6222.98205083404</text:p>
              </table:table-cell>
              <table:table-cell office:value-type="float" office:value="9085.55379421769">
                <text:p>9085.55379421769</text:p>
              </table:table-cell>
              <table:table-cell office:value-type="float" office:value="13264.9085395578">
                <text:p>13264.9085395578</text:p>
              </table:table-cell>
              <table:table-cell office:value-type="float" office:value="19366.7664677544">
                <text:p>19366.7664677544</text:p>
              </table:table-cell>
              <table:table-cell office:value-type="float" office:value="28275.4790429215">
                <text:p>28275.4790429215</text:p>
              </table:table-cell>
              <table:table-cell office:value-type="float" office:value="41282.1994026653">
                <text:p>41282.1994026653</text:p>
              </table:table-cell>
              <table:table-cell office:value-type="float" office:value="60272.0111278914">
                <text:p>60272.0111278914</text:p>
              </table:table-cell>
              <table:table-cell office:value-type="float" office:value="87997.1362467214">
                <text:p>87997.1362467214</text:p>
              </table:table-cell>
              <table:table-cell office:value-type="float" office:value="128475.818920213">
                <text:p>128475.818920213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Sheet3.A4:Sheet3.Z4</svg:desc>
                </draw:g>
              </table:table-cell>
              <table:table-cell office:value-type="float" office:value="57.5">
                <text:p>57.5</text:p>
              </table:table-cell>
              <table:table-cell office:value-type="float" office:value="99.75">
                <text:p>99.75</text:p>
              </table:table-cell>
              <table:table-cell office:value-type="float" office:value="154.675">
                <text:p>154.675</text:p>
              </table:table-cell>
              <table:table-cell office:value-type="float" office:value="226.0775">
                <text:p>226.0775</text:p>
              </table:table-cell>
              <table:table-cell office:value-type="float" office:value="318.90075">
                <text:p>318.90075</text:p>
              </table:table-cell>
              <table:table-cell office:value-type="float" office:value="439.570975">
                <text:p>439.570975</text:p>
              </table:table-cell>
              <table:table-cell office:value-type="float" office:value="596.4422675">
                <text:p>596.4422675</text:p>
              </table:table-cell>
              <table:table-cell office:value-type="float" office:value="800.37494775">
                <text:p>800.37494775</text:p>
              </table:table-cell>
              <table:table-cell office:value-type="float" office:value="1065.487432075">
                <text:p>1065.487432075</text:p>
              </table:table-cell>
              <table:table-cell office:value-type="float" office:value="1410.1336616975">
                <text:p>1410.1336616975</text:p>
              </table:table-cell>
              <table:table-cell office:value-type="float" office:value="1858.17376020675">
                <text:p>1858.17376020675</text:p>
              </table:table-cell>
              <table:table-cell office:value-type="float" office:value="2440.62588826878">
                <text:p>2440.62588826878</text:p>
              </table:table-cell>
              <table:table-cell office:value-type="float" office:value="3197.81365474941">
                <text:p>3197.81365474941</text:p>
              </table:table-cell>
              <table:table-cell office:value-type="float" office:value="4182.15775117423">
                <text:p>4182.15775117423</text:p>
              </table:table-cell>
              <table:table-cell office:value-type="float" office:value="5461.8050765265">
                <text:p>5461.8050765265</text:p>
              </table:table-cell>
              <table:table-cell office:value-type="float" office:value="7125.34659948445">
                <text:p>7125.34659948445</text:p>
              </table:table-cell>
              <table:table-cell office:value-type="float" office:value="9287.95057932979">
                <text:p>9287.95057932979</text:p>
              </table:table-cell>
              <table:table-cell office:value-type="float" office:value="12099.3357531287">
                <text:p>12099.3357531287</text:p>
              </table:table-cell>
              <table:table-cell office:value-type="float" office:value="15754.1364790673">
                <text:p>15754.1364790673</text:p>
              </table:table-cell>
              <table:table-cell office:value-type="float" office:value="20505.3774227875">
                <text:p>20505.3774227875</text:p>
              </table:table-cell>
              <table:table-cell office:value-type="float" office:value="26681.9906496238">
                <text:p>26681.9906496238</text:p>
              </table:table-cell>
              <table:table-cell office:value-type="float" office:value="34711.587844511">
                <text:p>34711.587844511</text:p>
              </table:table-cell>
              <table:table-cell office:value-type="float" office:value="45150.0641978643">
                <text:p>45150.0641978643</text:p>
              </table:table-cell>
              <table:table-cell office:value-type="float" office:value="58720.0834572235">
                <text:p>58720.0834572235</text:p>
              </table:table-cell>
              <table:table-cell office:value-type="float" office:value="76361.1084943906">
                <text:p>76361.1084943906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3.A5:Sheet3.Z5</svg:desc>
                </draw:g>
              </table:table-cell>
              <table:table-cell office:value-type="float" office:value="48.84">
                <text:p>48.84</text:p>
              </table:table-cell>
              <table:table-cell office:value-type="float" office:value="81.5848">
                <text:p>81.5848</text:p>
              </table:table-cell>
              <table:table-cell office:value-type="float" office:value="121.533456">
                <text:p>121.533456</text:p>
              </table:table-cell>
              <table:table-cell office:value-type="float" office:value="170.27081632">
                <text:p>170.27081632</text:p>
              </table:table-cell>
              <table:table-cell office:value-type="float" office:value="229.7303959104">
                <text:p>229.7303959104</text:p>
              </table:table-cell>
              <table:table-cell office:value-type="float" office:value="302.271083010688">
                <text:p>302.271083010688</text:p>
              </table:table-cell>
              <table:table-cell office:value-type="float" office:value="390.770721273039">
                <text:p>390.770721273039</text:p>
              </table:table-cell>
              <table:table-cell office:value-type="float" office:value="498.740279953108">
                <text:p>498.740279953108</text:p>
              </table:table-cell>
              <table:table-cell office:value-type="float" office:value="630.463141542792">
                <text:p>630.463141542792</text:p>
              </table:table-cell>
              <table:table-cell office:value-type="float" office:value="791.165032682206">
                <text:p>791.165032682206</text:p>
              </table:table-cell>
              <table:table-cell office:value-type="float" office:value="987.221339872291">
                <text:p>987.221339872291</text:p>
              </table:table-cell>
              <table:table-cell office:value-type="float" office:value="1226.41003464419">
                <text:p>1226.41003464419</text:p>
              </table:table-cell>
              <table:table-cell office:value-type="float" office:value="1518.22024226592">
                <text:p>1518.22024226592</text:p>
              </table:table-cell>
              <table:table-cell office:value-type="float" office:value="1874.22869556442">
                <text:p>1874.22869556442</text:p>
              </table:table-cell>
              <table:table-cell office:value-type="float" office:value="2308.55900858859">
                <text:p>2308.55900858859</text:p>
              </table:table-cell>
              <table:table-cell office:value-type="float" office:value="2838.44199047808">
                <text:p>2838.44199047808</text:p>
              </table:table-cell>
              <table:table-cell office:value-type="float" office:value="3484.89922838326">
                <text:p>3484.89922838326</text:p>
              </table:table-cell>
              <table:table-cell office:value-type="float" office:value="4273.57705862758">
                <text:p>4273.57705862758</text:p>
              </table:table-cell>
              <table:table-cell office:value-type="float" office:value="5235.76401152564">
                <text:p>5235.76401152564</text:p>
              </table:table-cell>
              <table:table-cell office:value-type="float" office:value="6409.63209406129">
                <text:p>6409.63209406129</text:p>
              </table:table-cell>
              <table:table-cell office:value-type="float" office:value="7841.75115475477">
                <text:p>7841.75115475477</text:p>
              </table:table-cell>
              <table:table-cell office:value-type="float" office:value="9588.93640880082">
                <text:p>9588.93640880082</text:p>
              </table:table-cell>
              <table:table-cell office:value-type="float" office:value="11720.502418737">
                <text:p>11720.502418737</text:p>
              </table:table-cell>
              <table:table-cell office:value-type="float" office:value="14321.0129508591">
                <text:p>14321.0129508591</text:p>
              </table:table-cell>
              <table:table-cell office:value-type="float" office:value="17493.6358000481">
                <text:p>17493.6358000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837cm" svg:height="5.477cm" xlink:href=".." xlink:type="simple" chart:class="chart:line" chart:style-name="ch1">
        <chart:legend chart:legend-position="end" svg:x="6.54cm" svg:y="2.439cm" style:legend-expansion="high" chart:style-name="ch2"/>
        <chart:plot-area chart:style-name="ch3" table:cell-range-address="Sheet4.D4:Sheet4.Z4" svg:x="1.236cm" svg:y="0.109cm" svg:width="5.128cm" svg:height="5.259cm">
          <chartooo:coordinate-region svg:x="2.448cm" svg:y="0.109cm" svg:width="3.916cm" svg:height="4.418cm"/>
          <chart:axis chart:dimension="x" chart:name="primary-x" chart:style-name="ch4"/>
          <chart:axis chart:dimension="y" chart:name="primary-y" chart:style-name="ch5">
            <chart:title svg:x="0.451cm" svg:y="3.9cm" chart:style-name="ch6">
              <text:p>Cost/     25,00</text:p>
            </chart:title>
            <chart:grid chart:style-name="ch7" chart:class="major"/>
          </chart:axis>
          <chart:series chart:style-name="ch8" chart:values-cell-range-address="Sheet4.D4:Sheet4.Z4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2">
                <text:p>62</text:p>
                <draw:g>
                  <svg:desc>Sheet4.D4:Sheet4.Z4</svg:desc>
                </draw:g>
              </table:table-cell>
              <table:table-cell office:value-type="float" office:value="143">
                <text:p>143</text:p>
              </table:table-cell>
              <table:table-cell office:value-type="float" office:value="249">
                <text:p>249</text:p>
              </table:table-cell>
              <table:table-cell office:value-type="float" office:value="386">
                <text:p>386</text:p>
              </table:table-cell>
              <table:table-cell office:value-type="float" office:value="565">
                <text:p>565</text:p>
              </table:table-cell>
              <table:table-cell office:value-type="float" office:value="797">
                <text:p>797</text:p>
              </table:table-cell>
              <table:table-cell office:value-type="float" office:value="1098">
                <text:p>1098</text:p>
              </table:table-cell>
              <table:table-cell office:value-type="float" office:value="1491">
                <text:p>1491</text:p>
              </table:table-cell>
              <table:table-cell office:value-type="float" office:value="2000">
                <text:p>2000</text:p>
              </table:table-cell>
              <table:table-cell office:value-type="float" office:value="2663">
                <text:p>2663</text:p>
              </table:table-cell>
              <table:table-cell office:value-type="float" office:value="3525">
                <text:p>3525</text:p>
              </table:table-cell>
              <table:table-cell office:value-type="float" office:value="4645">
                <text:p>4645</text:p>
              </table:table-cell>
              <table:table-cell office:value-type="float" office:value="6101">
                <text:p>6101</text:p>
              </table:table-cell>
              <table:table-cell office:value-type="float" office:value="7994">
                <text:p>7994</text:p>
              </table:table-cell>
              <table:table-cell office:value-type="float" office:value="10455">
                <text:p>10455</text:p>
              </table:table-cell>
              <table:table-cell office:value-type="float" office:value="13654">
                <text:p>13654</text:p>
              </table:table-cell>
              <table:table-cell office:value-type="float" office:value="17813">
                <text:p>17813</text:p>
              </table:table-cell>
              <table:table-cell office:value-type="float" office:value="23219">
                <text:p>23219</text:p>
              </table:table-cell>
              <table:table-cell office:value-type="float" office:value="30248">
                <text:p>30248</text:p>
              </table:table-cell>
              <table:table-cell office:value-type="float" office:value="39385">
                <text:p>39385</text:p>
              </table:table-cell>
              <table:table-cell office:value-type="float" office:value="51263">
                <text:p>51263</text:p>
              </table:table-cell>
              <table:table-cell office:value-type="float" office:value="66704">
                <text:p>66704</text:p>
              </table:table-cell>
              <table:table-cell office:value-type="float" office:value="86778">
                <text:p>86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022cm" svg:height="5.477cm" xlink:href=".." xlink:type="simple" chart:class="chart:line" chart:style-name="ch1">
        <chart:legend chart:legend-position="end" svg:x="6.54cm" svg:y="2.439cm" style:legend-expansion="high" chart:style-name="ch2"/>
        <chart:plot-area chart:style-name="ch3" table:cell-range-address="Sheet4.D19:Sheet4.Z19" svg:x="1.24cm" svg:y="0.109cm" svg:width="5.12cm" svg:height="5.259cm">
          <chartooo:coordinate-region svg:x="1.897cm" svg:y="0.109cm" svg:width="4.463cm" svg:height="4.418cm"/>
          <chart:axis chart:dimension="x" chart:name="primary-x" chart:style-name="ch4"/>
          <chart:axis chart:dimension="y" chart:name="primary-y" chart:style-name="ch5">
            <chart:title svg:x="0.451cm" svg:y="7.484cm" chart:style-name="ch6">
              <text:p>Speed (atk)/100% (Données des Tours)/     1,08</text:p>
            </chart:title>
            <chart:grid chart:style-name="ch7" chart:class="major"/>
          </chart:axis>
          <chart:series chart:style-name="ch8" chart:values-cell-range-address="Sheet4.D19:Sheet4.Z19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07">
                <text:p>107</text:p>
                <draw:g>
                  <svg:desc>Sheet4.D19:Sheet4.Z19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169">
                <text:p>169</text:p>
              </table:table-cell>
              <table:table-cell office:value-type="float" office:value="182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27">
                <text:p>227</text:p>
              </table:table-cell>
              <table:table-cell office:value-type="float" office:value="245">
                <text:p>245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306">
                <text:p>306</text:p>
              </table:table-cell>
              <table:table-cell office:value-type="float" office:value="329">
                <text:p>329</text:p>
              </table:table-cell>
              <table:table-cell office:value-type="float" office:value="354">
                <text:p>354</text:p>
              </table:table-cell>
              <table:table-cell office:value-type="float" office:value="381">
                <text:p>381</text:p>
              </table:table-cell>
              <table:table-cell office:value-type="float" office:value="410">
                <text:p>410</text:p>
              </table:table-cell>
              <table:table-cell office:value-type="float" office:value="441">
                <text:p>441</text:p>
              </table:table-cell>
              <table:table-cell office:value-type="float" office:value="475">
                <text:p>475</text:p>
              </table:table-cell>
              <table:table-cell office:value-type="float" office:value="511">
                <text:p>511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837cm" svg:height="5.477cm" xlink:href=".." xlink:type="simple" chart:class="chart:line" chart:style-name="ch1">
        <chart:legend chart:legend-position="end" svg:x="6.355cm" svg:y="2.439cm" style:legend-expansion="high" chart:style-name="ch2"/>
        <chart:plot-area chart:style-name="ch3" table:cell-range-address="Sheet4.D21:Sheet4.Z21" svg:x="1.236cm" svg:y="0.109cm" svg:width="4.943cm" svg:height="5.259cm">
          <chartooo:coordinate-region svg:x="2.078cm" svg:y="0.109cm" svg:width="4.101cm" svg:height="4.418cm"/>
          <chart:axis chart:dimension="x" chart:name="primary-x" chart:style-name="ch4"/>
          <chart:axis chart:dimension="y" chart:name="primary-y" chart:style-name="ch5">
            <chart:title svg:x="0.451cm" svg:y="7.088cm" chart:style-name="ch6">
              <text:p>Damage /100% (Données des Tours)/     1,13</text:p>
            </chart:title>
            <chart:grid chart:style-name="ch7" chart:class="major"/>
          </chart:axis>
          <chart:series chart:style-name="ch8" chart:values-cell-range-address="Sheet4.D21:Sheet4.Z2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12">
                <text:p>112</text:p>
                <draw:g>
                  <svg:desc>Sheet4.D21:Sheet4.Z21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260">
                <text:p>260</text:p>
              </table:table-cell>
              <table:table-cell office:value-type="float" office:value="293">
                <text:p>293</text:p>
              </table:table-cell>
              <table:table-cell office:value-type="float" office:value="330">
                <text:p>330</text:p>
              </table:table-cell>
              <table:table-cell office:value-type="float" office:value="372">
                <text:p>372</text:p>
              </table:table-cell>
              <table:table-cell office:value-type="float" office:value="419">
                <text:p>419</text:p>
              </table:table-cell>
              <table:table-cell office:value-type="float" office:value="472">
                <text:p>472</text:p>
              </table:table-cell>
              <table:table-cell office:value-type="float" office:value="532">
                <text:p>532</text:p>
              </table:table-cell>
              <table:table-cell office:value-type="float" office:value="599">
                <text:p>599</text:p>
              </table:table-cell>
              <table:table-cell office:value-type="float" office:value="674">
                <text:p>674</text:p>
              </table:table-cell>
              <table:table-cell office:value-type="float" office:value="759">
                <text:p>759</text:p>
              </table:table-cell>
              <table:table-cell office:value-type="float" office:value="854">
                <text:p>854</text:p>
              </table:table-cell>
              <table:table-cell office:value-type="float" office:value="961">
                <text:p>961</text:p>
              </table:table-cell>
              <table:table-cell office:value-type="float" office:value="1082">
                <text:p>1082</text:p>
              </table:table-cell>
              <table:table-cell office:value-type="float" office:value="1218">
                <text:p>1218</text:p>
              </table:table-cell>
              <table:table-cell office:value-type="float" office:value="1371">
                <text:p>1371</text:p>
              </table:table-cell>
              <table:table-cell office:value-type="float" office:value="1543">
                <text:p>15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837cm" svg:height="5.477cm" xlink:href=".." xlink:type="simple" chart:class="chart:line" chart:style-name="ch1">
        <chart:legend chart:legend-position="end" svg:x="6.355cm" svg:y="2.439cm" style:legend-expansion="high" chart:style-name="ch2"/>
        <chart:plot-area chart:style-name="ch3" table:cell-range-address="Sheet4.D21:Sheet4.Z21" svg:x="1.236cm" svg:y="0.109cm" svg:width="4.943cm" svg:height="5.259cm">
          <chartooo:coordinate-region svg:x="2.078cm" svg:y="0.109cm" svg:width="4.101cm" svg:height="4.418cm"/>
          <chart:axis chart:dimension="x" chart:name="primary-x" chart:style-name="ch4"/>
          <chart:axis chart:dimension="y" chart:name="primary-y" chart:style-name="ch5">
            <chart:title svg:x="0.451cm" svg:y="7.088cm" chart:style-name="ch6">
              <text:p>Damage /100% (Données des Tours)/     1,13</text:p>
            </chart:title>
            <chart:grid chart:style-name="ch7" chart:class="major"/>
          </chart:axis>
          <chart:series chart:style-name="ch8" chart:values-cell-range-address="Sheet4.D21:Sheet4.Z2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12">
                <text:p>112</text:p>
                <draw:g>
                  <svg:desc>Sheet4.D21:Sheet4.Z21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  <table:table-cell office:value-type="float" office:value="260">
                <text:p>260</text:p>
              </table:table-cell>
              <table:table-cell office:value-type="float" office:value="293">
                <text:p>293</text:p>
              </table:table-cell>
              <table:table-cell office:value-type="float" office:value="330">
                <text:p>330</text:p>
              </table:table-cell>
              <table:table-cell office:value-type="float" office:value="372">
                <text:p>372</text:p>
              </table:table-cell>
              <table:table-cell office:value-type="float" office:value="419">
                <text:p>419</text:p>
              </table:table-cell>
              <table:table-cell office:value-type="float" office:value="472">
                <text:p>472</text:p>
              </table:table-cell>
              <table:table-cell office:value-type="float" office:value="532">
                <text:p>532</text:p>
              </table:table-cell>
              <table:table-cell office:value-type="float" office:value="599">
                <text:p>599</text:p>
              </table:table-cell>
              <table:table-cell office:value-type="float" office:value="674">
                <text:p>674</text:p>
              </table:table-cell>
              <table:table-cell office:value-type="float" office:value="759">
                <text:p>759</text:p>
              </table:table-cell>
              <table:table-cell office:value-type="float" office:value="854">
                <text:p>854</text:p>
              </table:table-cell>
              <table:table-cell office:value-type="float" office:value="961">
                <text:p>961</text:p>
              </table:table-cell>
              <table:table-cell office:value-type="float" office:value="1082">
                <text:p>1082</text:p>
              </table:table-cell>
              <table:table-cell office:value-type="float" office:value="1218">
                <text:p>1218</text:p>
              </table:table-cell>
              <table:table-cell office:value-type="float" office:value="1371">
                <text:p>1371</text:p>
              </table:table-cell>
              <table:table-cell office:value-type="float" office:value="1543">
                <text:p>15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784cm" svg:height="5.477cm" xlink:href=".." xlink:type="simple" chart:class="chart:line" chart:style-name="ch1">
        <chart:legend chart:legend-position="end" svg:x="6.302cm" svg:y="2.439cm" style:legend-expansion="high" chart:style-name="ch2"/>
        <chart:plot-area chart:style-name="ch3" table:cell-range-address="Sheet4.D27:Sheet4.Z27" svg:x="1.235cm" svg:y="0.109cm" svg:width="4.892cm" svg:height="5.259cm">
          <chartooo:coordinate-region svg:x="1.892cm" svg:y="0.109cm" svg:width="4.235cm" svg:height="4.418cm"/>
          <chart:axis chart:dimension="x" chart:name="primary-x" chart:style-name="ch4"/>
          <chart:axis chart:dimension="y" chart:name="primary-y" chart:style-name="ch5">
            <chart:title svg:x="0.451cm" svg:y="5.408cm" chart:style-name="ch6">
              <text:p>ATK/100% (Données des enemis)</text:p>
            </chart:title>
            <chart:grid chart:style-name="ch7" chart:class="major"/>
          </chart:axis>
          <chart:series chart:style-name="ch8" chart:values-cell-range-address="Sheet4.D27:Sheet4.Z27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03">
                <text:p>103</text:p>
                <draw:g>
                  <svg:desc>Sheet4.D27:Sheet4.Z27</svg:desc>
                </draw:g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200">
                <text:p>200</text:p>
              </table:table-cell>
              <table:table-cell office:value-type="float" office:value="207">
                <text:p>207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8.784cm" svg:height="5.477cm" xlink:href=".." xlink:type="simple" chart:class="chart:line" chart:style-name="ch1">
        <chart:legend chart:legend-position="end" svg:x="6.302cm" svg:y="2.439cm" style:legend-expansion="high" chart:style-name="ch2"/>
        <chart:plot-area chart:style-name="ch3" table:cell-range-address="Sheet4.D31:Sheet4.Z31" svg:x="0.175cm" svg:y="0.109cm" svg:width="5.952cm" svg:height="5.259cm">
          <chartooo:coordinate-region svg:x="0.832cm" svg:y="0.109cm" svg:width="5.295cm" svg:height="4.4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D31:Sheet4.Z31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4.D31:Sheet4.Z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  <table:table-cell office:value-type="float" office:value="167">
                <text:p>167</text:p>
              </table:table-cell>
              <table:table-cell office:value-type="float" office:value="206">
                <text:p>206</text:p>
              </table:table-cell>
              <table:table-cell office:value-type="float" office:value="254">
                <text:p>254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